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893510A32.png"/>
  <manifest:file-entry manifest:media-type="image/png" manifest:full-path="Pictures/1000020100000073000000148130F40A.png"/>
  <manifest:file-entry manifest:media-type="image/jpeg" manifest:full-path="Pictures/100000000000051400000265BE8DF18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loext="urn:org:documentfoundation:names:experimental:office:xmlns:loext:1.0" office:version="1.2">
  <office:scripts/>
  <office:automatic-styles>
    <style:style style:name="dp1" style:family="drawing-page"/>
    <style:style style:name="gr1"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fo:min-height="2.5cm" fo:min-width="1.75cm"/>
    </style:style>
    <style:style style:name="gr4" style:family="graphic" style:parent-style-name="standard">
      <style:graphic-properties draw:stroke="none" draw:fill="solid" draw:fill-color="#dddddd" draw:textarea-horizontal-align="justify" draw:textarea-vertical-align="middle" draw:auto-grow-height="false" fo:min-height="10.75cm" fo:min-width="4.25cm"/>
    </style:style>
    <style:style style:name="gr5" style:family="graphic" style:parent-style-name="standard" style:list-style-name="L1">
      <style:graphic-properties draw:stroke="solid" draw:stroke-dash="Dashed_20__28_var_29__20_2" svg:stroke-width="0.035cm" svg:stroke-color="#000000" draw:marker-start="" draw:marker-start-width="0.252cm" draw:marker-start-center="false" draw:marker-end="" draw:marker-end-width="0.252cm" draw:marker-end-center="false" draw:stroke-linejoin="round" draw:fill="solid" draw:fill-color="#000000" draw:opacity="30%" draw:textarea-horizontal-align="center" draw:textarea-vertical-align="middle" fo:padding-top="0.142cm" fo:padding-bottom="0.142cm" fo:padding-left="0.267cm" fo:padding-right="0.267cm" fo:wrap-option="wrap" draw:shadow="hidden" draw:shadow-offset-x="0cm" draw:shadow-offset-y="0cm" draw:shadow-color="#729fcf"/>
    </style:style>
    <style:style style:name="gr6"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7"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8"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9"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0" style:family="graphic" style:parent-style-name="standard">
      <style:graphic-properties draw:fill="solid" draw:fill-color="#ffffff" draw:textarea-horizontal-align="justify" draw:textarea-vertical-align="middle" draw:auto-grow-height="false" fo:min-height="2.001cm" fo:min-width="3.75cm"/>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3.788cm"/>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53cm" fo:min-width="0.812cm"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03cm" fo:min-width="0.668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12cm" fo:padding-top="0.151cm" fo:padding-bottom="0.151cm" fo:padding-left="0.276cm" fo:padding-right="0.276cm" fo:wrap-option="wrap" draw:shadow="hidden" draw:shadow-offset-x="0cm" draw:shadow-offset-y="0cm" draw:shadow-color="#729fcf"/>
    </style:style>
    <style:style style:name="gr38" style:family="graphic" style:parent-style-name="standard">
      <style:graphic-properties draw:fill="solid" draw:fill-color="#ffffff" draw:textarea-horizontal-align="justify" draw:textarea-vertical-align="middle" draw:auto-grow-height="false" fo:min-height="1.5cm" fo:min-width="10.529cm"/>
    </style:style>
    <style:style style:name="gr3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42"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3.871cm"/>
    </style:style>
    <style:style style:name="gr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56"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7"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6" style:family="graphic" style:parent-style-name="standard">
      <style:graphic-properties draw:fill="solid" draw:fill-color="#ffffff" draw:textarea-horizontal-align="justify" draw:textarea-vertical-align="middle" draw:auto-grow-height="false" fo:min-height="1.25cm" fo:min-width="1.25cm"/>
    </style:style>
    <style:style style:name="gr6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8" style:family="graphic" style:parent-style-name="standard">
      <style:graphic-properties draw:stroke="none" svg:stroke-color="#000000" draw:fill="none" draw:fill-color="#ffffff" draw:textarea-horizontal-align="left" draw:auto-grow-height="true" draw:auto-grow-width="true" fo:min-height="0.475cm" fo:min-width="1.488cm"/>
    </style:style>
    <style:style style:name="gr79" style:family="graphic" style:parent-style-name="standard">
      <style:graphic-properties draw:fill="solid" draw:fill-color="#ffffff" draw:textarea-horizontal-align="justify" draw:textarea-vertical-align="middle" draw:auto-grow-height="false" fo:min-height="2cm" fo:min-width="1.5cm"/>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1.695cm"/>
    </style:style>
    <style:style style:name="gr86" style:family="graphic" style:parent-style-name="standard">
      <style:graphic-properties draw:fill="solid" draw:fill-color="#ffffff" draw:textarea-horizontal-align="justify" draw:textarea-vertical-align="middle" draw:auto-grow-height="false" fo:min-height="2cm" fo:min-width="2.75cm"/>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2.999cm"/>
    </style:style>
    <style:style style:name="gr93" style:family="graphic" style:parent-style-name="standard">
      <style:graphic-properties draw:fill="solid" draw:fill-color="#ffffff" draw:textarea-horizontal-align="justify" draw:textarea-vertical-align="middle" draw:auto-grow-height="false" fo:min-height="1.5cm" fo:min-width="1.25cm"/>
    </style:style>
    <style:style style:name="gr94" style:family="graphic" style:parent-style-name="standard">
      <style:graphic-properties draw:stroke="none" draw:fill="solid" draw:fill-color="#e6e7e7"/>
    </style:style>
    <style:style style:name="gr95" style:family="graphic" style:parent-style-name="standard">
      <style:graphic-properties draw:stroke="none" draw:fill="solid" draw:fill-color="#d0d2d3"/>
    </style:style>
    <style:style style:name="gr96" style:family="graphic" style:parent-style-name="standard">
      <style:graphic-properties draw:stroke="solid" svg:stroke-width="0.022cm" svg:stroke-color="#939598" draw:stroke-linejoin="miter" draw:fill="none" fo:padding-top="0.011cm" fo:padding-bottom="0.011cm" fo:padding-left="0.011cm" fo:padding-right="0.011cm"/>
    </style:style>
    <style:style style:name="gr97" style:family="graphic" style:parent-style-name="standard">
      <style:graphic-properties draw:stroke="none" svg:stroke-color="#000000" draw:fill="none" draw:fill-color="#ffffff" draw:textarea-horizontal-align="left" draw:auto-grow-height="true" draw:auto-grow-width="true" fo:min-height="0.475cm" fo:min-width="0.802cm"/>
    </style:style>
    <style:style style:name="gr98" style:family="graphic" style:parent-style-name="standard">
      <style:graphic-properties draw:fill="solid" draw:fill-color="#ffffff" draw:textarea-horizontal-align="justify" draw:textarea-vertical-align="middle" draw:auto-grow-height="false" fo:min-height="1.375cm" fo:min-width="3cm"/>
    </style:style>
    <style:style style:name="gr99"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0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10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10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103"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4"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3" style:family="graphic" style:parent-style-name="standard">
      <style:graphic-properties draw:fill="solid" draw:fill-color="#ffffff" draw:textarea-horizontal-align="justify" draw:textarea-vertical-align="middle" draw:auto-grow-height="false" fo:min-height="1.25cm" fo:min-width="2cm"/>
    </style:style>
    <style:style style:name="gr114" style:family="graphic" style:parent-style-name="standard">
      <style:graphic-properties draw:stroke="none" svg:stroke-color="#000000" draw:fill="none" draw:fill-color="#ffffff" draw:textarea-horizontal-align="left" draw:auto-grow-height="true" draw:auto-grow-width="false" fo:min-height="0.475cm" fo:min-width="2.488cm"/>
    </style:style>
    <style:style style:name="gr115" style:family="graphic" style:parent-style-name="standard">
      <style:graphic-properties draw:fill="solid" draw:fill-color="#ffffff" draw:textarea-horizontal-align="justify" draw:textarea-vertical-align="middle" draw:auto-grow-height="false" fo:min-height="2cm" fo:min-width="2cm"/>
    </style:style>
    <style:style style:name="gr116" style:family="graphic" style:parent-style-name="standard">
      <style:graphic-properties draw:stroke="solid" svg:stroke-width="0.017cm" svg:stroke-color="#939598" draw:stroke-linejoin="round" draw:fill="solid" draw:fill-color="#d1d3d4" fo:padding-top="0.008cm" fo:padding-bottom="0.008cm" fo:padding-left="0.008cm" fo:padding-right="0.008cm"/>
    </style:style>
    <style:style style:name="gr117" style:family="graphic" style:parent-style-name="standard">
      <style:graphic-properties draw:stroke="solid" svg:stroke-width="0.017cm" svg:stroke-color="#939598" draw:stroke-linejoin="round" draw:fill="solid" draw:fill-color="#b1b4b6" fo:padding-top="0.008cm" fo:padding-bottom="0.008cm" fo:padding-left="0.008cm" fo:padding-right="0.008cm"/>
    </style:style>
    <style:style style:name="gr118" style:family="graphic" style:parent-style-name="standard">
      <style:graphic-properties draw:stroke="none" draw:fill="solid" draw:fill-color="#b1b4b6"/>
    </style:style>
    <style:style style:name="gr119" style:family="graphic" style:parent-style-name="standard">
      <style:graphic-properties draw:stroke="solid" svg:stroke-width="0.017cm" svg:stroke-color="#939598" draw:stroke-linejoin="round" draw:fill="none" fo:padding-top="0.008cm" fo:padding-bottom="0.008cm" fo:padding-left="0.008cm" fo:padding-right="0.008cm"/>
    </style:style>
    <style:style style:name="gr120" style:family="graphic" style:parent-style-name="standard">
      <style:graphic-properties draw:stroke="none" draw:fill="solid" draw:fill-color="#d1d3d4"/>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123cm"/>
    </style:style>
    <style:style style:name="gr122" style:family="graphic" style:parent-style-name="standard">
      <style:graphic-properties draw:fill="solid" draw:fill-color="#ffffff" draw:textarea-horizontal-align="justify" draw:textarea-vertical-align="middle" draw:auto-grow-height="false" fo:min-height="3cm" fo:min-width="1.5cm"/>
    </style:style>
    <style:style style:name="gr1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fo:wrap-option="wrap" draw:shadow="hidden" draw:shadow-offset-x="0.2cm" draw:shadow-offset-y="0.2cm" draw:shadow-color="#808080"/>
    </style:style>
    <style:style style:name="gr1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fo:wrap-option="wrap" draw:shadow="visible" draw:shadow-offset-x="0cm" draw:shadow-offset-y="0cm" draw:shadow-color="#729fcf"/>
    </style:style>
    <style:style style:name="gr1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26"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127" style:family="graphic" style:parent-style-name="standard">
      <style:graphic-properties draw:fill="solid" draw:fill-color="#ffffff" draw:textarea-horizontal-align="justify" draw:textarea-vertical-align="middle" draw:auto-grow-height="false" fo:min-height="1.5cm" fo:min-width="1.75cm"/>
    </style:style>
    <style:style style:name="gr12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063cm" fo:min-width="0cm" fo:padding-top="0.151cm" fo:padding-bottom="0.151cm" fo:padding-left="0.276cm" fo:padding-right="0.276cm" fo:wrap-option="wrap" draw:shadow="hidden" draw:shadow-offset-x="0cm" draw:shadow-offset-y="0cm" draw:shadow-color="#729fcf"/>
    </style:style>
    <style:style style:name="gr13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7" style:family="graphic" style:parent-style-name="standard">
      <style:graphic-properties draw:stroke="none" svg:stroke-color="#000000" draw:fill="none" draw:fill-color="#ffffff" draw:textarea-horizontal-align="left" draw:auto-grow-height="true" draw:auto-grow-width="true" fo:min-height="0.475cm" fo:min-width="1.797cm"/>
    </style:style>
    <style:style style:name="gr138" style:family="graphic" style:parent-style-name="standard">
      <style:graphic-properties draw:fill="solid" draw:fill-color="#ffffff" draw:textarea-horizontal-align="justify" draw:textarea-vertical-align="middle" draw:auto-grow-height="false" fo:min-height="1.25cm" fo:min-width="2.038cm"/>
    </style:style>
    <style:style style:name="gr139" style:family="graphic" style:parent-style-name="standard">
      <style:graphic-properties draw:fill="solid" draw:fill-color="#ffffff" draw:textarea-horizontal-align="justify" draw:textarea-vertical-align="middle" draw:auto-grow-height="false" fo:min-height="1.25cm" fo:min-width="1.341cm"/>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141" style:family="graphic" style:parent-style-name="standard" style:list-style-name="L1">
      <style:graphic-properties draw:stroke="solid" svg:stroke-width="0.081cm" svg:stroke-color="#3f51b5"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2.701cm" fo:min-width="4.507cm" fo:padding-top="0.165cm" fo:padding-bottom="0.165cm" fo:padding-left="0.29cm" fo:padding-right="0.29cm" fo:wrap-option="no-wrap" draw:shadow="visible" draw:shadow-offset-x="0.071cm" draw:shadow-offset-y="0.071cm" draw:shadow-color="#2196f3"/>
    </style:style>
    <style:style style:name="gr142" style:family="graphic" style:parent-style-name="standard">
      <style:graphic-properties draw:stroke="none" svg:stroke-color="#000000" draw:fill="none" draw:fill-color="#ffffff" draw:textarea-horizontal-align="left" draw:auto-grow-height="true" draw:auto-grow-width="false" fo:min-height="0.398cm" fo:min-width="0cm"/>
    </style:style>
    <style:style style:name="gr143" style:family="graphic" style:parent-style-name="standard" style:list-style-name="L1">
      <style:graphic-properties draw:stroke="solid" svg:stroke-width="0.081cm" svg:stroke-color="#ff0000"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1.632cm" fo:min-width="2.712cm" fo:padding-top="0.165cm" fo:padding-bottom="0.165cm" fo:padding-left="0.29cm" fo:padding-right="0.29cm" fo:wrap-option="no-wrap" draw:shadow="visible" draw:shadow-offset-x="0.07cm" draw:shadow-offset-y="0.07cm" draw:shadow-color="#ff6d6d"/>
    </style:style>
    <style:style style:name="gr144" style:family="graphic" style:parent-style-name="standard">
      <style:graphic-properties draw:stroke="none" svg:stroke-color="#000000" draw:fill="none" draw:fill-color="#ffffff" draw:textarea-horizontal-align="left" draw:auto-grow-height="true" draw:auto-grow-width="true" fo:min-height="0.949cm" fo:min-width="2.465cm"/>
    </style:style>
    <style:style style:name="gr145" style:family="graphic" style:parent-style-name="standard">
      <style:graphic-properties draw:fill="solid" draw:fill-color="#ffffff" draw:textarea-horizontal-align="justify" draw:textarea-vertical-align="middle" draw:auto-grow-height="false" fo:min-height="1.75cm" fo:min-width="2.5cm"/>
    </style:style>
    <style:style style:name="gr1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1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1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151" style:family="graphic" style:parent-style-name="standard">
      <style:graphic-properties draw:stroke="none" svg:stroke-color="#000000" draw:fill="none" draw:fill-color="#ffffff" draw:textarea-horizontal-align="left" draw:auto-grow-height="true" draw:auto-grow-width="true" fo:min-height="0.475cm" fo:min-width="2.529cm"/>
    </style:style>
    <style:style style:name="gr152" style:family="graphic" style:parent-style-name="standard">
      <style:graphic-properties draw:fill="solid" draw:fill-color="#ffffff" draw:textarea-horizontal-align="justify" draw:textarea-vertical-align="middle" draw:auto-grow-height="false" fo:min-height="1cm" fo:min-width="1.5cm"/>
    </style:style>
    <style:style style:name="gr15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129cm" fo:min-width="0.482cm"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396cm"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1" style:family="graphic" style:parent-style-name="standard">
      <style:graphic-properties draw:stroke="none" svg:stroke-color="#000000" draw:fill="none" draw:fill-color="#ffffff" draw:textarea-horizontal-align="left" draw:auto-grow-height="true" draw:auto-grow-width="false" fo:min-height="0.475cm" fo:min-width="2.497cm"/>
    </style:style>
    <style:style style:name="gr162" style:family="graphic" style:parent-style-name="standard">
      <style:graphic-properties draw:fill="solid" draw:fill-color="#ffffff" draw:textarea-horizontal-align="justify" draw:textarea-vertical-align="middle" draw:auto-grow-height="false" fo:min-height="1.25cm" fo:min-width="1.5cm"/>
    </style:style>
    <style:style style:name="gr16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409cm"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3465a4" draw:marker-start="" draw:marker-start-width="0.227cm" draw:marker-start-center="false" draw:marker-end="" draw:marker-end-width="0.227cm" draw:marker-end-center="false" draw:stroke-linejoin="round" draw:fill="solid" draw:fill-color="#3465a4" draw:textarea-horizontal-align="justify" draw:textarea-vertical-align="middle" draw:auto-grow-height="false" draw:fit-to-size="false" fo:min-height="0.149cm" fo:min-width="0.401cm" fo:padding-top="0.134cm" fo:padding-bottom="0.134cm" fo:padding-left="0.259cm" fo:padding-right="0.259cm" fo:wrap-option="wrap" draw:shadow="hidden" draw:shadow-offset-x="0cm" draw:shadow-offset-y="0cm" draw:shadow-color="#729fcf"/>
    </style:style>
    <style:style style:name="gr1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8" style:family="graphic" style:parent-style-name="standard">
      <style:graphic-properties draw:stroke="none" svg:stroke-color="#000000" draw:fill="none" draw:fill-color="#ffffff" draw:textarea-horizontal-align="left" draw:auto-grow-height="true" draw:auto-grow-width="false" fo:min-height="0.475cm" fo:min-width="2.436cm"/>
    </style:style>
    <style:style style:name="gr169" style:family="graphic" style:parent-style-name="standard">
      <style:graphic-properties draw:fill="solid" draw:fill-color="#ffffff" draw:textarea-horizontal-align="justify" draw:textarea-vertical-align="middle" draw:auto-grow-height="false" fo:min-height="1.5cm" fo:min-width="2.75cm"/>
    </style:style>
    <style:style style:name="gr170" style:family="graphic" style:parent-style-name="standard">
      <style:graphic-properties draw:stroke="none" svg:stroke-color="#000000" draw:fill="none" draw:fill-color="#ffffff" draw:textarea-horizontal-align="left" draw:auto-grow-height="true" draw:auto-grow-width="false" fo:min-height="0.475cm" fo:min-width="3.784cm"/>
    </style:style>
    <style:style style:name="gr171" style:family="graphic" style:parent-style-name="standard">
      <style:graphic-properties draw:stroke="none" svg:stroke-color="#000000" draw:fill="none" draw:fill-color="#ffffff" draw:textarea-horizontal-align="left" draw:auto-grow-height="true" draw:auto-grow-width="false" fo:min-height="0.319cm" fo:min-width="2.578cm"/>
    </style:style>
    <style:style style:name="gr172"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173" style:family="graphic" style:parent-style-name="standard">
      <style:graphic-properties draw:stroke="none" svg:stroke-color="#000000" draw:fill="none" draw:fill-color="#ffffff" draw:textarea-horizontal-align="left" draw:auto-grow-height="true" draw:auto-grow-width="false" fo:min-height="0.637cm" fo:min-width="3.164cm"/>
    </style:style>
    <style:style style:name="gr174" style:family="graphic" style:parent-style-name="standard">
      <style:graphic-properties draw:stroke="none" svg:stroke-color="#000000" draw:fill="none" draw:fill-color="#ffffff" draw:textarea-horizontal-align="left" draw:auto-grow-height="true" draw:auto-grow-width="false" fo:min-height="0.637cm" fo:min-width="3.57cm"/>
    </style:style>
    <style:style style:name="gr175" style:family="graphic" style:parent-style-name="standard">
      <style:graphic-properties draw:stroke="none" svg:stroke-color="#000000" draw:fill="none" draw:fill-color="#ffffff" draw:textarea-horizontal-align="left" draw:auto-grow-height="true" draw:auto-grow-width="false" fo:min-height="0.319cm" fo:min-width="1.933cm"/>
    </style:style>
    <style:style style:name="gr176" style:family="graphic" style:parent-style-name="standard">
      <style:graphic-properties draw:stroke="none" svg:stroke-color="#000000" draw:fill="none" draw:fill-color="#ffffff" draw:textarea-horizontal-align="left" draw:auto-grow-height="true" draw:auto-grow-width="false" fo:min-height="0.319cm" fo:min-width="1.136cm"/>
    </style:style>
    <style:style style:name="gr177" style:family="graphic" style:parent-style-name="standard">
      <style:graphic-properties draw:stroke="none" svg:stroke-color="#000000" draw:fill="none" draw:fill-color="#ffffff" draw:textarea-horizontal-align="left" draw:auto-grow-height="true" draw:auto-grow-width="false" fo:min-height="0.637cm" fo:min-width="1.361cm"/>
    </style:style>
    <style:style style:name="gr178" style:family="graphic" style:parent-style-name="standard">
      <style:graphic-properties draw:stroke="none" svg:stroke-color="#000000" draw:fill="none" draw:fill-color="#ffffff" draw:textarea-horizontal-align="left" draw:auto-grow-height="true" draw:auto-grow-width="false" fo:min-height="0.319cm" fo:min-width="0.888cm"/>
    </style:style>
    <style:style style:name="gr17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1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1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4" style:family="graphic" style:parent-style-name="standard">
      <style:graphic-properties draw:stroke="none" svg:stroke-color="#000000" draw:fill="none" draw:fill-color="#ffffff" draw:textarea-horizontal-align="left" draw:auto-grow-height="true" draw:auto-grow-width="false" fo:min-height="1cm" fo:min-width="2.436cm"/>
    </style:style>
    <style:style style:name="gr195" style:family="graphic" style:parent-style-name="standard">
      <style:graphic-properties draw:fill="solid" draw:fill-color="#ffffff" draw:textarea-horizontal-align="justify" draw:textarea-vertical-align="middle" draw:auto-grow-height="false" fo:min-height="1.25cm" fo:min-width="1.75cm"/>
    </style:style>
    <style:style style:name="gr196" style:family="graphic" style:parent-style-name="standard">
      <style:graphic-properties draw:stroke="none" svg:stroke-color="#000000" draw:fill="none" draw:fill-color="#ffffff" draw:textarea-horizontal-align="left" draw:auto-grow-height="true" draw:auto-grow-width="false" fo:min-height="0.949cm" fo:min-width="2.488cm"/>
    </style:style>
    <style:style style:name="gr1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9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0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0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20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20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204"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05"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214"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P4" style:family="paragraph">
      <style:paragraph-properties style:writing-mode="lr-tb"/>
    </style:style>
    <style:style style:name="P5" style:family="paragraph">
      <style:paragraph-properties fo:text-align="center" style:writing-mode="lr-tb"/>
    </style:style>
    <style:style style:name="P6" style:family="paragraph">
      <style:paragraph-properties fo:text-align="center" style:writing-mode="lr-tb"/>
      <style:text-properties fo:font-size="18pt"/>
    </style:style>
    <style:style style:name="P7" style:family="paragraph">
      <style:paragraph-properties style:writing-mode="lr-tb"/>
      <style:text-properties fo:font-size="8pt" style:font-size-asian="8pt" style:font-size-complex="8pt"/>
    </style:style>
    <style:style style:name="P8" style:family="paragraph">
      <style:paragraph-properties fo:text-align="end"/>
    </style:style>
    <style:style style:name="P9" style:family="paragraph">
      <style:paragraph-properties fo:text-align="end" style:writing-mode="lr-tb"/>
      <style:text-properties fo:font-size="8pt" style:font-size-asian="8pt" style:font-size-complex="8pt"/>
    </style:style>
    <style:style style:name="T1" style:family="text">
      <style:text-properties fo:font-size="18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5cm" svg:y1="16.75cm" svg:x2="34.5cm" svg:y2="16.75cm">
          <text:p/>
        </draw:line>
        <draw:line draw:style-name="gr1" draw:text-style-name="P1" draw:layer="layout" svg:x1="27.25cm" svg:y1="14cm" svg:x2="30cm" svg:y2="14cm">
          <text:p/>
        </draw:line>
        <draw:line draw:style-name="gr1" draw:text-style-name="P1" draw:layer="layout" svg:x1="24.15cm" svg:y1="16cm" svg:x2="24.15cm" svg:y2="12cm">
          <text:p/>
        </draw:line>
        <draw:line draw:style-name="gr1" draw:text-style-name="P1" draw:layer="layout" svg:x1="24.25cm" svg:y1="16cm" svg:x2="24.25cm" svg:y2="12cm">
          <text:p/>
        </draw:line>
        <draw:frame draw:style-name="gr2" draw:text-style-name="P1" draw:layer="layout" svg:width="2.484cm" svg:height="0.438cm" draw:transform="rotate (-1.57201805727218) translate (10.497cm 11.15cm)">
          <draw:image xlink:href="Pictures/1000020100000073000000148130F40A.png" xlink:type="simple" xlink:show="embed" xlink:actuate="onLoad">
            <text:p/>
          </draw:image>
        </draw:frame>
        <draw:line draw:style-name="gr1" draw:text-style-name="P1" draw:layer="layout" svg:x1="34cm" svg:y1="7.75cm" svg:x2="34cm" svg:y2="6.5cm">
          <text:p/>
        </draw:line>
        <draw:custom-shape draw:style-name="gr3" draw:text-style-name="P1" draw:layer="layout" svg:width="2.25cm" svg:height="2.75cm" svg:x="33.35cm" svg:y="4cm">
          <text:p/>
          <draw:enhanced-geometry svg:viewBox="0 0 21600 21600" draw:mirror-horizontal="false" draw:mirror-vertical="false" draw:type="rectangle" draw:enhanced-path="M 0 0 L 21600 0 21600 21600 0 21600 0 0 Z N"/>
        </draw:custom-shape>
        <draw:line draw:style-name="gr1" draw:text-style-name="P1" draw:layer="layout" svg:x1="33.5cm" svg:y1="10.75cm" svg:x2="33.5cm" svg:y2="8.75cm">
          <text:p/>
        </draw:line>
        <draw:line draw:style-name="gr1" draw:text-style-name="P1" draw:layer="layout" svg:x1="35.5cm" svg:y1="15.5cm" svg:x2="35cm" svg:y2="16.25cm">
          <text:p/>
        </draw:line>
        <draw:custom-shape draw:style-name="gr4" draw:text-style-name="P2" draw:layer="layout" svg:width="4.75cm" svg:height="11cm" svg:x="13.75cm" svg:y="10.15cm">
          <text:p/>
          <draw:enhanced-geometry svg:viewBox="0 0 21600 21600" draw:mirror-horizontal="false" draw:mirror-vertical="false" draw:type="rectangle" draw:enhanced-path="M 0 0 L 21600 0 21600 21600 0 21600 0 0 Z N"/>
        </draw:custom-shape>
        <draw:line draw:style-name="gr1" draw:text-style-name="P1" draw:layer="layout" svg:x1="24.95cm" svg:y1="11.4cm" svg:x2="17.2cm" svg:y2="11.4cm">
          <text:p/>
        </draw:line>
        <draw:line draw:style-name="gr1" draw:text-style-name="P1" draw:layer="layout" svg:x1="20.8cm" svg:y1="16.75cm" svg:x2="23.55cm" svg:y2="16.75cm">
          <text:p/>
        </draw:line>
        <draw:line draw:style-name="gr1" draw:text-style-name="P1" draw:layer="layout" svg:x1="23.3cm" svg:y1="19.25cm" svg:x2="23.3cm" svg:y2="16.75cm">
          <text:p/>
        </draw:line>
        <draw:line draw:style-name="gr1" draw:text-style-name="P1" draw:layer="layout" svg:x1="23.25cm" svg:y1="16.5cm" svg:x2="23.25cm" svg:y2="14cm">
          <text:p/>
        </draw:line>
        <draw:line draw:style-name="gr1" draw:text-style-name="P1" draw:layer="layout" svg:x1="25.7cm" svg:y1="11.15cm" svg:x2="25.7cm" svg:y2="8.65cm">
          <text:p/>
        </draw:line>
        <draw:line draw:style-name="gr1" draw:text-style-name="P1" draw:layer="layout" svg:x1="27.7cm" svg:y1="11.15cm" svg:x2="27.7cm" svg:y2="8.65cm">
          <text:p/>
        </draw:line>
        <draw:line draw:style-name="gr1" draw:text-style-name="P1" draw:layer="layout" svg:x1="32cm" svg:y1="12cm" svg:x2="32cm" svg:y2="16.25cm">
          <text:p/>
        </draw:line>
        <draw:frame draw:style-name="gr2" draw:text-style-name="P1" draw:layer="layout" svg:width="1.998cm" svg:height="0.353cm" draw:transform="rotate (-1.57638138040217) translate (31.864cm 17.002cm)">
          <draw:image xlink:href="Pictures/1000020100000073000000148130F40A.png" xlink:type="simple" xlink:show="embed" xlink:actuate="onLoad">
            <text:p/>
          </draw:image>
        </draw:frame>
        <draw:g draw:name="comm-link 2">
          <draw:path draw:style-name="gr5" draw:text-style-name="P3" draw:id="id1" draw:layer="layout" svg:width="0.666cm" svg:height="0.499cm" svg:x="33.117cm" svg:y="19.25cm" svg:viewBox="0 0 667 500" svg:d="m333 0-333 500c0 0 279-225 277-225-2-8 0 226 1 225 1-2 389-500 389-500 0 0-330 275-334 273-2-1 0-273 0-273z">
            <text:p/>
          </draw:path>
          <draw:polygon draw:style-name="gr6" draw:text-style-name="P3" draw:id="id2" draw:layer="layout" svg:width="0cm" svg:height="0cm" svg:x="32.45cm" svg:y="19.5cm" svg:viewBox="0 0 0 0" draw:points="0,0">
            <text:p/>
          </draw:polygon>
          <draw:connector draw:style-name="gr7" draw:text-style-name="P3" draw:layer="layout" svg:x1="33.117cm" svg:y1="19.5cm" svg:x2="32.45cm" svg:y2="19.5cm" draw:start-shape="id1" draw:start-glue-point="3" draw:end-shape="id2" draw:end-glue-point="0" svg:d="m33117 19500h-667">
            <text:p/>
          </draw:connector>
          <draw:polygon draw:style-name="gr8" draw:text-style-name="P3" draw:id="id3" draw:layer="layout" svg:width="0cm" svg:height="0cm" svg:x="34.45cm" svg:y="19.5cm" svg:viewBox="0 0 0 0" draw:points="0,0">
            <text:p/>
          </draw:polygon>
          <draw:connector draw:style-name="gr9" draw:text-style-name="P3" draw:layer="layout" svg:x1="33.784cm" svg:y1="19.5cm" svg:x2="34.45cm" svg:y2="19.5cm" draw:start-shape="id1" draw:start-glue-point="1" draw:end-shape="id3" draw:end-glue-point="0" svg:d="m33784 19500h666">
            <text:p/>
          </draw:connector>
        </draw:g>
        <draw:line draw:style-name="gr1" draw:text-style-name="P1" draw:layer="layout" svg:x1="13.45cm" svg:y1="7.65cm" svg:x2="11.45cm" svg:y2="7.65cm">
          <text:p/>
        </draw:line>
        <draw:line draw:style-name="gr1" draw:text-style-name="P1" draw:layer="layout" svg:x1="14.2cm" svg:y1="10.65cm" svg:x2="14.2cm" svg:y2="8.15cm">
          <text:p/>
        </draw:line>
        <draw:line draw:style-name="gr1" draw:text-style-name="P1" draw:layer="layout" svg:x1="14.2cm" svg:y1="11.15cm" svg:x2="11.45cm" svg:y2="11.15cm">
          <text:p/>
        </draw:line>
        <draw:line draw:style-name="gr1" draw:text-style-name="P1" draw:layer="layout" svg:x1="31.25cm" svg:y1="7.75cm" svg:x2="31.25cm" svg:y2="6.5cm">
          <text:p/>
        </draw:line>
        <draw:line draw:style-name="gr1" draw:text-style-name="P1" draw:layer="layout" svg:x1="16.8cm" svg:y1="18.9cm" svg:x2="16.8cm" svg:y2="16.9cm">
          <text:p/>
        </draw:line>
        <draw:line draw:style-name="gr1" draw:text-style-name="P1" draw:layer="layout" svg:x1="15.55cm" svg:y1="18.9cm" svg:x2="15.55cm" svg:y2="16.9cm">
          <text:p/>
        </draw:line>
        <draw:line draw:style-name="gr1" draw:text-style-name="P1" draw:layer="layout" svg:x1="16.05cm" svg:y1="16.4cm" svg:x2="16.05cm" svg:y2="14.4cm">
          <text:p/>
        </draw:line>
        <draw:line draw:style-name="gr1" draw:text-style-name="P1" draw:layer="layout" svg:x1="16cm" svg:y1="13.65cm" svg:x2="16cm" svg:y2="11.65cm">
          <text:p/>
        </draw:line>
        <draw:line draw:style-name="gr1" draw:text-style-name="P1" draw:layer="layout" svg:x1="30.5cm" svg:y1="10.75cm" svg:x2="30.5cm" svg:y2="8.75cm">
          <text:p/>
        </draw:line>
        <draw:custom-shape draw:style-name="gr10" draw:text-style-name="P1" draw:layer="layout" svg:width="4.25cm" svg:height="2.251cm" svg:x="20.75cm" svg:y="18.5cm">
          <text:p/>
          <draw:enhanced-geometry svg:viewBox="0 0 21600 21600" draw:mirror-horizontal="false" draw:mirror-vertical="false" draw:type="rectangle" draw:enhanced-path="M 0 0 L 21600 0 21600 21600 0 21600 0 0 Z N"/>
        </draw:custom-shape>
        <draw:g draw:name="video-display 1">
          <draw:custom-shape draw:style-name="gr11" draw:text-style-name="P3" draw:layer="layout" svg:width="1.313cm" svg:height="0.918cm" svg:x="23.275cm" svg:y="18.75cm">
            <text:p/>
            <draw:enhanced-geometry svg:viewBox="0 0 21600 21600" draw:mirror-horizontal="false" draw:mirror-vertical="false" draw:type="rectangle" draw:enhanced-path="M 0 0 L 21600 0 21600 21600 0 21600 0 0 Z N"/>
          </draw:custom-shape>
          <draw:rect draw:style-name="gr12" draw:text-style-name="P3" draw:layer="layout" svg:width="1.051cm" svg:height="0.657cm" svg:x="23.406cm" svg:y="18.881cm">
            <text:p/>
          </draw:rect>
          <draw:custom-shape draw:style-name="gr13" draw:text-style-name="P3" draw:layer="layout" svg:width="0.263cm" svg:height="0.132cm" svg:x="23.8cm" svg:y="19.668cm">
            <text:p/>
            <draw:enhanced-geometry svg:viewBox="0 0 21600 21600" draw:mirror-horizontal="false" draw:mirror-vertical="false" draw:type="rectangle" draw:enhanced-path="M 0 0 L 21600 0 21600 21600 0 21600 0 0 Z N"/>
          </draw:custom-shape>
          <draw:custom-shape draw:style-name="gr14" draw:text-style-name="P3" draw:layer="layout" svg:width="0.524cm" svg:height="0.001cm" svg:x="23.669cm" svg:y="19.8cm">
            <text:p/>
            <draw:enhanced-geometry svg:viewBox="0 0 21600 21600" draw:mirror-horizontal="false" draw:mirror-vertical="false" draw:type="rectangle" draw:enhanced-path="M 0 0 L 21600 0 21600 21600 0 21600 0 0 Z N"/>
          </draw:custom-shape>
        </draw:g>
        <draw:frame draw:style-name="gr15" draw:text-style-name="P4" draw:layer="layout" svg:width="4.5cm" svg:height="1.199cm" svg:x="20.75cm" svg:y="20.052cm">
          <draw:text-box>
            <text:p>ComingHome-Video</text:p>
          </draw:text-box>
        </draw:frame>
        <draw:g draw:name="desktop 1">
          <draw:g>
            <draw:rect draw:style-name="gr16" draw:text-style-name="P3" draw:layer="layout" svg:width="0.682cm" svg:height="1.364cm" svg:x="20.951cm" svg:y="18.886cm">
              <text:p/>
            </draw:rect>
            <draw:line draw:style-name="gr17" draw:text-style-name="P3" draw:layer="layout" svg:x1="21.565cm" svg:y1="19.568cm" svg:x2="21.019cm" svg:y2="19.568cm">
              <text:p/>
            </draw:line>
            <draw:line draw:style-name="gr18" draw:text-style-name="P3" draw:layer="layout" svg:x1="21.496cm" svg:y1="20.046cm" svg:x2="21.087cm" svg:y2="20.046cm">
              <text:p/>
            </draw:line>
            <draw:line draw:style-name="gr19" draw:text-style-name="P3" draw:layer="layout" svg:x1="21.496cm" svg:y1="19.978cm" svg:x2="21.087cm" svg:y2="19.978cm">
              <text:p/>
            </draw:line>
            <draw:line draw:style-name="gr20" draw:text-style-name="P3" draw:layer="layout" svg:x1="21.565cm" svg:y1="19.023cm" svg:x2="21.565cm" svg:y2="18.955cm">
              <text:p/>
            </draw:line>
            <draw:line draw:style-name="gr21" draw:text-style-name="P3" draw:layer="layout" svg:x1="21.565cm" svg:y1="19.159cm" svg:x2="21.565cm" svg:y2="19.091cm">
              <text:p/>
            </draw:line>
            <draw:line draw:style-name="gr22" draw:text-style-name="P3" draw:layer="layout" svg:x1="21.497cm" svg:y1="19.023cm" svg:x2="21.497cm" svg:y2="18.955cm">
              <text:p/>
            </draw:line>
            <draw:line draw:style-name="gr23" draw:text-style-name="P3" draw:layer="layout" svg:x1="21.497cm" svg:y1="19.159cm" svg:x2="21.497cm" svg:y2="19.091cm">
              <text:p/>
            </draw:line>
            <draw:line draw:style-name="gr24" draw:text-style-name="P3" draw:layer="layout" svg:x1="21.36cm" svg:y1="19.023cm" svg:x2="21.36cm" svg:y2="18.955cm">
              <text:p/>
            </draw:line>
            <draw:line draw:style-name="gr25" draw:text-style-name="P3" draw:layer="layout" svg:x1="21.36cm" svg:y1="19.159cm" svg:x2="21.36cm" svg:y2="19.091cm">
              <text:p/>
            </draw:line>
            <draw:line draw:style-name="gr26" draw:text-style-name="P3" draw:layer="layout" svg:x1="21.292cm" svg:y1="19.023cm" svg:x2="21.292cm" svg:y2="18.955cm">
              <text:p/>
            </draw:line>
            <draw:line draw:style-name="gr27" draw:text-style-name="P3" draw:layer="layout" svg:x1="21.292cm" svg:y1="19.159cm" svg:x2="21.292cm" svg:y2="19.091cm">
              <text:p/>
            </draw:line>
            <draw:line draw:style-name="gr28" draw:text-style-name="P3" draw:layer="layout" svg:x1="21.156cm" svg:y1="19.023cm" svg:x2="21.156cm" svg:y2="18.955cm">
              <text:p/>
            </draw:line>
            <draw:line draw:style-name="gr29" draw:text-style-name="P3" draw:layer="layout" svg:x1="21.156cm" svg:y1="19.159cm" svg:x2="21.156cm" svg:y2="19.091cm">
              <text:p/>
            </draw:line>
            <draw:line draw:style-name="gr30" draw:text-style-name="P3" draw:layer="layout" svg:x1="21.087cm" svg:y1="19.023cm" svg:x2="21.087cm" svg:y2="18.955cm">
              <text:p/>
            </draw:line>
            <draw:line draw:style-name="gr31" draw:text-style-name="P3" draw:layer="layout" svg:x1="21.087cm" svg:y1="19.159cm" svg:x2="21.087cm" svg:y2="19.091cm">
              <text:p/>
            </draw:line>
          </draw:g>
          <draw:g>
            <draw:custom-shape draw:style-name="gr32" draw:text-style-name="P3" draw:layer="layout" svg:width="1.364cm" svg:height="0.955cm" svg:x="21.838cm" svg:y="18.75cm">
              <text:p/>
              <draw:enhanced-geometry svg:viewBox="0 0 21600 21600" draw:mirror-horizontal="true" draw:mirror-vertical="false" draw:type="rectangle" draw:enhanced-path="M 0 0 L 21600 0 21600 21600 0 21600 0 0 Z N"/>
            </draw:custom-shape>
            <draw:rect draw:style-name="gr33" draw:text-style-name="P3" draw:layer="layout" svg:width="1.091cm" svg:height="0.683cm" svg:x="21.974cm" svg:y="18.886cm">
              <text:p/>
            </draw:rect>
            <draw:custom-shape draw:style-name="gr34" draw:text-style-name="P3" draw:layer="layout" svg:width="0.273cm" svg:height="0.136cm" svg:x="22.372cm" svg:y="19.705cm">
              <text:p/>
              <draw:enhanced-geometry svg:viewBox="0 0 21600 21600" draw:mirror-horizontal="true" draw:mirror-vertical="false" draw:type="rectangle" draw:enhanced-path="M 0 0 L 21600 0 21600 21600 0 21600 0 0 Z N"/>
            </draw:custom-shape>
            <draw:custom-shape draw:style-name="gr35" draw:text-style-name="P3" draw:layer="layout" svg:width="1.636cm" svg:height="0.409cm" svg:x="21.702cm" svg:y="19.831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3" draw:layer="layout" svg:width="0.273cm" svg:height="0.071cm" svg:x="22.372cm" svg:y="20.104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3" draw:layer="layout" svg:width="1.364cm" svg:height="0.208cm" svg:x="21.838cm" svg:y="19.907cm">
              <text:p/>
              <draw:enhanced-geometry svg:viewBox="0 0 21600 21600" draw:mirror-vertical="true" draw:mirror-horizontal="tru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line draw:style-name="gr1" draw:text-style-name="P1" draw:layer="layout" svg:x1="24.95cm" svg:y1="11.3cm" svg:x2="17.2cm" svg:y2="11.3cm">
          <text:p/>
        </draw:line>
        <draw:custom-shape draw:style-name="gr38" draw:text-style-name="P1" draw:layer="layout" svg:width="11.029cm" svg:height="1.75cm" svg:x="23.971cm" svg:y="10.4cm">
          <text:p/>
          <draw:enhanced-geometry svg:viewBox="0 0 21600 21600" draw:mirror-horizontal="false" draw:mirror-vertical="false" draw:type="rectangle" draw:enhanced-path="M 0 0 L 21600 0 21600 21600 0 21600 0 0 Z N"/>
        </draw:custom-shape>
        <draw:g>
          <draw:g draw:name="switch 1">
            <draw:custom-shape draw:style-name="gr39" draw:text-style-name="P3" draw:layer="layout" svg:width="1.75cm" svg:height="0.729cm" svg:x="27.971cm" svg:y="10.65cm">
              <text:p/>
              <draw:enhanced-geometry svg:viewBox="0 0 21600 21600" draw:mirror-horizontal="false" draw:mirror-vertical="false" draw:type="rectangle" draw:enhanced-path="M 0 0 L 21600 0 21600 21600 0 21600 0 0 Z N"/>
            </draw:custom-shape>
            <draw:custom-shape draw:style-name="gr40" draw:text-style-name="P3" draw:layer="layout" svg:width="1.604cm" svg:height="0.073cm" svg:x="28.044cm" svg:y="11.452cm">
              <text:p/>
              <draw:enhanced-geometry svg:viewBox="0 0 21600 21600" draw:mirror-horizontal="false" draw:mirror-vertical="false" draw:type="rectangle" draw:enhanced-path="M 0 0 L 21600 0 21600 21600 0 21600 0 0 Z N"/>
            </draw:custom-shape>
            <draw:custom-shape draw:style-name="gr41" draw:text-style-name="P3" draw:layer="layout" svg:width="0.437cm" svg:height="0.437cm" svg:x="29.211cm" svg:y="10.796cm">
              <text:p/>
              <draw:enhanced-geometry svg:viewBox="0 0 21600 21600" draw:mirror-horizontal="false" draw:mirror-vertical="false" draw:type="rectangle" draw:enhanced-path="M 0 0 L 21600 0 21600 21600 0 21600 0 0 Z N"/>
            </draw:custom-shape>
            <draw:polyline draw:style-name="gr42" draw:text-style-name="P3" draw:layer="layout" svg:width="0.349cm" svg:height="0.232cm" svg:x="29.254cm" svg:y="10.883cm" svg:viewBox="0 0 350 233" draw:points="0,233 98,233 261,0 350,0">
              <text:p/>
            </draw:polyline>
            <draw:polyline draw:style-name="gr43" draw:text-style-name="P3" draw:layer="layout" svg:width="0.349cm" svg:height="0.232cm" svg:x="29.254cm" svg:y="10.883cm" svg:viewBox="0 0 350 233" draw:points="350,233 252,233 89,0 0,0">
              <text:p/>
            </draw:polyline>
            <draw:polygon draw:style-name="gr44" draw:text-style-name="P3" draw:layer="layout" svg:width="0.218cm" svg:height="0.189cm" svg:x="28.044cm" svg:y="11.059cm" svg:viewBox="0 0 219 190" draw:points="0,146 0,0 219,0 219,146 146,146 146,189 73,190 73,146">
              <text:p/>
            </draw:polygon>
            <draw:polygon draw:style-name="gr45" draw:text-style-name="P3" draw:layer="layout" svg:width="0.218cm" svg:height="0.189cm" svg:x="28.628cm" svg:y="11.06cm" svg:viewBox="0 0 219 190" draw:points="0,146 0,0 219,0 219,146 146,146 146,189 73,190 73,146">
              <text:p/>
            </draw:polygon>
            <draw:polygon draw:style-name="gr46" draw:text-style-name="P3" draw:layer="layout" svg:width="0.218cm" svg:height="0.189cm" svg:x="28.337cm" svg:y="11.06cm" svg:viewBox="0 0 219 190" draw:points="0,146 0,0 219,0 219,146 146,146 146,189 73,190 73,146">
              <text:p/>
            </draw:polygon>
            <draw:polygon draw:style-name="gr47" draw:text-style-name="P3" draw:layer="layout" svg:width="0.218cm" svg:height="0.189cm" svg:x="28.921cm" svg:y="11.061cm" svg:viewBox="0 0 219 190" draw:points="0,146 0,0 219,0 219,146 146,146 146,189 73,190 73,146">
              <text:p/>
            </draw:polygon>
            <draw:polygon draw:style-name="gr48" draw:text-style-name="P3" draw:layer="layout" svg:width="0.218cm" svg:height="0.189cm" svg:x="28.044cm" svg:y="10.798cm" svg:viewBox="0 0 219 190" draw:points="0,146 0,0 219,0 219,146 146,146 146,189 73,190 73,146">
              <text:p/>
            </draw:polygon>
            <draw:polygon draw:style-name="gr49" draw:text-style-name="P3" draw:layer="layout" svg:width="0.218cm" svg:height="0.189cm" svg:x="28.628cm" svg:y="10.799cm" svg:viewBox="0 0 219 190" draw:points="0,146 0,0 219,0 219,146 146,146 146,189 73,190 73,146">
              <text:p/>
            </draw:polygon>
            <draw:polygon draw:style-name="gr50" draw:text-style-name="P3" draw:layer="layout" svg:width="0.218cm" svg:height="0.189cm" svg:x="28.337cm" svg:y="10.799cm" svg:viewBox="0 0 219 190" draw:points="0,146 0,0 219,0 219,146 146,146 146,189 73,190 73,146">
              <text:p/>
            </draw:polygon>
            <draw:polygon draw:style-name="gr51" draw:text-style-name="P3" draw:layer="layout" svg:width="0.218cm" svg:height="0.189cm" svg:x="28.921cm" svg:y="10.8cm" svg:viewBox="0 0 219 190" draw:points="0,146 0,0 219,0 219,146 146,146 146,189 73,190 73,146">
              <text:p/>
            </draw:polygon>
          </draw:g>
          <draw:frame draw:style-name="gr52" draw:text-style-name="P4" draw:layer="layout" svg:width="5.849cm" svg:height="0.725cm" svg:x="27.35cm" svg:y="11.4cm">
            <draw:text-box>
              <text:p>switch-hp-12-12port (Keller) </text:p>
            </draw:text-box>
          </draw:frame>
          <draw:g draw:name="switch 2">
            <draw:custom-shape draw:style-name="gr53" draw:text-style-name="P3" draw:layer="layout" svg:width="1.75cm" svg:height="0.729cm" svg:x="29.221cm" svg:y="10.65cm">
              <text:p/>
              <draw:enhanced-geometry svg:viewBox="0 0 21600 21600" draw:mirror-horizontal="false" draw:mirror-vertical="false" draw:type="rectangle" draw:enhanced-path="M 0 0 L 21600 0 21600 21600 0 21600 0 0 Z N"/>
            </draw:custom-shape>
            <draw:custom-shape draw:style-name="gr54" draw:text-style-name="P3" draw:layer="layout" svg:width="1.604cm" svg:height="0.073cm" svg:x="29.294cm" svg:y="11.452cm">
              <text:p/>
              <draw:enhanced-geometry svg:viewBox="0 0 21600 21600" draw:mirror-horizontal="false" draw:mirror-vertical="false" draw:type="rectangle" draw:enhanced-path="M 0 0 L 21600 0 21600 21600 0 21600 0 0 Z N"/>
            </draw:custom-shape>
            <draw:custom-shape draw:style-name="gr55" draw:text-style-name="P3" draw:layer="layout" svg:width="0.437cm" svg:height="0.437cm" svg:x="30.461cm" svg:y="10.796cm">
              <text:p/>
              <draw:enhanced-geometry svg:viewBox="0 0 21600 21600" draw:mirror-horizontal="false" draw:mirror-vertical="false" draw:type="rectangle" draw:enhanced-path="M 0 0 L 21600 0 21600 21600 0 21600 0 0 Z N"/>
            </draw:custom-shape>
            <draw:polyline draw:style-name="gr56" draw:text-style-name="P3" draw:layer="layout" svg:width="0.349cm" svg:height="0.232cm" svg:x="30.504cm" svg:y="10.883cm" svg:viewBox="0 0 350 233" draw:points="0,233 98,233 261,0 350,0">
              <text:p/>
            </draw:polyline>
            <draw:polyline draw:style-name="gr57" draw:text-style-name="P3" draw:layer="layout" svg:width="0.349cm" svg:height="0.232cm" svg:x="30.504cm" svg:y="10.883cm" svg:viewBox="0 0 350 233" draw:points="350,233 252,233 89,0 0,0">
              <text:p/>
            </draw:polyline>
            <draw:polygon draw:style-name="gr58" draw:text-style-name="P3" draw:layer="layout" svg:width="0.218cm" svg:height="0.189cm" svg:x="29.294cm" svg:y="11.059cm" svg:viewBox="0 0 219 190" draw:points="0,146 0,0 219,0 219,146 146,146 146,189 73,190 73,146">
              <text:p/>
            </draw:polygon>
            <draw:polygon draw:style-name="gr59" draw:text-style-name="P3" draw:layer="layout" svg:width="0.218cm" svg:height="0.189cm" svg:x="29.878cm" svg:y="11.06cm" svg:viewBox="0 0 219 190" draw:points="0,146 0,0 219,0 219,146 146,146 146,189 73,190 73,146">
              <text:p/>
            </draw:polygon>
            <draw:polygon draw:style-name="gr60" draw:text-style-name="P3" draw:layer="layout" svg:width="0.218cm" svg:height="0.189cm" svg:x="29.587cm" svg:y="11.06cm" svg:viewBox="0 0 219 190" draw:points="0,146 0,0 219,0 219,146 146,146 146,189 73,190 73,146">
              <text:p/>
            </draw:polygon>
            <draw:polygon draw:style-name="gr61" draw:text-style-name="P3" draw:layer="layout" svg:width="0.218cm" svg:height="0.189cm" svg:x="30.171cm" svg:y="11.061cm" svg:viewBox="0 0 219 190" draw:points="0,146 0,0 219,0 219,146 146,146 146,189 73,190 73,146">
              <text:p/>
            </draw:polygon>
            <draw:polygon draw:style-name="gr62" draw:text-style-name="P3" draw:layer="layout" svg:width="0.218cm" svg:height="0.189cm" svg:x="29.294cm" svg:y="10.798cm" svg:viewBox="0 0 219 190" draw:points="0,146 0,0 219,0 219,146 146,146 146,189 73,190 73,146">
              <text:p/>
            </draw:polygon>
            <draw:polygon draw:style-name="gr63" draw:text-style-name="P3" draw:layer="layout" svg:width="0.218cm" svg:height="0.189cm" svg:x="29.878cm" svg:y="10.799cm" svg:viewBox="0 0 219 190" draw:points="0,146 0,0 219,0 219,146 146,146 146,189 73,190 73,146">
              <text:p/>
            </draw:polygon>
            <draw:polygon draw:style-name="gr64" draw:text-style-name="P3" draw:layer="layout" svg:width="0.218cm" svg:height="0.189cm" svg:x="29.587cm" svg:y="10.799cm" svg:viewBox="0 0 219 190" draw:points="0,146 0,0 219,0 219,146 146,146 146,189 73,190 73,146">
              <text:p/>
            </draw:polygon>
            <draw:polygon draw:style-name="gr65" draw:text-style-name="P3" draw:layer="layout" svg:width="0.218cm" svg:height="0.189cm" svg:x="30.171cm" svg:y="10.8cm" svg:viewBox="0 0 219 190" draw:points="0,146 0,0 219,0 219,146 146,146 146,189 73,190 73,146">
              <text:p/>
            </draw:polygon>
          </draw:g>
        </draw:g>
        <draw:g>
          <draw:custom-shape draw:style-name="gr66" draw:text-style-name="P1" draw:layer="layout" svg:width="1.75cm" svg:height="1.5cm" svg:x="30.921cm" svg:y="16cm">
            <text:p/>
            <draw:enhanced-geometry svg:viewBox="0 0 21600 21600" draw:mirror-horizontal="false" draw:mirror-vertical="false" draw:type="rectangle" draw:enhanced-path="M 0 0 L 21600 0 21600 21600 0 21600 0 0 Z N"/>
          </draw:custom-shape>
          <draw:g draw:name="modem 1">
            <draw:custom-shape draw:style-name="gr67" draw:text-style-name="P3" draw:layer="layout" svg:width="1.343cm" svg:height="0.56cm" svg:x="31.1cm" svg:y="16.25cm">
              <text:p/>
              <draw:enhanced-geometry svg:viewBox="0 0 21600 21600" draw:mirror-horizontal="false" draw:mirror-vertical="false" draw:type="rectangle" draw:enhanced-path="M 0 0 L 21600 0 21600 21600 0 21600 0 0 Z N"/>
            </draw:custom-shape>
            <draw:custom-shape draw:style-name="gr68" draw:text-style-name="P3" draw:layer="layout" svg:width="1.231cm" svg:height="0.056cm" svg:x="31.156cm" svg:y="16.866cm">
              <text:p/>
              <draw:enhanced-geometry svg:viewBox="0 0 21600 21600" draw:mirror-horizontal="false" draw:mirror-vertical="false" draw:type="rectangle" draw:enhanced-path="M 0 0 L 21600 0 21600 21600 0 21600 0 0 Z N"/>
            </draw:custom-shape>
            <draw:custom-shape draw:style-name="gr69" draw:text-style-name="P3" draw:layer="layout" svg:width="0.336cm" svg:height="0.336cm" svg:x="32.051cm" svg:y="16.362cm">
              <text:p/>
              <draw:enhanced-geometry svg:viewBox="0 0 21600 21600" draw:mirror-horizontal="false" draw:mirror-vertical="false" draw:type="rectangle" draw:enhanced-path="M 0 0 L 21600 0 21600 21600 0 21600 0 0 Z N"/>
            </draw:custom-shape>
            <draw:custom-shape draw:style-name="gr70" draw:text-style-name="P3" draw:layer="layout" svg:width="0.224cm" svg:height="0.223cm" svg:x="32.107cm" svg:y="16.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1" draw:text-style-name="P3" draw:layer="layout" svg:width="0.057cm" svg:height="0.056cm" svg:x="31.211cm" svg:y="16.474cm">
              <text:p/>
            </draw:ellipse>
            <draw:circle draw:style-name="gr72" draw:text-style-name="P3" draw:layer="layout" svg:width="0.056cm" svg:height="0.056cm" svg:x="31.436cm" svg:y="16.474cm">
              <text:p/>
            </draw:circle>
            <draw:circle draw:style-name="gr73" draw:text-style-name="P3" draw:layer="layout" svg:width="0.056cm" svg:height="0.056cm" svg:x="31.324cm" svg:y="16.474cm">
              <text:p/>
            </draw:circle>
            <draw:circle draw:style-name="gr74" draw:text-style-name="P3" draw:layer="layout" svg:width="0.055cm" svg:height="0.056cm" svg:x="31.548cm" svg:y="16.474cm">
              <text:p/>
            </draw:circle>
            <draw:custom-shape draw:style-name="gr75" draw:text-style-name="P3" draw:layer="layout" svg:width="0.112cm" svg:height="0.224cm" svg:x="32.163cm" svg:y="16.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2.107cm" svg:y1="16.53cm" svg:x2="32.331cm" svg:y2="16.53cm">
              <text:p/>
            </draw:line>
            <draw:line draw:style-name="gr77" draw:text-style-name="P3" draw:layer="layout" svg:x1="32.219cm" svg:y1="16.418cm" svg:x2="32.219cm" svg:y2="16.642cm">
              <text:p/>
            </draw:line>
          </draw:g>
          <draw:frame draw:style-name="gr78" draw:text-style-name="P4" draw:layer="layout" svg:width="1.988cm" svg:height="0.725cm" svg:x="30.762cm" svg:y="16.815cm">
            <draw:text-box>
              <text:p>fritz.box</text:p>
            </draw:text-box>
          </draw:frame>
        </draw:g>
        <draw:g>
          <draw:custom-shape draw:style-name="gr79" draw:text-style-name="P1" draw:layer="layout" svg:width="2cm" svg:height="2.25cm" svg:x="19.5cm" svg:y="15.5cm">
            <text:p/>
            <draw:enhanced-geometry svg:viewBox="0 0 21600 21600" draw:mirror-horizontal="false" draw:mirror-vertical="false" draw:type="rectangle" draw:enhanced-path="M 0 0 L 21600 0 21600 21600 0 21600 0 0 Z N"/>
          </draw:custom-shape>
          <draw:g draw:name="laptop 1">
            <draw:custom-shape draw:style-name="gr80" draw:text-style-name="P3" draw:layer="layout" svg:width="1.213cm" svg:height="0.849cm" svg:x="19.916cm" svg:y="15.758cm">
              <text:p/>
              <draw:enhanced-geometry svg:viewBox="0 0 21600 21600" draw:mirror-horizontal="false" draw:mirror-vertical="false" draw:type="rectangle" draw:enhanced-path="M 0 0 L 21600 0 21600 21600 0 21600 0 0 Z N"/>
            </draw:custom-shape>
            <draw:rect draw:style-name="gr81" draw:text-style-name="P3" draw:layer="layout" svg:width="0.97cm" svg:height="0.607cm" svg:x="20.038cm" svg:y="15.879cm">
              <text:p/>
            </draw:rect>
            <draw:custom-shape draw:style-name="gr82" draw:text-style-name="P3" draw:layer="layout" svg:width="1.455cm" svg:height="0.364cm" svg:x="19.795cm" svg:y="16.6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3" draw:layer="layout" svg:width="0.243cm" svg:height="0.063cm" svg:x="20.401cm" svg:y="16.83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 draw:text-style-name="P3" draw:layer="layout" svg:width="1.213cm" svg:height="0.184cm" svg:x="19.916cm" svg:y="16.6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5" draw:text-style-name="P4" draw:layer="layout" svg:width="2.2cm" svg:height="0.725cm" svg:x="19.512cm" svg:y="17.025cm">
            <draw:text-box>
              <text:p>CHZoom</text:p>
            </draw:text-box>
          </draw:frame>
        </draw:g>
        <draw:g>
          <draw:custom-shape draw:style-name="gr86" draw:text-style-name="P1" draw:layer="layout" svg:width="3.25cm" svg:height="2.25cm" svg:x="8.45cm" svg:y="9.15cm">
            <text:p/>
            <draw:enhanced-geometry svg:viewBox="0 0 21600 21600" draw:mirror-horizontal="false" draw:mirror-vertical="false" draw:type="rectangle" draw:enhanced-path="M 0 0 L 21600 0 21600 21600 0 21600 0 0 Z N"/>
          </draw:custom-shape>
          <draw:g draw:name="laptop 2">
            <draw:custom-shape draw:style-name="gr87" draw:text-style-name="P3" draw:layer="layout" svg:width="1.213cm" svg:height="0.849cm" svg:x="9.566cm" svg:y="9.408cm">
              <text:p/>
              <draw:enhanced-geometry svg:viewBox="0 0 21600 21600" draw:mirror-horizontal="false" draw:mirror-vertical="false" draw:type="rectangle" draw:enhanced-path="M 0 0 L 21600 0 21600 21600 0 21600 0 0 Z N"/>
            </draw:custom-shape>
            <draw:rect draw:style-name="gr88" draw:text-style-name="P3" draw:layer="layout" svg:width="0.97cm" svg:height="0.607cm" svg:x="9.688cm" svg:y="9.529cm">
              <text:p/>
            </draw:rect>
            <draw:custom-shape draw:style-name="gr89" draw:text-style-name="P3" draw:layer="layout" svg:width="1.455cm" svg:height="0.364cm" svg:x="9.445cm" svg:y="10.25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0" draw:text-style-name="P3" draw:layer="layout" svg:width="0.243cm" svg:height="0.063cm" svg:x="10.051cm" svg:y="10.48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1" draw:text-style-name="P3" draw:layer="layout" svg:width="1.213cm" svg:height="0.184cm" svg:x="9.566cm" svg:y="10.31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4" draw:layer="layout" svg:width="3.499cm" svg:height="0.725cm" svg:x="8.462cm" svg:y="10.675cm">
            <draw:text-box>
              <text:p>CHPresentation</text:p>
            </draw:text-box>
          </draw:frame>
        </draw:g>
        <draw:g>
          <draw:custom-shape draw:style-name="gr93" draw:text-style-name="P1" draw:layer="layout" svg:width="1.75cm" svg:height="1.75cm" svg:x="21.75cm" svg:y="12.75cm">
            <text:p/>
            <draw:enhanced-geometry svg:viewBox="0 0 21600 21600" draw:mirror-horizontal="false" draw:mirror-vertical="false" draw:type="rectangle" draw:enhanced-path="M 0 0 L 21600 0 21600 21600 0 21600 0 0 Z N"/>
          </draw:custom-shape>
          <draw:g>
            <draw:path draw:style-name="gr94" draw:layer="layout" svg:width="1.249cm" svg:height="0.66cm" svg:x="22cm" svg:y="13.114cm" svg:viewBox="0 0 1250 661" svg:d="m1244 202c-5-25-15-52-37-79-33-40-77-70-115-90l-154-33-293 92-521 163-95 30c0 0-29 9-29 26v51c0 9 5 14 5 14l218 268c12 15 31 21 49 15l946-298c46-15 30-137 26-159z">
              <text:p/>
            </draw:path>
            <draw:path draw:style-name="gr95" draw:layer="layout" svg:width="0.071cm" svg:height="0.092cm" svg:x="22.234cm" svg:y="13.565cm" svg:viewBox="0 0 72 93" svg:d="m66 57-2-40c0-9-13-17-29-17s-28 8-28 17l-1 36v4c-4 4-6 8-6 13 0 13 16 23 36 23s36-10 36-23c0-5-2-9-6-13z">
              <text:p/>
            </draw:path>
            <draw:path draw:style-name="gr95" draw:layer="layout" svg:width="0.071cm" svg:height="0.092cm" svg:x="22.176cm" svg:y="13.494cm" svg:viewBox="0 0 72 93" svg:d="m72 70c0-5-3-9-6-13h-1l-1-40c-1-9-13-17-29-17s-28 8-28 17l-1 40c-4 4-6 8-6 13 0 13 16 23 36 23s36-10 36-23z">
              <text:p/>
            </draw:path>
            <draw:path draw:style-name="gr95" draw:layer="layout" svg:width="0.071cm" svg:height="0.092cm" svg:x="22.118cm" svg:y="13.423cm" svg:viewBox="0 0 72 93" svg:d="m72 70c0-5-2-9-6-13l-2-39c0-10-13-18-28-18-16 0-29 8-29 18l-1 35v4c-4 4-6 8-6 13 0 13 16 23 36 23s36-10 36-23z">
              <text:p/>
            </draw:path>
            <draw:path draw:style-name="gr95" draw:layer="layout" svg:width="0.071cm" svg:height="0.09cm" svg:x="22.06cm" svg:y="13.351cm" svg:viewBox="0 0 72 91" svg:d="m72 69c0-5-2-9-6-12l-1-4-1-35v-1c0-9-13-17-28-17-16 0-28 8-28 17v1h-1l-1 39c-4 3-6 7-6 12 0 12 16 22 36 22s36-10 36-22z">
              <text:p/>
            </draw:path>
            <draw:path draw:style-name="gr95" draw:layer="layout" svg:width="0.071cm" svg:height="0.09cm" svg:x="22.638cm" svg:y="13.171cm" svg:viewBox="0 0 72 91" svg:d="m36 91c20 0 36-10 36-22 0-5-2-9-6-12h-1l-1-39c0-1 0-1 0-1 0-9-13-17-29-17-15 0-28 8-28 17l-1 35c0 1 0 1 0 1v4c-4 3-6 7-6 12 0 12 16 22 36 22z">
              <text:p/>
            </draw:path>
            <draw:path draw:style-name="gr95" draw:layer="layout" svg:width="0.071cm" svg:height="0.09cm" svg:x="22.756cm" svg:y="13.133cm" svg:viewBox="0 0 72 91" svg:d="m36 91c20 0 36-10 36-22 0-4-2-8-6-12l-2-39v-1c0-9-13-17-28-17-16 0-29 8-29 17 0 1 0 1 0 1l-1 35v4c-4 4-6 8-6 12 0 12 16 22 36 22z">
              <text:p/>
            </draw:path>
            <draw:path draw:style-name="gr95" draw:layer="layout" svg:width="0.046cm" svg:height="0.036cm" svg:x="22.316cm" svg:y="13.402cm" svg:viewBox="0 0 47 37" svg:d="m47 22v-7c0-8-10-15-23-15-14 0-24 7-24 15v7c0 8 10 15 24 15 13 0 23-7 23-15z">
              <text:p/>
            </draw:path>
            <draw:path draw:style-name="gr95" draw:layer="layout" svg:width="0.046cm" svg:height="0.036cm" svg:x="22.383cm" svg:y="13.381cm" svg:viewBox="0 0 47 37" svg:d="m47 22v-8c0-8-10-14-23-14s-24 6-24 14v8c0 8 11 15 24 15s23-7 23-15z">
              <text:p/>
            </draw:path>
            <draw:path draw:style-name="gr95" draw:layer="layout" svg:width="0.046cm" svg:height="0.036cm" svg:x="22.45cm" svg:y="13.36cm" svg:viewBox="0 0 47 37" svg:d="m47 22v-7c0-9-10-15-24-15-13 0-23 6-23 15v7c0 8 10 15 23 15 14 0 24-7 24-15z">
              <text:p/>
            </draw:path>
            <draw:path draw:style-name="gr95" draw:layer="layout" svg:width="0.046cm" svg:height="0.036cm" svg:x="22.516cm" svg:y="13.339cm" svg:viewBox="0 0 47 37" svg:d="m24 37c13 0 23-7 23-15v-8c0-8-10-14-23-14s-24 6-24 14v8c0 8 11 15 24 15z">
              <text:p/>
            </draw:path>
            <draw:path draw:style-name="gr95" draw:layer="layout" svg:width="0.046cm" svg:height="0.036cm" svg:x="22.604cm" svg:y="13.312cm" svg:viewBox="0 0 47 37" svg:d="m24 37c13 0 23-7 23-15v-8c0-8-10-14-23-14-14 0-24 6-24 14v8c0 8 10 15 24 15z">
              <text:p/>
            </draw:path>
            <draw:path draw:style-name="gr95" draw:layer="layout" svg:width="0.046cm" svg:height="0.036cm" svg:x="22.683cm" svg:y="13.287cm" svg:viewBox="0 0 47 37" svg:d="m0 15v7c0 8 10 15 23 15 14 0 24-7 24-15v-7c0-9-10-15-24-15-13 0-23 6-23 15z">
              <text:p/>
            </draw:path>
            <draw:path draw:style-name="gr95" draw:layer="layout" svg:width="0.046cm" svg:height="0.036cm" svg:x="22.761cm" svg:y="13.263cm" svg:viewBox="0 0 47 37" svg:d="m47 22v-7c0-9-11-15-24-15s-23 6-23 15v7c0 8 10 15 23 15s24-7 24-15z">
              <text:p/>
            </draw:path>
            <draw:path draw:style-name="gr95" draw:layer="layout" svg:width="0.038cm" svg:height="0.029cm" svg:x="22.927cm" svg:y="13.363cm" svg:viewBox="0 0 39 30" svg:d="m39 18v-5c0-7-9-13-19-13-11 0-20 6-20 13v5c0 7 9 12 20 12 10 0 19-5 19-12z">
              <text:p/>
            </draw:path>
            <draw:path draw:style-name="gr95" draw:layer="layout" svg:width="0.038cm" svg:height="0.029cm" svg:x="22.557cm" svg:y="13.251cm" svg:viewBox="0 0 39 30" svg:d="m19 30c11 0 20-5 20-12v-6c0-7-9-12-20-12s-19 5-19 12v6c0 7 8 12 19 12z">
              <text:p/>
            </draw:path>
            <draw:path draw:style-name="gr95" draw:layer="layout" svg:width="0.038cm" svg:height="0.029cm" svg:x="22.959cm" svg:y="13.401cm" svg:viewBox="0 0 39 30" svg:d="m20 0c-11 0-20 5-20 12v6c0 6 9 12 20 12 10 0 19-6 19-12v-6c0-7-9-12-19-12z">
              <text:p/>
            </draw:path>
            <draw:path draw:style-name="gr95" draw:layer="layout" svg:width="0.046cm" svg:height="0.036cm" svg:x="22.352cm" svg:y="13.445cm" svg:viewBox="0 0 47 37" svg:d="m23 37c14 0 24-7 24-15v-7c0-9-10-15-24-15-13 0-23 6-23 15v7c0 8 10 15 23 15z">
              <text:p/>
            </draw:path>
            <draw:path draw:style-name="gr95" draw:layer="layout" svg:width="0.046cm" svg:height="0.036cm" svg:x="22.419cm" svg:y="13.424cm" svg:viewBox="0 0 47 37" svg:d="m47 22v-8c0-8-10-14-23-14-14 0-24 6-24 14v8c0 8 10 15 24 15 13 0 23-7 23-15z">
              <text:p/>
            </draw:path>
            <draw:path draw:style-name="gr95" draw:layer="layout" svg:width="0.046cm" svg:height="0.036cm" svg:x="22.485cm" svg:y="13.403cm" svg:viewBox="0 0 47 37" svg:d="m23 37c13 0 24-7 24-15v-7c0-8-11-15-24-15s-23 7-23 15v7c0 8 10 15 23 15z">
              <text:p/>
            </draw:path>
            <draw:path draw:style-name="gr95" draw:layer="layout" svg:width="0.046cm" svg:height="0.036cm" svg:x="22.552cm" svg:y="13.382cm" svg:viewBox="0 0 47 37" svg:d="m24 0c-14 0-24 6-24 14v8c0 8 10 15 24 15 13 0 23-7 23-15v-8c0-8-10-14-23-14z">
              <text:p/>
            </draw:path>
            <draw:path draw:style-name="gr95" draw:layer="layout" svg:width="0.046cm" svg:height="0.036cm" svg:x="22.382cm" svg:y="13.483cm" svg:viewBox="0 0 47 37" svg:d="m24 0c-13 0-24 6-24 15v7c0 8 11 15 24 15s23-7 23-15v-7c0-9-10-15-23-15z">
              <text:p/>
            </draw:path>
            <draw:path draw:style-name="gr95" draw:layer="layout" svg:width="0.046cm" svg:height="0.036cm" svg:x="22.515cm" svg:y="13.442cm" svg:viewBox="0 0 47 37" svg:d="m24 37c13 0 23-7 23-15v-8c0-8-10-14-23-14s-24 6-24 14v8c0 8 11 15 24 15z">
              <text:p/>
            </draw:path>
            <draw:path draw:style-name="gr95" draw:layer="layout" svg:width="0.046cm" svg:height="0.036cm" svg:x="22.582cm" svg:y="13.42cm" svg:viewBox="0 0 47 37" svg:d="m0 14v8c0 8 10 15 23 15 14 0 24-7 24-15v-8c0-8-10-14-24-14-13 0-23 6-23 14z">
              <text:p/>
            </draw:path>
            <draw:path draw:style-name="gr95" draw:layer="layout" svg:width="0.278cm" svg:height="0.355cm" svg:x="22.882cm" svg:y="13.002cm" svg:viewBox="0 0 279 356" svg:d="m252 201c-9-13-24-24-43-32 0-1 0-2 0-2l3-57-3-54c0-15-12-29-30-37h-1c-6-10-21-18-40-19-1 0-2 0-4 0s-3 0-4 0c-19 1-34 9-40 19h-1c-18 8-30 22-30 37l-3 54 3 57c0 2 0 4 1 6-15 8-26 17-34 28-16 14-26 31-26 49v21c0 47 62 85 139 85s140-38 140-85v-21c0-18-10-35-27-49z">
              <text:p/>
            </draw:path>
            <draw:path draw:style-name="gr95" draw:layer="layout" svg:width="0.072cm" svg:height="0.048cm" svg:x="22.625cm" svg:y="13.348cm" svg:viewBox="0 0 73 49" svg:d="m73 30v-8c0-2 0-3-1-4l-13-14c-2-3-6-5-10-3l-47 15c-1 0-2 1-2 2v11c0 0 0 1 1 1l12 14c3 4 8 6 12 4l44-14c3-1 4-3 4-4z">
              <text:p/>
            </draw:path>
            <draw:path draw:style-name="gr95" draw:layer="layout" svg:width="0.072cm" svg:height="0.048cm" svg:x="22.656cm" svg:y="13.386cm" svg:viewBox="0 0 73 49" svg:d="m73 29v-7c0-1 0-3-1-4l-12-15c-3-3-7-4-11-3l-47 16c-1 0-2 1-2 2v10c0 1 0 1 1 2l12 15c3 3 8 5 13 3l44-14c2-1 3-3 3-5z">
              <text:p/>
            </draw:path>
            <draw:path draw:style-name="gr95" draw:layer="layout" svg:width="0.072cm" svg:height="0.048cm" svg:x="22.687cm" svg:y="13.424cm" svg:viewBox="0 0 73 49" svg:d="m73 29v-7c0-2 0-3-1-4l-12-14c-3-3-7-5-11-3l-47 15c-1 0-2 1-2 2v10c0 1 0 1 1 2l12 14c3 4 8 6 13 4l43-14c3-1 4-3 4-5z">
              <text:p/>
            </draw:path>
            <draw:path draw:style-name="gr95" draw:layer="layout" svg:width="0.072cm" svg:height="0.048cm" svg:x="22.718cm" svg:y="13.462cm" svg:viewBox="0 0 73 49" svg:d="m73 22c0-1 0-2-1-3l-12-16c-3-3-7-4-11-3l-47 16c-1 0-2 2-2 3v10c0 0 0 1 1 1l12 15c3 3 8 5 13 3l43-14c3 0 4-2 4-5z">
              <text:p/>
            </draw:path>
            <draw:path draw:style-name="gr95" draw:layer="layout" svg:width="0.072cm" svg:height="0.048cm" svg:x="22.212cm" svg:y="13.426cm" svg:viewBox="0 0 73 49" svg:d="m0 18v10c0 1 0 1 0 2l13 14c3 4 8 6 12 4l44-14c3-1 4-3 4-5v-7c0-2-1-3-1-4l-12-14c-3-3-7-5-11-3l-47 15c-1 0-2 1-2 2z">
              <text:p/>
            </draw:path>
            <draw:path draw:style-name="gr95" draw:layer="layout" svg:width="0.072cm" svg:height="0.048cm" svg:x="22.243cm" svg:y="13.464cm" svg:viewBox="0 0 73 49" svg:d="m72 19-12-16c-3-3-7-4-11-3l-47 16c-1 0-2 2-2 3v10c0 0 0 1 1 1l12 15c3 3 8 5 13 3l43-14c3 0 4-2 4-5v-7c0-1 0-3-1-3z">
              <text:p/>
            </draw:path>
            <draw:path draw:style-name="gr95" draw:layer="layout" svg:width="0.072cm" svg:height="0.048cm" svg:x="22.274cm" svg:y="13.502cm" svg:viewBox="0 0 73 49" svg:d="m0 29v1l13 14c3 4 8 6 12 4l44-14c2-1 4-3 4-5v-7c0-1-1-2-1-4l-13-14c-2-3-6-5-10-3l-47 15c-2 1-2 2-2 3z">
              <text:p/>
            </draw:path>
            <draw:path draw:style-name="gr95" draw:layer="layout" svg:width="0.072cm" svg:height="0.048cm" svg:x="22.32cm" svg:y="13.557cm" svg:viewBox="0 0 73 49" svg:d="m73 29v-7c0-1-1-3-1-3l-13-16c-2-3-6-4-10-3l-47 16c-2 0-2 2-2 3v10 1l13 15c3 3 8 5 13 3l43-14c3 0 4-2 4-5z">
              <text:p/>
            </draw:path>
            <draw:path draw:style-name="gr95" draw:layer="layout" svg:width="0.072cm" svg:height="0.048cm" svg:x="22.161cm" svg:y="13.363cm" svg:viewBox="0 0 73 49" svg:d="m0 29v1l13 14c3 4 8 6 13 4l43-14c3-1 4-2 4-5v-7c0-1 0-2-1-3l-12-16c-3-3-7-4-11-2l-47 15c-1 1-2 2-2 3z">
              <text:p/>
            </draw:path>
            <draw:path draw:style-name="gr95" draw:layer="layout" svg:width="0.072cm" svg:height="0.048cm" svg:x="22.348cm" svg:y="13.593cm" svg:viewBox="0 0 73 49" svg:d="m73 22c0-1 0-3-1-4l-12-15c-3-3-7-4-11-3l-47 16c-1 0-2 1-2 2v11c0 0 0 1 1 1l12 15c3 3 8 5 12 3l44-14c3 0 4-2 4-5z">
              <text:p/>
            </draw:path>
            <draw:path draw:style-name="gr95" draw:layer="layout" svg:width="0.072cm" svg:height="0.048cm" svg:x="22.704cm" svg:y="13.324cm" svg:viewBox="0 0 73 49" svg:d="m0 19v10l1 1 12 15c3 3 8 5 13 3l43-14c3 0 4-2 4-5v-7c0-1 0-3-1-3l-12-15c-3-4-7-5-11-4l-47 16c-1 0-2 2-2 3z">
              <text:p/>
            </draw:path>
            <draw:path draw:style-name="gr95" draw:layer="layout" svg:width="0.072cm" svg:height="0.048cm" svg:x="22.735cm" svg:y="13.362cm" svg:viewBox="0 0 73 49" svg:d="m72 19-13-16c-2-3-6-4-10-3l-47 16c-2 0-2 2-2 3v10 1l13 15c3 3 8 5 12 3l44-14c2 0 4-2 4-5v-7c0-1-1-2-1-3z">
              <text:p/>
            </draw:path>
            <draw:path draw:style-name="gr95" draw:layer="layout" svg:width="0.072cm" svg:height="0.048cm" svg:x="22.766cm" svg:y="13.4cm" svg:viewBox="0 0 73 49" svg:d="m73 29v-8c0-1 0-2-1-3l-13-15c-2-3-6-4-10-3l-47 16c-1 0-2 1-2 2v11l1 1 12 15c3 3 8 5 12 3l44-14c3 0 4-2 4-5z">
              <text:p/>
            </draw:path>
            <draw:path draw:style-name="gr95" draw:layer="layout" svg:width="0.072cm" svg:height="0.048cm" svg:x="22.797cm" svg:y="13.437cm" svg:viewBox="0 0 73 49" svg:d="m73 22c0-1 0-3-1-4l-12-15c-3-3-7-4-11-3l-47 16c-1 0-2 1-2 2v10 1l1 1 12 15c3 3 8 5 13 3l44-14c2 0 3-3 3-5z">
              <text:p/>
            </draw:path>
            <draw:path draw:style-name="gr95" draw:layer="layout" svg:width="0.072cm" svg:height="0.048cm" svg:x="22.782cm" svg:y="13.299cm" svg:viewBox="0 0 73 49" svg:d="m0 18v11c0 0 0 1 1 1l12 15c3 3 8 5 13 3l43-14c3 0 4-2 4-5v-7c0-1 0-3-1-4l-12-15c-3-3-7-4-11-3l-47 16c-1 0-2 1-2 2z">
              <text:p/>
            </draw:path>
            <draw:path draw:style-name="gr95" draw:layer="layout" svg:width="0.072cm" svg:height="0.048cm" svg:x="22.813cm" svg:y="13.337cm" svg:viewBox="0 0 73 49" svg:d="m0 18v10c0 1 0 1 0 2l13 14c3 4 8 6 13 4l43-14c3-1 4-3 4-5v-7c0-2-1-3-1-4l-13-14c-2-3-6-5-10-3l-47 15c-2 0-2 1-2 2z">
              <text:p/>
            </draw:path>
            <draw:path draw:style-name="gr95" draw:layer="layout" svg:width="0.072cm" svg:height="0.048cm" svg:x="22.844cm" svg:y="13.375cm" svg:viewBox="0 0 73 49" svg:d="m73 29v-7c0-1 0-3-1-4l-13-15c-2-3-6-4-10-3l-47 16c-1 0-2 1-2 2v10 1l1 1 12 14c3 4 8 6 13 4l43-14c3-1 4-3 4-5z">
              <text:p/>
            </draw:path>
            <draw:path draw:style-name="gr95" draw:layer="layout" svg:width="0.072cm" svg:height="0.048cm" svg:x="22.875cm" svg:y="13.413cm" svg:viewBox="0 0 73 49" svg:d="m73 22c0-1-1-2-1-4l-13-14c-2-3-6-5-10-3l-47 15c-2 1-2 2-2 3v10 1l13 14c3 4 8 6 12 4l44-14c2-1 4-3 4-4z">
              <text:p/>
            </draw:path>
            <draw:path draw:style-name="gr95" draw:layer="layout" svg:width="0.248cm" svg:height="0.103cm" svg:x="22.264cm" svg:y="13.277cm" svg:viewBox="0 0 249 104" svg:d="m26 104c1 0 2 0 3 0l218-68c2-1 2-2 1-3l-26-32c0-1-1-1-2-1l-218 68c-2 0-2 2-2 3z">
              <text:p/>
            </draw:path>
            <draw:path draw:style-name="gr95" draw:layer="layout" svg:width="0.199cm" svg:height="0.088cm" svg:x="22.449cm" svg:y="13.462cm" svg:viewBox="0 0 200 89" svg:d="m175 37c-6 0-14-1-14-1 0 0-27 9-57 9-26 0-56-12-56-12 0 0-5 0-9-1 5-2 7-6 7-10v-8c0-8-10-14-23-14s-23 6-23 14v8c0 8 10 14 23 14 1 0 3 0 4 0-8 8-17 26-17 26l-3 20c0 1 1 3 2 3l187 4c1 0 2-1 2-1l2-24c0 0-17-27-25-27z">
              <text:p/>
            </draw:path>
            <draw:path draw:style-name="gr96" draw:layer="layout" svg:width="0.056cm" svg:height="0.034cm" svg:x="22.067cm" svg:y="13.35cm" svg:viewBox="0 0 57 35" svg:d="m57 18c0 9-13 17-28 17-16 0-29-8-29-17 0-10 13-18 29-18 15 0 28 8 28 18z">
              <text:p/>
            </draw:path>
            <draw:path draw:style-name="gr96" draw:layer="layout" svg:width="0.058cm" svg:height="0.017cm" svg:x="22.066cm" svg:y="13.402cm" svg:viewBox="0 0 59 18" svg:d="m59 0c0 10-13 18-29 18-17 0-30-8-30-18">
              <text:p/>
            </draw:path>
            <draw:path draw:style-name="gr96" draw:layer="layout" svg:width="0.058cm" svg:height="0.017cm" svg:x="22.124cm" svg:y="13.474cm" svg:viewBox="0 0 59 18" svg:d="m59 0c0 10-13 18-29 18-17 0-30-8-30-18">
              <text:p/>
            </draw:path>
            <draw:path draw:style-name="gr96" draw:layer="layout" svg:width="0.059cm" svg:height="0.017cm" svg:x="22.182cm" svg:y="13.545cm" svg:viewBox="0 0 60 18" svg:d="m60 0c0 10-14 18-30 18-17 0-30-8-30-18">
              <text:p/>
            </draw:path>
            <draw:path draw:style-name="gr96" draw:layer="layout" svg:width="0.059cm" svg:height="0.017cm" svg:x="22.24cm" svg:y="13.616cm" svg:viewBox="0 0 60 18" svg:d="m60 0c0 10-14 18-30 18-17 0-30-8-30-18">
              <text:p/>
            </draw:path>
            <draw:path draw:style-name="gr96" draw:layer="layout" svg:width="0.058cm" svg:height="0.017cm" svg:x="22.644cm" svg:y="13.221cm" svg:viewBox="0 0 59 18" svg:d="m59 0c0 10-13 18-30 18-16 0-29-8-29-18">
              <text:p/>
            </draw:path>
            <draw:path draw:style-name="gr96" draw:layer="layout" svg:width="0.059cm" svg:height="0.017cm" svg:x="22.762cm" svg:y="13.184cm" svg:viewBox="0 0 60 18" svg:d="m60 0c0 10-14 18-30 18-17 0-30-8-30-18">
              <text:p/>
            </draw:path>
            <draw:path draw:style-name="gr96" draw:layer="layout" svg:width="0.056cm" svg:height="0.034cm" svg:x="22.125cm" svg:y="13.421cm" svg:viewBox="0 0 57 35" svg:d="m57 18c0 9-13 17-29 17-15 0-28-8-28-17 0-10 13-18 28-18 16 0 29 8 29 18z">
              <text:p/>
            </draw:path>
            <draw:path draw:style-name="gr96" draw:layer="layout" svg:width="0.056cm" svg:height="0.034cm" svg:x="22.183cm" svg:y="13.492cm" svg:viewBox="0 0 57 35" svg:d="m57 17c0 10-13 18-29 18-15 0-28-8-28-18 0-9 13-17 28-17 16 0 29 8 29 17z">
              <text:p/>
            </draw:path>
            <draw:path draw:style-name="gr96" draw:layer="layout" svg:width="0.056cm" svg:height="0.034cm" svg:x="22.241cm" svg:y="13.563cm" svg:viewBox="0 0 57 35" svg:d="m57 17c0 10-13 18-29 18-15 0-28-8-28-18 0-9 13-17 28-17 16 0 29 8 29 17z">
              <text:p/>
            </draw:path>
            <draw:path draw:style-name="gr96" draw:layer="layout" svg:width="0.06cm" svg:height="0.018cm" svg:x="22.239cm" svg:y="13.632cm" svg:viewBox="0 0 61 19" svg:d="m61 0c0 10-14 19-30 19-17 0-31-9-31-19">
              <text:p/>
            </draw:path>
            <draw:path draw:style-name="gr96" draw:layer="layout" svg:width="0.071cm" svg:height="0.036cm" svg:x="22.234cm" svg:y="13.62cm" svg:viewBox="0 0 72 37" svg:d="m66 0c4 4 6 8 6 13 0 13-16 24-36 24s-36-11-36-24c0-5 2-9 6-13">
              <text:p/>
            </draw:path>
            <draw:line draw:style-name="gr96" draw:layer="layout" svg:x1="22.241cm" svg:y1="13.58cm" svg:x2="22.239cm" svg:y2="13.632cm">
              <text:p/>
            </draw:line>
            <draw:line draw:style-name="gr96" draw:layer="layout" svg:x1="22.298cm" svg:y1="13.58cm" svg:x2="22.301cm" svg:y2="13.632cm">
              <text:p/>
            </draw:line>
            <draw:path draw:style-name="gr96" draw:layer="layout" svg:width="0.06cm" svg:height="0.018cm" svg:x="22.182cm" svg:y="13.56cm" svg:viewBox="0 0 61 19" svg:d="m61 0c0 10-14 19-31 19s-30-9-30-19">
              <text:p/>
            </draw:path>
            <draw:path draw:style-name="gr96" draw:layer="layout" svg:width="0.071cm" svg:height="0.036cm" svg:x="22.176cm" svg:y="13.548cm" svg:viewBox="0 0 72 37" svg:d="m66 0c3 4 6 8 6 13 0 13-16 24-36 24s-36-11-36-24c0-5 2-9 6-13">
              <text:p/>
            </draw:path>
            <draw:line draw:style-name="gr96" draw:layer="layout" svg:x1="22.184cm" svg:y1="13.509cm" svg:x2="22.182cm" svg:y2="13.561cm">
              <text:p/>
            </draw:line>
            <draw:line draw:style-name="gr96" draw:layer="layout" svg:x1="22.239cm" svg:y1="13.509cm" svg:x2="22.242cm" svg:y2="13.561cm">
              <text:p/>
            </draw:line>
            <draw:path draw:style-name="gr96" draw:layer="layout" svg:width="0.06cm" svg:height="0.018cm" svg:x="22.124cm" svg:y="13.489cm" svg:viewBox="0 0 61 19" svg:d="m61 0c0 10-14 19-31 19s-30-9-30-19">
              <text:p/>
            </draw:path>
            <draw:path draw:style-name="gr96" draw:layer="layout" svg:width="0.071cm" svg:height="0.035cm" svg:x="22.118cm" svg:y="13.478cm" svg:viewBox="0 0 72 36" svg:d="m66 0c4 3 6 8 6 13 0 12-16 23-36 23s-36-11-36-23c0-5 2-10 6-13">
              <text:p/>
            </draw:path>
            <draw:line draw:style-name="gr96" draw:layer="layout" svg:x1="22.126cm" svg:y1="13.438cm" svg:x2="22.124cm" svg:y2="13.489cm">
              <text:p/>
            </draw:line>
            <draw:line draw:style-name="gr96" draw:layer="layout" svg:x1="22.182cm" svg:y1="13.438cm" svg:x2="22.185cm" svg:y2="13.489cm">
              <text:p/>
            </draw:line>
            <draw:path draw:style-name="gr96" draw:layer="layout" svg:width="0.06cm" svg:height="0.018cm" svg:x="22.066cm" svg:y="13.418cm" svg:viewBox="0 0 61 19" svg:d="m61 0c0 10-14 19-31 19s-30-9-30-19">
              <text:p/>
            </draw:path>
            <draw:path draw:style-name="gr96" draw:layer="layout" svg:width="0.071cm" svg:height="0.033cm" svg:x="22.06cm" svg:y="13.407cm" svg:viewBox="0 0 72 34" svg:d="m66 0c4 3 6 8 6 12 0 12-16 22-36 22s-36-10-36-22c0-4 2-9 6-12">
              <text:p/>
            </draw:path>
            <draw:line draw:style-name="gr96" draw:layer="layout" svg:x1="22.068cm" svg:y1="13.367cm" svg:x2="22.066cm" svg:y2="13.418cm">
              <text:p/>
            </draw:line>
            <draw:line draw:style-name="gr96" draw:layer="layout" svg:x1="22.124cm" svg:y1="13.367cm" svg:x2="22.127cm" svg:y2="13.418cm">
              <text:p/>
            </draw:line>
            <draw:path draw:style-name="gr96" draw:layer="layout" svg:width="0.056cm" svg:height="0.034cm" svg:x="22.645cm" svg:y="13.169cm" svg:viewBox="0 0 57 35" svg:d="m57 18c0 9-13 17-29 17-15 0-28-8-28-17 0-10 13-18 28-18 16 0 29 8 29 18z">
              <text:p/>
            </draw:path>
            <draw:path draw:style-name="gr96" draw:layer="layout" svg:width="0.06cm" svg:height="0.018cm" svg:x="22.644cm" svg:y="13.238cm" svg:viewBox="0 0 61 19" svg:d="m61 0c0 10-14 19-31 19s-30-9-30-19">
              <text:p/>
            </draw:path>
            <draw:path draw:style-name="gr96" draw:layer="layout" svg:width="0.071cm" svg:height="0.033cm" svg:x="22.638cm" svg:y="13.226cm" svg:viewBox="0 0 72 34" svg:d="m66 0c4 3 6 8 6 12 0 12-16 22-36 22s-36-10-36-22c0-4 2-9 6-12">
              <text:p/>
            </draw:path>
            <draw:line draw:style-name="gr96" draw:layer="layout" svg:x1="22.646cm" svg:y1="13.186cm" svg:x2="22.644cm" svg:y2="13.238cm">
              <text:p/>
            </draw:line>
            <draw:line draw:style-name="gr96" draw:layer="layout" svg:x1="22.702cm" svg:y1="13.186cm" svg:x2="22.705cm" svg:y2="13.238cm">
              <text:p/>
            </draw:line>
            <draw:path draw:style-name="gr96" draw:layer="layout" svg:width="0.056cm" svg:height="0.034cm" svg:x="22.763cm" svg:y="13.131cm" svg:viewBox="0 0 57 35" svg:d="m57 17c0 10-12 18-28 18s-29-8-29-18c0-9 13-17 29-17s28 8 28 17z">
              <text:p/>
            </draw:path>
            <draw:path draw:style-name="gr96" draw:layer="layout" svg:width="0.06cm" svg:height="0.018cm" svg:x="22.761cm" svg:y="13.2cm" svg:viewBox="0 0 61 19" svg:d="m61 0c0 10-14 19-31 19-16 0-30-9-30-19">
              <text:p/>
            </draw:path>
            <draw:path draw:style-name="gr96" draw:layer="layout" svg:width="0.071cm" svg:height="0.032cm" svg:x="22.756cm" svg:y="13.188cm" svg:viewBox="0 0 72 33" svg:d="m66 0c4 3 6 7 6 12 0 12-16 21-36 21s-36-9-36-21c0-5 2-9 6-12">
              <text:p/>
            </draw:path>
            <draw:line draw:style-name="gr96" draw:layer="layout" svg:x1="22.763cm" svg:y1="13.149cm" svg:x2="22.761cm" svg:y2="13.201cm">
              <text:p/>
            </draw:line>
            <draw:line draw:style-name="gr96" draw:layer="layout" svg:x1="22.82cm" svg:y1="13.149cm" svg:x2="22.823cm" svg:y2="13.201cm">
              <text:p/>
            </draw:line>
            <draw:path draw:style-name="gr96" draw:layer="layout" svg:width="0.046cm" svg:height="0.029cm" svg:x="22.316cm" svg:y="13.4cm" svg:viewBox="0 0 47 30" svg:d="m47 14c0 9-10 16-23 16-14 0-24-7-24-16 0-8 10-14 24-14 13 0 23 6 23 14z">
              <text:p/>
            </draw:path>
            <draw:path draw:style-name="gr96" draw:layer="layout" svg:width="0.046cm" svg:height="0.014cm" svg:x="22.316cm" svg:y="13.422cm" svg:viewBox="0 0 47 15" svg:d="m47 0c0 8-10 15-23 15-14 0-24-7-24-15">
              <text:p/>
            </draw:path>
            <draw:line draw:style-name="gr96" draw:layer="layout" svg:x1="22.363cm" svg:y1="13.415cm" svg:x2="22.363cm" svg:y2="13.422cm">
              <text:p/>
            </draw:line>
            <draw:line draw:style-name="gr96" draw:layer="layout" svg:x1="22.316cm" svg:y1="13.415cm" svg:x2="22.316cm" svg:y2="13.422cm">
              <text:p/>
            </draw:line>
            <draw:path draw:style-name="gr96" draw:layer="layout" svg:width="0.046cm" svg:height="0.028cm" svg:x="22.383cm" svg:y="13.379cm" svg:viewBox="0 0 47 29" svg:d="m47 14c0 9-10 15-23 15s-24-6-24-15c0-8 11-14 24-14s23 6 23 14z">
              <text:p/>
            </draw:path>
            <draw:path draw:style-name="gr96" draw:layer="layout" svg:width="0.046cm" svg:height="0.014cm" svg:x="22.383cm" svg:y="13.401cm" svg:viewBox="0 0 47 15" svg:d="m47 0c0 8-10 15-23 15s-24-7-24-15">
              <text:p/>
            </draw:path>
            <draw:line draw:style-name="gr96" draw:layer="layout" svg:x1="22.429cm" svg:y1="13.394cm" svg:x2="22.429cm" svg:y2="13.401cm">
              <text:p/>
            </draw:line>
            <draw:line draw:style-name="gr96" draw:layer="layout" svg:x1="22.383cm" svg:y1="13.394cm" svg:x2="22.383cm" svg:y2="13.401cm">
              <text:p/>
            </draw:line>
            <draw:path draw:style-name="gr96" draw:layer="layout" svg:width="0.046cm" svg:height="0.028cm" svg:x="22.45cm" svg:y="13.359cm" svg:viewBox="0 0 47 29" svg:d="m47 15c0 8-10 14-24 14-13 0-23-6-23-14 0-9 10-15 23-15 14 0 24 6 24 15z">
              <text:p/>
            </draw:path>
            <draw:path draw:style-name="gr96" draw:layer="layout" svg:width="0.046cm" svg:height="0.014cm" svg:x="22.45cm" svg:y="13.381cm" svg:viewBox="0 0 47 15" svg:d="m47 0c0 8-10 15-24 15-13 0-23-7-23-15">
              <text:p/>
            </draw:path>
            <draw:line draw:style-name="gr96" draw:layer="layout" svg:x1="22.496cm" svg:y1="13.373cm" svg:x2="22.496cm" svg:y2="13.38cm">
              <text:p/>
            </draw:line>
            <draw:line draw:style-name="gr96" draw:layer="layout" svg:x1="22.45cm" svg:y1="13.373cm" svg:x2="22.45cm" svg:y2="13.38cm">
              <text:p/>
            </draw:line>
            <draw:path draw:style-name="gr96" draw:layer="layout" svg:width="0.046cm" svg:height="0.028cm" svg:x="22.516cm" svg:y="13.338cm" svg:viewBox="0 0 47 29" svg:d="m47 15c0 8-10 14-23 14s-24-6-24-14 11-15 24-15 23 7 23 15z">
              <text:p/>
            </draw:path>
            <draw:path draw:style-name="gr96" draw:layer="layout" svg:width="0.046cm" svg:height="0.014cm" svg:x="22.516cm" svg:y="13.359cm" svg:viewBox="0 0 47 15" svg:d="m47 0c0 8-10 15-23 15s-24-7-24-15">
              <text:p/>
            </draw:path>
            <draw:line draw:style-name="gr96" draw:layer="layout" svg:x1="22.563cm" svg:y1="13.352cm" svg:x2="22.563cm" svg:y2="13.359cm">
              <text:p/>
            </draw:line>
            <draw:line draw:style-name="gr96" draw:layer="layout" svg:x1="22.516cm" svg:y1="13.352cm" svg:x2="22.516cm" svg:y2="13.359cm">
              <text:p/>
            </draw:line>
            <draw:path draw:style-name="gr96" draw:layer="layout" svg:width="0.046cm" svg:height="0.029cm" svg:x="22.604cm" svg:y="13.31cm" svg:viewBox="0 0 47 30" svg:d="m47 15c0 8-10 15-23 15-14 0-24-7-24-15s10-15 24-15c13 0 23 7 23 15z">
              <text:p/>
            </draw:path>
            <draw:path draw:style-name="gr96" draw:layer="layout" svg:width="0.046cm" svg:height="0.014cm" svg:x="22.604cm" svg:y="13.332cm" svg:viewBox="0 0 47 15" svg:d="m47 0c0 9-10 15-23 15-14 0-24-6-24-15">
              <text:p/>
            </draw:path>
            <draw:line draw:style-name="gr96" draw:layer="layout" svg:x1="22.651cm" svg:y1="13.325cm" svg:x2="22.651cm" svg:y2="13.332cm">
              <text:p/>
            </draw:line>
            <draw:line draw:style-name="gr96" draw:layer="layout" svg:x1="22.604cm" svg:y1="13.325cm" svg:x2="22.604cm" svg:y2="13.332cm">
              <text:p/>
            </draw:line>
            <draw:path draw:style-name="gr96" draw:layer="layout" svg:width="0.046cm" svg:height="0.028cm" svg:x="22.683cm" svg:y="13.286cm" svg:viewBox="0 0 47 29" svg:d="m47 14c0 8-10 15-24 15-13 0-23-7-23-15s10-14 23-14c14 0 24 6 24 14z">
              <text:p/>
            </draw:path>
            <draw:path draw:style-name="gr96" draw:layer="layout" svg:width="0.046cm" svg:height="0.014cm" svg:x="22.683cm" svg:y="13.308cm" svg:viewBox="0 0 47 15" svg:d="m47 0c0 8-10 15-24 15-13 0-23-7-23-15">
              <text:p/>
            </draw:path>
            <draw:line draw:style-name="gr96" draw:layer="layout" svg:x1="22.729cm" svg:y1="13.3cm" svg:x2="22.729cm" svg:y2="13.307cm">
              <text:p/>
            </draw:line>
            <draw:line draw:style-name="gr96" draw:layer="layout" svg:x1="22.683cm" svg:y1="13.3cm" svg:x2="22.683cm" svg:y2="13.307cm">
              <text:p/>
            </draw:line>
            <draw:path draw:style-name="gr96" draw:layer="layout" svg:width="0.046cm" svg:height="0.029cm" svg:x="22.761cm" svg:y="13.261cm" svg:viewBox="0 0 47 30" svg:d="m47 15c0 8-11 15-24 15s-23-7-23-15c0-9 10-15 23-15s24 6 24 15z">
              <text:p/>
            </draw:path>
            <draw:path draw:style-name="gr96" draw:layer="layout" svg:width="0.046cm" svg:height="0.014cm" svg:x="22.761cm" svg:y="13.283cm" svg:viewBox="0 0 47 15" svg:d="m47 0c0 8-11 15-24 15s-23-7-23-15">
              <text:p/>
            </draw:path>
            <draw:line draw:style-name="gr96" draw:layer="layout" svg:x1="22.807cm" svg:y1="13.276cm" svg:x2="22.807cm" svg:y2="13.283cm">
              <text:p/>
            </draw:line>
            <draw:line draw:style-name="gr96" draw:layer="layout" svg:x1="22.761cm" svg:y1="13.276cm" svg:x2="22.761cm" svg:y2="13.283cm">
              <text:p/>
            </draw:line>
            <draw:path draw:style-name="gr96" draw:layer="layout" svg:width="0.038cm" svg:height="0.023cm" svg:x="22.927cm" svg:y="13.362cm" svg:viewBox="0 0 39 24" svg:d="m39 13c0 6-9 11-19 11-11 0-20-5-20-11 0-7 9-13 20-13 10 0 19 6 19 13z">
              <text:p/>
            </draw:path>
            <draw:path draw:style-name="gr96" draw:layer="layout" svg:width="0.038cm" svg:height="0.012cm" svg:x="22.927cm" svg:y="13.379cm" svg:viewBox="0 0 39 13" svg:d="m39 0c0 7-9 13-19 13-11 0-20-6-20-13">
              <text:p/>
            </draw:path>
            <draw:line draw:style-name="gr96" draw:layer="layout" svg:x1="22.966cm" svg:y1="13.374cm" svg:x2="22.966cm" svg:y2="13.38cm">
              <text:p/>
            </draw:line>
            <draw:line draw:style-name="gr96" draw:layer="layout" svg:x1="22.927cm" svg:y1="13.374cm" svg:x2="22.927cm" svg:y2="13.38cm">
              <text:p/>
            </draw:line>
            <draw:path draw:style-name="gr96" draw:layer="layout" svg:width="0.038cm" svg:height="0.023cm" svg:x="22.557cm" svg:y="13.249cm" svg:viewBox="0 0 39 24" svg:d="m39 12c0 7-9 12-20 12s-19-5-19-12 8-12 19-12 20 5 20 12z">
              <text:p/>
            </draw:path>
            <draw:path draw:style-name="gr96" draw:layer="layout" svg:width="0.038cm" svg:height="0.012cm" svg:x="22.557cm" svg:y="13.267cm" svg:viewBox="0 0 39 13" svg:d="m39 0c0 6-9 13-20 13s-19-7-19-13">
              <text:p/>
            </draw:path>
            <draw:line draw:style-name="gr96" draw:layer="layout" svg:x1="22.595cm" svg:y1="13.261cm" svg:x2="22.595cm" svg:y2="13.267cm">
              <text:p/>
            </draw:line>
            <draw:line draw:style-name="gr96" draw:layer="layout" svg:x1="22.557cm" svg:y1="13.261cm" svg:x2="22.557cm" svg:y2="13.267cm">
              <text:p/>
            </draw:line>
            <draw:path draw:style-name="gr96" draw:layer="layout" svg:width="0.038cm" svg:height="0.024cm" svg:x="22.959cm" svg:y="13.399cm" svg:viewBox="0 0 39 25" svg:d="m39 13c0 6-9 12-19 12-11 0-20-6-20-12 0-7 9-13 20-13 10 0 19 6 19 13z">
              <text:p/>
            </draw:path>
            <draw:path draw:style-name="gr96" draw:layer="layout" svg:width="0.038cm" svg:height="0.011cm" svg:x="22.959cm" svg:y="13.418cm" svg:viewBox="0 0 39 12" svg:d="m39 0c0 6-9 12-19 12-11 0-20-6-20-12">
              <text:p/>
            </draw:path>
            <draw:line draw:style-name="gr96" draw:layer="layout" svg:x1="22.998cm" svg:y1="13.411cm" svg:x2="22.998cm" svg:y2="13.417cm">
              <text:p/>
            </draw:line>
            <draw:line draw:style-name="gr96" draw:layer="layout" svg:x1="22.959cm" svg:y1="13.411cm" svg:x2="22.959cm" svg:y2="13.417cm">
              <text:p/>
            </draw:line>
            <draw:path draw:style-name="gr96" draw:layer="layout" svg:width="0.046cm" svg:height="0.029cm" svg:x="22.352cm" svg:y="13.443cm" svg:viewBox="0 0 47 30" svg:d="m47 15c0 8-10 15-24 15-13 0-23-7-23-15 0-9 10-15 23-15 14 0 24 6 24 15z">
              <text:p/>
            </draw:path>
            <draw:path draw:style-name="gr96" draw:layer="layout" svg:width="0.046cm" svg:height="0.014cm" svg:x="22.352cm" svg:y="13.465cm" svg:viewBox="0 0 47 15" svg:d="m47 0c0 8-10 15-24 15-13 0-23-7-23-15">
              <text:p/>
            </draw:path>
            <draw:line draw:style-name="gr96" draw:layer="layout" svg:x1="22.399cm" svg:y1="13.458cm" svg:x2="22.399cm" svg:y2="13.465cm">
              <text:p/>
            </draw:line>
            <draw:line draw:style-name="gr96" draw:layer="layout" svg:x1="22.352cm" svg:y1="13.458cm" svg:x2="22.352cm" svg:y2="13.465cm">
              <text:p/>
            </draw:line>
            <draw:path draw:style-name="gr96" draw:layer="layout" svg:width="0.046cm" svg:height="0.029cm" svg:x="22.419cm" svg:y="13.422cm" svg:viewBox="0 0 47 30" svg:d="m47 15c0 8-10 15-23 15-14 0-24-7-24-15s10-15 24-15c13 0 23 7 23 15z">
              <text:p/>
            </draw:path>
            <draw:path draw:style-name="gr96" draw:layer="layout" svg:width="0.046cm" svg:height="0.014cm" svg:x="22.419cm" svg:y="13.444cm" svg:viewBox="0 0 47 15" svg:d="m47 0c0 8-10 15-23 15-14 0-24-7-24-15">
              <text:p/>
            </draw:path>
            <draw:line draw:style-name="gr96" draw:layer="layout" svg:x1="22.465cm" svg:y1="13.437cm" svg:x2="22.465cm" svg:y2="13.444cm">
              <text:p/>
            </draw:line>
            <draw:line draw:style-name="gr96" draw:layer="layout" svg:x1="22.419cm" svg:y1="13.437cm" svg:x2="22.419cm" svg:y2="13.444cm">
              <text:p/>
            </draw:line>
            <draw:path draw:style-name="gr96" draw:layer="layout" svg:width="0.046cm" svg:height="0.028cm" svg:x="22.485cm" svg:y="13.402cm" svg:viewBox="0 0 47 29" svg:d="m47 14c0 8-11 15-24 15s-23-7-23-15 10-14 23-14 24 6 24 14z">
              <text:p/>
            </draw:path>
            <draw:path draw:style-name="gr96" draw:layer="layout" svg:width="0.046cm" svg:height="0.014cm" svg:x="22.485cm" svg:y="13.423cm" svg:viewBox="0 0 47 15" svg:d="m47 0c0 8-11 15-24 15s-23-7-23-15">
              <text:p/>
            </draw:path>
            <draw:line draw:style-name="gr96" draw:layer="layout" svg:x1="22.532cm" svg:y1="13.416cm" svg:x2="22.532cm" svg:y2="13.423cm">
              <text:p/>
            </draw:line>
            <draw:line draw:style-name="gr96" draw:layer="layout" svg:x1="22.485cm" svg:y1="13.416cm" svg:x2="22.485cm" svg:y2="13.423cm">
              <text:p/>
            </draw:line>
            <draw:path draw:style-name="gr96" draw:layer="layout" svg:width="0.046cm" svg:height="0.028cm" svg:x="22.552cm" svg:y="13.38cm" svg:viewBox="0 0 47 29" svg:d="m47 14c0 9-10 15-23 15-14 0-24-6-24-15 0-8 10-14 24-14 13 0 23 6 23 14z">
              <text:p/>
            </draw:path>
            <draw:path draw:style-name="gr96" draw:layer="layout" svg:width="0.046cm" svg:height="0.014cm" svg:x="22.552cm" svg:y="13.402cm" svg:viewBox="0 0 47 15" svg:d="m47 0c0 8-10 15-23 15-14 0-24-7-24-15">
              <text:p/>
            </draw:path>
            <draw:line draw:style-name="gr96" draw:layer="layout" svg:x1="22.598cm" svg:y1="13.395cm" svg:x2="22.598cm" svg:y2="13.402cm">
              <text:p/>
            </draw:line>
            <draw:line draw:style-name="gr96" draw:layer="layout" svg:x1="22.552cm" svg:y1="13.395cm" svg:x2="22.552cm" svg:y2="13.402cm">
              <text:p/>
            </draw:line>
            <draw:path draw:style-name="gr96" draw:layer="layout" svg:width="0.046cm" svg:height="0.029cm" svg:x="22.382cm" svg:y="13.482cm" svg:viewBox="0 0 47 30" svg:d="m47 15c0 8-10 15-23 15s-24-7-24-15 11-15 24-15 23 7 23 15z">
              <text:p/>
            </draw:path>
            <draw:path draw:style-name="gr96" draw:layer="layout" svg:width="0.046cm" svg:height="0.014cm" svg:x="22.382cm" svg:y="13.503cm" svg:viewBox="0 0 47 15" svg:d="m47 0c0 8-10 15-23 15s-24-7-24-15">
              <text:p/>
            </draw:path>
            <draw:line draw:style-name="gr96" draw:layer="layout" svg:x1="22.429cm" svg:y1="13.496cm" svg:x2="22.429cm" svg:y2="13.503cm">
              <text:p/>
            </draw:line>
            <draw:line draw:style-name="gr96" draw:layer="layout" svg:x1="22.382cm" svg:y1="13.496cm" svg:x2="22.382cm" svg:y2="13.503cm">
              <text:p/>
            </draw:line>
            <draw:path draw:style-name="gr96" draw:layer="layout" svg:width="0.046cm" svg:height="0.029cm" svg:x="22.449cm" svg:y="13.461cm" svg:viewBox="0 0 47 30" svg:d="m47 14c0 8-10 16-24 16-13 0-23-8-23-16s10-14 23-14c14 0 24 6 24 14z">
              <text:p/>
            </draw:path>
            <draw:path draw:style-name="gr96" draw:layer="layout" svg:width="0.026cm" svg:height="0.014cm" svg:x="22.449cm" svg:y="13.482cm" svg:viewBox="0 0 27 15" svg:d="m27 15c-1 0-3 0-4 0-13 0-23-7-23-15">
              <text:p/>
            </draw:path>
            <draw:path draw:style-name="gr96" draw:layer="layout" svg:width="0.007cm" svg:height="0.01cm" svg:x="22.488cm" svg:y="13.482cm" svg:viewBox="0 0 8 11" svg:d="m8 0c0 4-3 8-8 11">
              <text:p/>
            </draw:path>
            <draw:line draw:style-name="gr96" draw:layer="layout" svg:x1="22.495cm" svg:y1="13.475cm" svg:x2="22.495cm" svg:y2="13.482cm">
              <text:p/>
            </draw:line>
            <draw:line draw:style-name="gr96" draw:layer="layout" svg:x1="22.449cm" svg:y1="13.475cm" svg:x2="22.449cm" svg:y2="13.482cm">
              <text:p/>
            </draw:line>
            <draw:path draw:style-name="gr96" draw:layer="layout" svg:width="0.046cm" svg:height="0.028cm" svg:x="22.515cm" svg:y="13.44cm" svg:viewBox="0 0 47 29" svg:d="m47 14c0 9-10 15-23 15s-24-6-24-15c0-8 11-14 24-14s23 6 23 14z">
              <text:p/>
            </draw:path>
            <draw:path draw:style-name="gr96" draw:layer="layout" svg:width="0.046cm" svg:height="0.014cm" svg:x="22.515cm" svg:y="13.462cm" svg:viewBox="0 0 47 15" svg:d="m47 0c0 8-10 15-23 15s-24-7-24-15">
              <text:p/>
            </draw:path>
            <draw:line draw:style-name="gr96" draw:layer="layout" svg:x1="22.562cm" svg:y1="13.454cm" svg:x2="22.562cm" svg:y2="13.461cm">
              <text:p/>
            </draw:line>
            <draw:line draw:style-name="gr96" draw:layer="layout" svg:x1="22.515cm" svg:y1="13.454cm" svg:x2="22.515cm" svg:y2="13.461cm">
              <text:p/>
            </draw:line>
            <draw:path draw:style-name="gr96" draw:layer="layout" svg:width="0.046cm" svg:height="0.028cm" svg:x="22.582cm" svg:y="13.419cm" svg:viewBox="0 0 47 29" svg:d="m47 15c0 8-10 14-24 14-13 0-23-6-23-14 0-9 10-15 23-15 14 0 24 6 24 15z">
              <text:p/>
            </draw:path>
            <draw:path draw:style-name="gr96" draw:layer="layout" svg:width="0.046cm" svg:height="0.014cm" svg:x="22.582cm" svg:y="13.44cm" svg:viewBox="0 0 47 15" svg:d="m47 0c0 8-10 15-24 15-13 0-23-7-23-15">
              <text:p/>
            </draw:path>
            <draw:line draw:style-name="gr96" draw:layer="layout" svg:x1="22.629cm" svg:y1="13.433cm" svg:x2="22.629cm" svg:y2="13.44cm">
              <text:p/>
            </draw:line>
            <draw:line draw:style-name="gr96" draw:layer="layout" svg:x1="22.582cm" svg:y1="13.433cm" svg:x2="22.582cm" svg:y2="13.44cm">
              <text:p/>
            </draw:line>
            <draw:path draw:style-name="gr96" draw:layer="layout" svg:width="0.039cm" svg:height="0.024cm" svg:x="22.996cm" svg:y="13.011cm" svg:viewBox="0 0 40 25" svg:d="m40 12c0 7-9 13-20 13s-20-6-20-13 9-12 20-12 20 5 20 12z">
              <text:p/>
            </draw:path>
            <draw:path draw:style-name="gr96" draw:layer="layout" svg:width="0.083cm" svg:height="0.051cm" svg:x="22.974cm" svg:y="13cm" svg:viewBox="0 0 84 52" svg:d="m84 26c0 14-19 26-42 26s-42-12-42-26c0-15 19-26 42-26s42 11 42 26z">
              <text:p/>
            </draw:path>
            <draw:path draw:style-name="gr96" draw:layer="layout" svg:width="0.094cm" svg:height="0.057cm" svg:x="22.969cm" svg:y="13cm" svg:viewBox="0 0 95 58" svg:d="m95 29c0 16-22 29-47 29-27 0-48-13-48-29s21-29 48-29c25 0 47 13 47 29z">
              <text:p/>
            </draw:path>
            <draw:path draw:style-name="gr96" draw:layer="layout" svg:width="0.094cm" svg:height="0.029cm" svg:x="22.969cm" svg:y="13.053cm" svg:viewBox="0 0 95 30" svg:d="m95 0c0 16-22 30-47 30-27 0-48-14-48-30">
              <text:p/>
            </draw:path>
            <draw:path draw:style-name="gr96" draw:layer="layout" svg:width="0.14cm" svg:height="0.075cm" svg:x="22.945cm" svg:y="13.02cm" svg:viewBox="0 0 141 76" svg:d="m116 0c15 8 25 20 25 33 0 24-31 43-70 43s-71-19-71-43c0-14 10-25 26-33">
              <text:p/>
            </draw:path>
            <draw:path draw:style-name="gr96" draw:layer="layout" svg:width="0.149cm" svg:height="0.082cm" svg:x="22.941cm" svg:y="13.019cm" svg:viewBox="0 0 150 83" svg:d="m120 0c18 8 30 22 30 37 0 26-34 46-75 46-42 0-75-20-75-46 0-15 12-29 30-37">
              <text:p/>
            </draw:path>
            <draw:path draw:style-name="gr96" draw:layer="layout" svg:width="0.149cm" svg:height="0.045cm" svg:x="22.941cm" svg:y="13.167cm" svg:viewBox="0 0 150 46" svg:d="m150 0c0 25-34 46-75 46-42 0-75-21-75-46">
              <text:p/>
            </draw:path>
            <draw:path draw:style-name="gr96" draw:layer="layout" svg:width="0.156cm" svg:height="0.048cm" svg:x="22.938cm" svg:y="13.11cm" svg:viewBox="0 0 157 49" svg:d="m157 0c0 27-35 49-78 49-44 0-79-22-79-49">
              <text:p/>
            </draw:path>
            <draw:path draw:style-name="gr96" draw:layer="layout" svg:width="0.043cm" svg:height="0.019cm" svg:x="22.994cm" svg:y="13.02cm" svg:viewBox="0 0 44 20" svg:d="m41 0c2 2 3 4 3 6 0 8-11 14-22 14-12 0-22-6-22-14 0-2 1-4 3-6">
              <text:p/>
            </draw:path>
            <draw:path draw:style-name="gr96" draw:layer="layout" svg:width="0.021cm" svg:height="0.011cm" svg:x="23.01cm" svg:y="13.25cm" svg:viewBox="0 0 22 12" svg:d="m22 6c0 4-5 6-11 6s-11-2-11-6c0-3 5-6 11-6s11 3 11 6z">
              <text:p/>
            </draw:path>
            <draw:path draw:style-name="gr96" draw:layer="layout" svg:width="0.074cm" svg:height="0.039cm" svg:x="22.984cm" svg:y="13.228cm" svg:viewBox="0 0 75 40" svg:d="m48 0c15 2 27 10 27 20 0 11-17 20-38 20-20 0-37-9-37-20 0-10 11-17 26-20">
              <text:p/>
            </draw:path>
            <draw:path draw:style-name="gr96" draw:layer="layout" svg:width="0.278cm" svg:height="0.133cm" svg:x="22.882cm" svg:y="13.201cm" svg:viewBox="0 0 279 134" svg:d="m252 0c17 14 27 31 27 49 0 47-63 85-140 85s-139-38-139-85c0-18 10-35 26-49">
              <text:p/>
            </draw:path>
            <draw:path draw:style-name="gr96" draw:layer="layout" svg:width="0.278cm" svg:height="0.084cm" svg:x="22.882cm" svg:y="13.271cm" svg:viewBox="0 0 279 85" svg:d="m279 0c0 47-63 85-140 85s-139-38-139-85">
              <text:p/>
            </draw:path>
            <draw:polyline draw:style-name="gr96" draw:layer="layout" svg:width="0.003cm" svg:height="0.11cm" svg:x="22.938cm" svg:y="13.056cm" svg:viewBox="0 0 4 111" draw:points="4,0 0,55 4,111">
              <text:p/>
            </draw:polyline>
            <draw:polyline draw:style-name="gr96" draw:layer="layout" svg:width="0.003cm" svg:height="0.11cm" svg:x="23.091cm" svg:y="13.056cm" svg:viewBox="0 0 4 111" draw:points="0,0 4,55 0,111">
              <text:p/>
            </draw:polyline>
            <draw:line draw:style-name="gr96" draw:layer="layout" svg:x1="22.969cm" svg:y1="13.029cm" svg:x2="22.969cm" svg:y2="13.053cm">
              <text:p/>
            </draw:line>
            <draw:line draw:style-name="gr96" draw:layer="layout" svg:x1="23.063cm" svg:y1="13.029cm" svg:x2="23.063cm" svg:y2="13.053cm">
              <text:p/>
            </draw:line>
            <draw:line draw:style-name="gr96" draw:layer="layout" svg:x1="23.16cm" svg:y1="13.25cm" svg:x2="23.16cm" svg:y2="13.271cm">
              <text:p/>
            </draw:line>
            <draw:line draw:style-name="gr96" draw:layer="layout" svg:x1="22.882cm" svg:y1="13.25cm" svg:x2="22.882cm" svg:y2="13.271cm">
              <text:p/>
            </draw:line>
            <draw:path draw:style-name="gr96" draw:layer="layout" svg:width="0.112cm" svg:height="0.065cm" svg:x="22.965cm" svg:y="13.21cm" svg:viewBox="0 0 113 66" svg:d="m30 1c-17 6-30 17-30 30 0 20 26 35 57 35s56-15 56-35c0-14-14-26-34-31">
              <text:p/>
            </draw:path>
            <draw:path draw:style-name="gr96" draw:layer="layout" svg:width="0.246cm" svg:height="0.137cm" svg:x="22.898cm" svg:y="13.169cm" svg:viewBox="0 0 247 138" svg:d="m45 5c-28 13-45 34-45 57 0 42 56 76 124 76s123-34 123-76c0-25-21-48-53-62">
              <text:p/>
            </draw:path>
            <draw:path draw:style-name="gr96" draw:layer="layout" svg:width="0.221cm" svg:height="0.12cm" svg:x="22.91cm" svg:y="13.175cm" svg:viewBox="0 0 222 121" svg:d="m34 5c-21 12-34 29-34 48 0 38 49 68 112 68 61 0 110-30 110-68 0-21-16-40-42-53">
              <text:p/>
            </draw:path>
            <draw:path draw:style-name="gr96" draw:layer="layout" svg:width="0.181cm" svg:height="0.096cm" svg:x="22.93cm" svg:y="13.19cm" svg:viewBox="0 0 182 97" svg:d="m25 4c-15 10-25 23-25 37 0 32 41 56 91 56s91-24 91-56c0-16-12-31-31-41">
              <text:p/>
            </draw:path>
            <draw:path draw:style-name="gr96" draw:layer="layout" svg:width="0.151cm" svg:height="0.081cm" svg:x="22.945cm" svg:y="13.2cm" svg:viewBox="0 0 152 82" svg:d="m23 3c-14 8-23 20-23 33 0 26 35 46 77 46 41 0 75-20 75-46 0-15-11-28-28-36">
              <text:p/>
            </draw:path>
            <draw:line draw:style-name="gr96" draw:layer="layout" svg:x1="23.009cm" svg:y1="13.213cm" svg:x2="23.011cm" svg:y2="13.257cm">
              <text:p/>
            </draw:line>
            <draw:line draw:style-name="gr96" draw:layer="layout" svg:x1="23.033cm" svg:y1="13.257cm" svg:x2="23.031cm" svg:y2="13.212cm">
              <text:p/>
            </draw:line>
            <draw:path draw:style-name="gr96" draw:layer="layout" svg:width="1.2cm" svg:height="0.541cm" svg:x="22.022cm" svg:y="13.147cm" svg:viewBox="0 0 1201 542" svg:d="m44 241-38 11c-6 2-8 9-4 14l218 268c5 6 14 9 23 7l941-297c5-2 9-5 10-10 7-23 21-92-33-159-26-32-59-56-91-75">
              <text:p/>
            </draw:path>
            <draw:line draw:style-name="gr96" draw:layer="layout" svg:x1="22.645cm" svg:y1="13.206cm" svg:x2="22.124cm" svg:y2="13.37cm">
              <text:p/>
            </draw:line>
            <draw:line draw:style-name="gr96" draw:layer="layout" svg:x1="22.763cm" svg:y1="13.17cm" svg:x2="22.702cm" svg:y2="13.189cm">
              <text:p/>
            </draw:line>
            <draw:line draw:style-name="gr96" draw:layer="layout" svg:x1="22.938cm" svg:y1="13.115cm" svg:x2="22.82cm" svg:y2="13.152cm">
              <text:p/>
            </draw:line>
            <draw:path draw:style-name="gr96" draw:layer="layout" svg:width="1.245cm" svg:height="0.572cm" svg:x="22cm" svg:y="13.147cm" svg:viewBox="0 0 1246 573" svg:d="m29 253c0 0-40 12-26 36l215 265c14 16 35 23 56 16l942-296c10-3 18-11 21-22 10-30 22-98-30-161-33-41-77-70-115-91">
              <text:p/>
            </draw:path>
            <draw:path draw:style-name="gr96" draw:layer="layout" svg:width="1.249cm" svg:height="0.458cm" svg:x="22cm" svg:y="13.317cm" svg:viewBox="0 0 1250 459" svg:d="m1244 0c4 22 20 144-26 159l-946 298c-18 5-37 0-49-15l-218-268c0 0-5-5-5-14v-51">
              <text:p/>
            </draw:path>
            <draw:polyline draw:style-name="gr96" draw:layer="layout" svg:width="0.019cm" svg:height="0.077cm" svg:x="22.223cm" svg:y="13.682cm" svg:viewBox="0 0 20 78" draw:points="20,0 0,24 1,78">
              <text:p/>
            </draw:polyline>
            <draw:polyline draw:style-name="gr96" draw:layer="layout" svg:width="0.01cm" svg:height="0.084cm" svg:x="22.266cm" svg:y="13.687cm" svg:viewBox="0 0 11 85" draw:points="11,85 10,29 0,0">
              <text:p/>
            </draw:polyline>
            <draw:polyline draw:style-name="gr96" draw:layer="layout" svg:width="0.02cm" svg:height="0.076cm" svg:x="22.003cm" svg:y="13.411cm" svg:viewBox="0 0 21 77" draw:points="0,77 0,25 21,0">
              <text:p/>
            </draw:polyline>
            <draw:polyline draw:style-name="gr96" draw:layer="layout" svg:width="0.021cm" svg:height="0.074cm" svg:x="23.215cm" svg:y="13.384cm" svg:viewBox="0 0 22 75" draw:points="0,0 21,19 22,75">
              <text:p/>
            </draw:polyline>
            <draw:polyline draw:style-name="gr96" draw:layer="layout" svg:width="0.01cm" svg:height="0.085cm" svg:x="23.206cm" svg:y="13.391cm" svg:viewBox="0 0 11 86" draw:points="0,0 10,30 11,86">
              <text:p/>
            </draw:polyline>
            <draw:path draw:style-name="gr96" draw:layer="layout" svg:width="0.072cm" svg:height="0.029cm" svg:x="22.625cm" svg:y="13.365cm" svg:viewBox="0 0 73 30" svg:d="m73 3v8c0 2-1 4-4 5l-44 14c-4 1-9 0-12-4l-12-15c-1 0-1 0-1-1v-10">
              <text:p/>
            </draw:path>
            <draw:path draw:style-name="gr96" draw:layer="layout" svg:width="0.072cm" svg:height="0.04cm" svg:x="22.657cm" svg:y="13.385cm" svg:viewBox="0 0 73 41" svg:d="m69 27-42 13c-5 2-10 0-13-3l-13-17c-2-2-1-4 1-4l47-16c4-1 8 0 11 3l12 15c2 3 1 8-3 9z">
              <text:p/>
            </draw:path>
            <draw:path draw:style-name="gr96" draw:layer="layout" svg:width="0.072cm" svg:height="0.029cm" svg:x="22.657cm" svg:y="13.403cm" svg:viewBox="0 0 73 30" svg:d="m73 3v8c0 2-2 4-4 5l-44 14c-4 1-9 0-12-4l-13-15v-1-10">
              <text:p/>
            </draw:path>
            <draw:path draw:style-name="gr96" draw:layer="layout" svg:width="0.072cm" svg:height="0.04cm" svg:x="22.687cm" svg:y="13.423cm" svg:viewBox="0 0 73 41" svg:d="m69 27-42 14c-4 1-9 0-12-4l-14-17c-2-1-1-4 1-4l47-15c4-2 8-1 11 2l12 15c2 3 1 7-3 9z">
              <text:p/>
            </draw:path>
            <draw:path draw:style-name="gr96" draw:layer="layout" svg:width="0.072cm" svg:height="0.029cm" svg:x="22.687cm" svg:y="13.441cm" svg:viewBox="0 0 73 30" svg:d="m73 3v7c0 3-1 4-4 6l-43 14c-5 1-10 0-13-4l-12-15c-1 0-1-1-1-1v-10">
              <text:p/>
            </draw:path>
            <draw:path draw:style-name="gr96" draw:layer="layout" svg:width="0.072cm" svg:height="0.04cm" svg:x="22.718cm" svg:y="13.461cm" svg:viewBox="0 0 73 41" svg:d="m69 26-43 14c-4 2-9 0-12-3l-13-17c-2-2-1-4 1-4l47-16c4-1 8 0 11 3l12 15c2 3 1 7-3 8z">
              <text:p/>
            </draw:path>
            <draw:path draw:style-name="gr96" draw:layer="layout" svg:width="0.072cm" svg:height="0.029cm" svg:x="22.718cm" svg:y="13.479cm" svg:viewBox="0 0 73 30" svg:d="m73 3v8c0 2-1 4-4 5l-43 14c-5 1-10 0-13-4l-12-14c-1-1-1-1-1-2v-10">
              <text:p/>
            </draw:path>
            <draw:path draw:style-name="gr96" draw:layer="layout" svg:width="0.072cm" svg:height="0.041cm" svg:x="22.212cm" svg:y="13.424cm" svg:viewBox="0 0 73 42" svg:d="m69 27-42 14c-5 1-10 0-13-4l-13-17c-2-1-1-4 1-4l47-16c4-1 8 0 11 3l12 15c2 3 1 8-3 9z">
              <text:p/>
            </draw:path>
            <draw:path draw:style-name="gr96" draw:layer="layout" svg:width="0.072cm" svg:height="0.029cm" svg:x="22.212cm" svg:y="13.443cm" svg:viewBox="0 0 73 30" svg:d="m73 3v7c0 3-1 5-4 6l-44 14c-4 1-9 0-12-4l-13-15v-1-10">
              <text:p/>
            </draw:path>
            <draw:path draw:style-name="gr96" draw:layer="layout" svg:width="0.072cm" svg:height="0.04cm" svg:x="22.243cm" svg:y="13.462cm" svg:viewBox="0 0 73 41" svg:d="m69 26-42 14c-5 2-10 0-13-3l-13-17c-1-2-1-4 1-4l47-16c4-1 8 0 11 3l12 15c2 3 1 7-3 8z">
              <text:p/>
            </draw:path>
            <draw:path draw:style-name="gr96" draw:layer="layout" svg:width="0.072cm" svg:height="0.029cm" svg:x="22.243cm" svg:y="13.481cm" svg:viewBox="0 0 73 30" svg:d="m73 3v8c0 2-1 4-4 5l-43 14c-5 1-10 0-13-4l-12-14c-1-1-1-1-1-2v-10">
              <text:p/>
            </draw:path>
            <draw:path draw:style-name="gr96" draw:layer="layout" svg:width="0.072cm" svg:height="0.041cm" svg:x="22.274cm" svg:y="13.5cm" svg:viewBox="0 0 73 42" svg:d="m69 27-42 14c-5 1-10 0-13-4l-13-17c-2-1-1-4 1-4l47-16c4-1 8 0 11 3l12 15c2 3 1 8-3 9z">
              <text:p/>
            </draw:path>
            <draw:path draw:style-name="gr96" draw:layer="layout" svg:width="0.072cm" svg:height="0.029cm" svg:x="22.274cm" svg:y="13.519cm" svg:viewBox="0 0 73 30" svg:d="m73 3v7c0 3-1 4-4 5l-44 15c-4 1-9 0-12-4l-13-15v-1-10">
              <text:p/>
            </draw:path>
            <draw:path draw:style-name="gr96" draw:layer="layout" svg:width="0.072cm" svg:height="0.04cm" svg:x="22.32cm" svg:y="13.556cm" svg:viewBox="0 0 73 41" svg:d="m69 27-42 13c-4 2-9 0-12-3l-14-17c-2-1-1-4 1-4l47-16c4-1 8 0 11 3l12 16c2 2 1 7-3 8z">
              <text:p/>
            </draw:path>
            <draw:path draw:style-name="gr96" draw:layer="layout" svg:width="0.072cm" svg:height="0.03cm" svg:x="22.32cm" svg:y="13.574cm" svg:viewBox="0 0 73 31" svg:d="m73 3v8c0 2-1 4-4 5l-43 14c-5 2-10 0-13-4l-13-15v-1-10">
              <text:p/>
            </draw:path>
            <draw:path draw:style-name="gr96" draw:layer="layout" svg:width="0.072cm" svg:height="0.041cm" svg:x="22.161cm" svg:y="13.361cm" svg:viewBox="0 0 73 42" svg:d="m69 27-42 14c-5 1-10 0-13-4l-13-16c-2-2-1-4 1-5l47-16c4-1 8 0 11 3l12 16c2 3 1 7-3 8z">
              <text:p/>
            </draw:path>
            <draw:path draw:style-name="gr96" draw:layer="layout" svg:width="0.072cm" svg:height="0.03cm" svg:x="22.161cm" svg:y="13.379cm" svg:viewBox="0 0 73 31" svg:d="m73 3v8c0 2-1 4-4 5l-43 14c-5 2-10 0-13-4l-13-15v-1-10">
              <text:p/>
            </draw:path>
            <draw:path draw:style-name="gr96" draw:layer="layout" svg:width="0.072cm" svg:height="0.04cm" svg:x="22.348cm" svg:y="13.591cm" svg:viewBox="0 0 73 41" svg:d="m69 27-42 13c-5 2-10 0-13-3l-13-17c-2-1-1-4 1-4l47-16c4-1 8 0 11 3l12 15c2 3 1 8-3 9z">
              <text:p/>
            </draw:path>
            <draw:path draw:style-name="gr96" draw:layer="layout" svg:width="0.072cm" svg:height="0.029cm" svg:x="22.348cm" svg:y="13.609cm" svg:viewBox="0 0 73 30" svg:d="m73 3v8c0 2-1 4-4 5l-44 14c-4 1-9 0-12-4l-12-15c-1 0-1 0-1-1v-10">
              <text:p/>
            </draw:path>
            <draw:path draw:style-name="gr96" draw:layer="layout" svg:width="0.072cm" svg:height="0.04cm" svg:x="22.704cm" svg:y="13.322cm" svg:viewBox="0 0 73 41" svg:d="m69 27-42 13c-5 2-10 0-13-3l-13-17c-1-1-1-4 1-4l47-16c4-1 8 0 11 3l12 16c2 2 1 7-3 8z">
              <text:p/>
            </draw:path>
            <draw:path draw:style-name="gr96" draw:layer="layout" svg:width="0.072cm" svg:height="0.029cm" svg:x="22.704cm" svg:y="13.341cm" svg:viewBox="0 0 73 30" svg:d="m73 3v8c0 2-1 4-4 4l-43 15c-5 1-10 0-13-4l-12-15c-1 0-1-1-1-1v-10">
              <text:p/>
            </draw:path>
            <draw:path draw:style-name="gr96" draw:layer="layout" svg:width="0.072cm" svg:height="0.041cm" svg:x="22.735cm" svg:y="13.36cm" svg:viewBox="0 0 73 42" svg:d="m69 27-42 14c-5 1-10 0-13-4l-13-17c-2-1-1-3 1-4l47-16c4-1 8 0 11 3l12 16c2 3 1 7-3 8z">
              <text:p/>
            </draw:path>
            <draw:path draw:style-name="gr96" draw:layer="layout" svg:width="0.072cm" svg:height="0.029cm" svg:x="22.735cm" svg:y="13.378cm" svg:viewBox="0 0 73 30" svg:d="m73 3v8c0 2-2 4-4 5l-44 14c-4 1-9 0-12-4l-13-15v-1-10">
              <text:p/>
            </draw:path>
            <draw:path draw:style-name="gr96" draw:layer="layout" svg:width="0.072cm" svg:height="0.04cm" svg:x="22.766cm" svg:y="13.398cm" svg:viewBox="0 0 73 41" svg:d="m69 27-42 13c-5 2-10 0-13-3l-13-17c-2-1-1-4 1-4l47-16c4-1 8 0 10 3l13 16c2 2 1 7-3 8z">
              <text:p/>
            </draw:path>
            <draw:path draw:style-name="gr96" draw:layer="layout" svg:width="0.072cm" svg:height="0.029cm" svg:x="22.766cm" svg:y="13.416cm" svg:viewBox="0 0 73 30" svg:d="m73 3v8c0 2-1 4-4 5l-44 14c-4 1-9 0-12-4l-12-15c-1 0-1 0-1-1v-10">
              <text:p/>
            </draw:path>
            <draw:path draw:style-name="gr96" draw:layer="layout" svg:width="0.072cm" svg:height="0.041cm" svg:x="22.797cm" svg:y="13.436cm" svg:viewBox="0 0 73 42" svg:d="m69 27-42 14c-5 1-10 0-13-4l-13-17c-2-1-1-3 1-4l47-16c4-1 8 0 11 3l12 16c2 3 1 7-3 8z">
              <text:p/>
            </draw:path>
            <draw:path draw:style-name="gr96" draw:layer="layout" svg:width="0.072cm" svg:height="0.029cm" svg:x="22.797cm" svg:y="13.454cm" svg:viewBox="0 0 73 30" svg:d="m73 4v7c0 2-1 4-3 5l-44 14c-5 1-10 0-13-4l-12-14c-1-1-1-1-1-1v-1-10">
              <text:p/>
            </draw:path>
            <draw:path draw:style-name="gr96" draw:layer="layout" svg:width="0.072cm" svg:height="0.04cm" svg:x="22.782cm" svg:y="13.298cm" svg:viewBox="0 0 73 41" svg:d="m69 26-42 14c-5 2-10 0-13-3l-13-17c-1-2-1-4 1-4l47-16c4-1 8 0 11 3l12 15c2 3 1 7-3 8z">
              <text:p/>
            </draw:path>
            <draw:path draw:style-name="gr96" draw:layer="layout" svg:width="0.072cm" svg:height="0.029cm" svg:x="22.782cm" svg:y="13.316cm" svg:viewBox="0 0 73 30" svg:d="m73 3v8c0 2-1 4-4 5l-43 14c-5 1-10 0-13-4l-12-15c-1 0-1 0-1-1v-10">
              <text:p/>
            </draw:path>
            <draw:path draw:style-name="gr96" draw:layer="layout" svg:width="0.072cm" svg:height="0.04cm" svg:x="22.813cm" svg:y="13.335cm" svg:viewBox="0 0 73 41" svg:d="m69 26-42 15c-4 1-10 0-13-4l-13-17c-2-2-1-4 1-4l47-15c4-2 8 0 11 3l12 14c2 3 1 7-3 8z">
              <text:p/>
            </draw:path>
            <draw:path draw:style-name="gr96" draw:layer="layout" svg:width="0.072cm" svg:height="0.029cm" svg:x="22.813cm" svg:y="13.354cm" svg:viewBox="0 0 73 30" svg:d="m73 3v7c0 3-1 5-4 6l-43 14c-5 1-10 0-13-4l-13-15v-1-10">
              <text:p/>
            </draw:path>
            <draw:path draw:style-name="gr96" draw:layer="layout" svg:width="0.072cm" svg:height="0.04cm" svg:x="22.844cm" svg:y="13.373cm" svg:viewBox="0 0 73 41" svg:d="m69 26-42 14c-5 2-10 0-13-3l-13-17c-1-2-1-4 1-4l47-16c3-1 8 0 10 3l13 15c2 3 1 7-3 8z">
              <text:p/>
            </draw:path>
            <draw:path draw:style-name="gr96" draw:layer="layout" svg:width="0.072cm" svg:height="0.029cm" svg:x="22.844cm" svg:y="13.392cm" svg:viewBox="0 0 73 30" svg:d="m73 3v8c0 2-1 4-4 5l-43 14c-5 1-10 0-13-4l-12-14c-1-1-1-1-1-2v-10">
              <text:p/>
            </draw:path>
            <draw:path draw:style-name="gr96" draw:layer="layout" svg:width="0.072cm" svg:height="0.04cm" svg:x="22.875cm" svg:y="13.411cm" svg:viewBox="0 0 73 41" svg:d="m69 26-42 15c-5 1-10 0-13-5l-13-16c-2-2-1-4 1-4l47-15c4-2 8 0 11 3l12 14c2 3 1 7-3 8z">
              <text:p/>
            </draw:path>
            <draw:path draw:style-name="gr96" draw:layer="layout" svg:width="0.072cm" svg:height="0.029cm" svg:x="22.875cm" svg:y="13.43cm" svg:viewBox="0 0 73 30" svg:d="m73 3v7c0 3-2 4-4 5l-44 15c-4 1-9 0-12-4l-13-15v-1-10">
              <text:p/>
            </draw:path>
            <draw:path draw:style-name="gr96" draw:layer="layout" svg:width="0.248cm" svg:height="0.103cm" svg:x="22.264cm" svg:y="13.276cm" svg:viewBox="0 0 249 104" svg:d="m247 36-218 68c-1 0-2 0-3 0l-26-33c0-1 0-3 2-3l218-68c1 0 2 0 2 1l26 32c1 1 1 2-1 3z">
              <text:p/>
            </draw:path>
            <draw:path draw:style-name="gr96" draw:layer="layout" svg:width="0.192cm" svg:height="0.056cm" svg:x="22.456cm" svg:y="13.493cm" svg:viewBox="0 0 193 57" svg:d="m2 30-2 20c0 1 1 2 2 2l186 5c1 0 2-1 2-2l3-23c0 0-17-28-26-28-5 0-14-1-14-1 0 0-26 10-56 10-26 0-56-13-56-13 0 0-11 0-14 0-9 0-25 30-25 30z">
              <text:p/>
            </draw:path>
            <draw:path draw:style-name="gr96" draw:layer="layout" svg:width="0.187cm" svg:height="0.028cm" svg:x="22.457cm" svg:y="13.521cm" svg:viewBox="0 0 188 29" svg:d="m188 29c-5-7-17-25-24-25-6 0-14-1-14-1 0 0-26 10-56 10-27 0-56-13-56-13 0 0-14 0-17 0-7 0-16 14-21 24">
              <text:p/>
            </draw:path>
            <draw:line draw:style-name="gr96" draw:layer="layout" svg:x1="22.609cm" svg:y1="13.496cm" svg:x2="22.606cm" svg:y2="13.524cm">
              <text:p/>
            </draw:line>
            <draw:line draw:style-name="gr96" draw:layer="layout" svg:x1="22.625cm" svg:y1="13.497cm" svg:x2="22.622cm" svg:y2="13.525cm">
              <text:p/>
            </draw:line>
            <draw:line draw:style-name="gr96" draw:layer="layout" svg:x1="22.497cm" svg:y1="13.493cm" svg:x2="22.494cm" svg:y2="13.521cm">
              <text:p/>
            </draw:line>
            <draw:line draw:style-name="gr96" draw:layer="layout" svg:x1="22.481cm" svg:y1="13.493cm" svg:x2="22.478cm" svg:y2="13.521cm">
              <text:p/>
            </draw:line>
          </draw:g>
          <draw:frame draw:style-name="gr97" draw:text-style-name="P4" draw:layer="layout" svg:width="1.306cm" svg:height="0.725cm" svg:x="21.948cm" svg:y="13.775cm">
            <draw:text-box>
              <text:p>PTZ</text:p>
            </draw:text-box>
          </draw:frame>
        </draw:g>
        <draw:custom-shape draw:style-name="gr98" draw:text-style-name="P1" draw:layer="layout" svg:width="3.5cm" svg:height="1.625cm" svg:x="13.95cm" svg:y="10.425cm">
          <text:p/>
          <draw:enhanced-geometry svg:viewBox="0 0 21600 21600" draw:mirror-horizontal="false" draw:mirror-vertical="false" draw:type="rectangle" draw:enhanced-path="M 0 0 L 21600 0 21600 21600 0 21600 0 0 Z N"/>
        </draw:custom-shape>
        <draw:frame draw:style-name="gr99" draw:text-style-name="P4" draw:layer="layout" svg:width="3.94cm" svg:height="0.725cm" svg:x="13.76cm" svg:y="11.425cm">
          <draw:text-box>
            <text:p>switch-hp-4-4-port </text:p>
          </draw:text-box>
        </draw:frame>
        <draw:g draw:name="switch 2">
          <draw:custom-shape draw:style-name="gr100" draw:text-style-name="P3" draw:layer="layout" svg:width="1.75cm" svg:height="0.729cm" svg:x="14.95cm" svg:y="10.55cm">
            <text:p/>
            <draw:enhanced-geometry svg:viewBox="0 0 21600 21600" draw:mirror-horizontal="false" draw:mirror-vertical="false" draw:type="rectangle" draw:enhanced-path="M 0 0 L 21600 0 21600 21600 0 21600 0 0 Z N"/>
          </draw:custom-shape>
          <draw:custom-shape draw:style-name="gr101" draw:text-style-name="P3" draw:layer="layout" svg:width="1.604cm" svg:height="0.073cm" svg:x="15.023cm" svg:y="11.352cm">
            <text:p/>
            <draw:enhanced-geometry svg:viewBox="0 0 21600 21600" draw:mirror-horizontal="false" draw:mirror-vertical="false" draw:type="rectangle" draw:enhanced-path="M 0 0 L 21600 0 21600 21600 0 21600 0 0 Z N"/>
          </draw:custom-shape>
          <draw:custom-shape draw:style-name="gr102" draw:text-style-name="P3" draw:layer="layout" svg:width="0.437cm" svg:height="0.437cm" svg:x="16.19cm" svg:y="10.696cm">
            <text:p/>
            <draw:enhanced-geometry svg:viewBox="0 0 21600 21600" draw:mirror-horizontal="false" draw:mirror-vertical="false" draw:type="rectangle" draw:enhanced-path="M 0 0 L 21600 0 21600 21600 0 21600 0 0 Z N"/>
          </draw:custom-shape>
          <draw:polyline draw:style-name="gr103" draw:text-style-name="P3" draw:layer="layout" svg:width="0.349cm" svg:height="0.232cm" svg:x="16.233cm" svg:y="10.783cm" svg:viewBox="0 0 350 233" draw:points="0,233 98,233 261,0 350,0">
            <text:p/>
          </draw:polyline>
          <draw:polyline draw:style-name="gr104" draw:text-style-name="P3" draw:layer="layout" svg:width="0.349cm" svg:height="0.232cm" svg:x="16.233cm" svg:y="10.783cm" svg:viewBox="0 0 350 233" draw:points="350,233 252,233 89,0 0,0">
            <text:p/>
          </draw:polyline>
          <draw:polygon draw:style-name="gr105" draw:text-style-name="P3" draw:layer="layout" svg:width="0.218cm" svg:height="0.189cm" svg:x="15.023cm" svg:y="10.959cm" svg:viewBox="0 0 219 190" draw:points="0,146 0,0 219,0 219,146 146,146 146,189 73,190 73,146">
            <text:p/>
          </draw:polygon>
          <draw:polygon draw:style-name="gr106" draw:text-style-name="P3" draw:layer="layout" svg:width="0.218cm" svg:height="0.189cm" svg:x="15.607cm" svg:y="10.96cm" svg:viewBox="0 0 219 190" draw:points="0,146 0,0 219,0 219,146 146,146 146,189 73,190 73,146">
            <text:p/>
          </draw:polygon>
          <draw:polygon draw:style-name="gr107" draw:text-style-name="P3" draw:layer="layout" svg:width="0.218cm" svg:height="0.189cm" svg:x="15.316cm" svg:y="10.96cm" svg:viewBox="0 0 219 190" draw:points="0,146 0,0 219,0 219,146 146,146 146,189 73,190 73,146">
            <text:p/>
          </draw:polygon>
          <draw:polygon draw:style-name="gr108" draw:text-style-name="P3" draw:layer="layout" svg:width="0.218cm" svg:height="0.189cm" svg:x="15.9cm" svg:y="10.961cm" svg:viewBox="0 0 219 190" draw:points="0,146 0,0 219,0 219,146 146,146 146,189 73,190 73,146">
            <text:p/>
          </draw:polygon>
          <draw:polygon draw:style-name="gr109" draw:text-style-name="P3" draw:layer="layout" svg:width="0.218cm" svg:height="0.189cm" svg:x="15.023cm" svg:y="10.698cm" svg:viewBox="0 0 219 190" draw:points="0,146 0,0 219,0 219,146 146,146 146,189 73,190 73,146">
            <text:p/>
          </draw:polygon>
          <draw:polygon draw:style-name="gr110" draw:text-style-name="P3" draw:layer="layout" svg:width="0.218cm" svg:height="0.189cm" svg:x="15.607cm" svg:y="10.699cm" svg:viewBox="0 0 219 190" draw:points="0,146 0,0 219,0 219,146 146,146 146,189 73,190 73,146">
            <text:p/>
          </draw:polygon>
          <draw:polygon draw:style-name="gr111" draw:text-style-name="P3" draw:layer="layout" svg:width="0.218cm" svg:height="0.189cm" svg:x="15.316cm" svg:y="10.699cm" svg:viewBox="0 0 219 190" draw:points="0,146 0,0 219,0 219,146 146,146 146,189 73,190 73,146">
            <text:p/>
          </draw:polygon>
          <draw:polygon draw:style-name="gr112" draw:text-style-name="P3" draw:layer="layout" svg:width="0.218cm" svg:height="0.189cm" svg:x="15.9cm" svg:y="10.7cm" svg:viewBox="0 0 219 190" draw:points="0,146 0,0 219,0 219,146 146,146 146,189 73,190 73,146">
            <text:p/>
          </draw:polygon>
        </draw:g>
        <draw:g>
          <draw:custom-shape draw:style-name="gr113" draw:text-style-name="P1" draw:layer="layout" svg:width="2.5cm" svg:height="1.5cm" svg:x="30.19cm" svg:y="7.672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0.05cm" svg:y="6.962cm">
            <draw:image xlink:href="Pictures/10000201000000C8000000C893510A32.png" xlink:type="simple" xlink:show="embed" xlink:actuate="onLoad">
              <text:p/>
            </draw:image>
          </draw:frame>
          <draw:frame draw:style-name="gr114" draw:text-style-name="P4" draw:layer="layout" svg:width="2.648cm" svg:height="0.725cm" svg:x="30.152cm" svg:y="8.487cm">
            <draw:text-box>
              <text:p>CHBeamer</text:p>
            </draw:text-box>
          </draw:frame>
        </draw:g>
        <draw:g>
          <draw:custom-shape draw:style-name="gr115" draw:text-style-name="P1" draw:layer="layout" svg:width="2.5cm" svg:height="2.25cm" svg:x="24.577cm" svg:y="6.9cm">
            <text:p/>
            <draw:enhanced-geometry svg:viewBox="0 0 21600 21600" draw:mirror-horizontal="false" draw:mirror-vertical="false" draw:type="rectangle" draw:enhanced-path="M 0 0 L 21600 0 21600 21600 0 21600 0 0 Z N"/>
          </draw:custom-shape>
          <draw:g>
            <draw:polygon draw:style-name="gr116" draw:layer="layout" svg:width="1.142cm" svg:height="0.773cm" svg:x="25.237cm" svg:y="6.999cm" svg:viewBox="0 0 1143 774" draw:points="1123,774 21,774 0,754 0,20 21,0 1123,0 1143,20 1143,754">
              <text:p/>
            </draw:polygon>
            <draw:polygon draw:style-name="gr116" draw:layer="layout" svg:width="0.7cm" svg:height="0.948cm" svg:x="25.458cm" svg:y="6.9cm" svg:viewBox="0 0 701 949" draw:points="674,949 27,949 0,923 0,27 27,0 674,0 701,27 701,923">
              <text:p/>
            </draw:polygon>
            <draw:path draw:style-name="gr116" draw:layer="layout" svg:width="0.462cm" svg:height="0.463cm" svg:x="25.577cm" svg:y="7.157cm" svg:viewBox="0 0 463 464" svg:d="m463 232c0 128-103 232-231 232s-232-104-232-232 104-232 232-232 231 104 231 232z">
              <text:p/>
            </draw:path>
            <draw:path draw:style-name="gr116" draw:layer="layout" svg:width="0.397cm" svg:height="0.397cm" svg:x="25.61cm" svg:y="7.19cm" svg:viewBox="0 0 398 398" svg:d="m398 198c0 110-89 200-199 200-111 0-199-90-199-200 0-109 88-198 199-198 110 0 199 89 199 198z">
              <text:p/>
            </draw:path>
            <draw:path draw:style-name="gr117" draw:layer="layout" svg:width="0.355cm" svg:height="0.355cm" svg:x="25.631cm" svg:y="7.211cm" svg:viewBox="0 0 356 356" svg:d="m356 177c0 98-80 179-179 179-98 0-177-81-177-179s79-177 177-177c99 0 179 79 179 177z">
              <text:p/>
            </draw:path>
            <draw:polygon draw:style-name="gr118" draw:layer="layout" svg:width="0.094cm" svg:height="0.029cm" svg:x="25.47cm" svg:y="7.374cm" svg:viewBox="0 0 95 30" draw:points="0,30 95,30 95,0 0,0">
              <text:p/>
            </draw:polygon>
            <draw:polygon draw:style-name="gr119" draw:layer="layout" svg:width="0.094cm" svg:height="0.029cm" svg:x="25.47cm" svg:y="7.374cm" svg:viewBox="0 0 95 30" draw:points="95,30 0,30 0,0 95,0">
              <text:p/>
            </draw:polygon>
            <draw:polygon draw:style-name="gr118" draw:layer="layout" svg:width="0.094cm" svg:height="0.029cm" svg:x="26.052cm" svg:y="7.374cm" svg:viewBox="0 0 95 30" draw:points="0,30 95,30 95,0 0,0">
              <text:p/>
            </draw:polygon>
            <draw:polygon draw:style-name="gr119" draw:layer="layout" svg:width="0.094cm" svg:height="0.029cm" svg:x="26.052cm" svg:y="7.374cm" svg:viewBox="0 0 95 30" draw:points="95,30 0,30 0,0 95,0">
              <text:p/>
            </draw:polygon>
            <draw:path draw:style-name="gr117" draw:layer="layout" svg:width="0.197cm" svg:height="1.06cm" svg:x="25.341cm" svg:y="6.938cm" svg:viewBox="0 0 198 1061" svg:d="m198 1061h-198v-1044l18-17h82l18 17v936c0 4 1 8 4 11z">
              <text:p/>
            </draw:path>
            <draw:path draw:style-name="gr117" draw:layer="layout" svg:width="0.197cm" svg:height="1.06cm" svg:x="26.078cm" svg:y="6.938cm" svg:viewBox="0 0 198 1061" svg:d="m0 1061h198v-1044l-17-17h-83l-18 17v936c0 4-1 8-3 11z">
              <text:p/>
            </draw:path>
            <draw:polygon draw:style-name="gr117" draw:layer="layout" svg:width="1.368cm" svg:height="0.048cm" svg:x="25.124cm" svg:y="7.998cm" svg:viewBox="0 0 1369 49" draw:points="1369,49 0,49 24,0 1345,0">
              <text:p/>
            </draw:polygon>
            <draw:polygon draw:style-name="gr116" draw:layer="layout" svg:width="1.463cm" svg:height="0.04cm" svg:x="25.077cm" svg:y="8.046cm" svg:viewBox="0 0 1464 41" draw:points="1464,41 0,41 32,0 1431,0">
              <text:p/>
            </draw:polygon>
            <draw:polygon draw:style-name="gr116" draw:layer="layout" svg:width="1.463cm" svg:height="0.04cm" svg:x="25.077cm" svg:y="8.447cm" svg:viewBox="0 0 1464 41" draw:points="1431,41 32,41 0,0 1464,0">
              <text:p/>
            </draw:polygon>
            <draw:polygon draw:style-name="gr116" draw:layer="layout" svg:width="1.463cm" svg:height="0.361cm" svg:x="25.077cm" svg:y="8.086cm" svg:viewBox="0 0 1464 362" draw:points="1464,362 0,362 0,0 1464,0">
              <text:p/>
            </draw:polygon>
            <draw:line draw:style-name="gr119" draw:layer="layout" svg:x1="26.158cm" svg:y1="7.388cm" svg:x2="26.146cm" svg:y2="7.388cm">
              <text:p/>
            </draw:line>
            <draw:line draw:style-name="gr119" draw:layer="layout" svg:x1="25.47cm" svg:y1="7.388cm" svg:x2="25.458cm" svg:y2="7.388cm">
              <text:p/>
            </draw:line>
            <draw:line draw:style-name="gr119" draw:layer="layout" svg:x1="26.052cm" svg:y1="7.388cm" svg:x2="26.039cm" svg:y2="7.388cm">
              <text:p/>
            </draw:line>
            <draw:line draw:style-name="gr119" draw:layer="layout" svg:x1="25.577cm" svg:y1="7.388cm" svg:x2="25.564cm" svg:y2="7.388cm">
              <text:p/>
            </draw:line>
            <draw:line draw:style-name="gr119" draw:layer="layout" svg:x1="25.33cm" svg:y1="7.772cm" svg:x2="25.458cm" svg:y2="7.772cm">
              <text:p/>
            </draw:line>
            <draw:line draw:style-name="gr119" draw:layer="layout" svg:x1="26.275cm" svg:y1="7.772cm" svg:x2="26.158cm" svg:y2="7.772cm">
              <text:p/>
            </draw:line>
            <draw:polygon draw:style-name="gr117" draw:layer="layout" svg:width="0.956cm" svg:height="0.195cm" svg:x="25.33cm" svg:y="8.169cm" svg:viewBox="0 0 957 196" draw:points="957,196 0,196 0,0 957,0">
              <text:p/>
            </draw:polygon>
            <draw:polygon draw:style-name="gr120" draw:layer="layout" svg:width="0.01cm" svg:height="0.035cm" svg:x="26.192cm" svg:y="8.249cm" svg:viewBox="0 0 11 36" draw:points="0,36 11,36 11,0 0,0">
              <text:p/>
            </draw:polygon>
            <draw:polygon draw:style-name="gr119" draw:layer="layout" svg:width="0.01cm" svg:height="0.035cm" svg:x="26.192cm" svg:y="8.249cm" svg:viewBox="0 0 11 36" draw:points="0,0 11,0 11,36 0,36">
              <text:p/>
            </draw:polygon>
          </draw:g>
          <draw:frame draw:style-name="gr121" draw:text-style-name="P4" draw:layer="layout" svg:width="2.623cm" svg:height="0.725cm" svg:x="24.577cm" svg:y="8.425cm">
            <draw:text-box>
              <text:p>ptz-cam-01</text:p>
            </draw:text-box>
          </draw:frame>
        </draw:g>
        <draw:g>
          <draw:custom-shape draw:style-name="gr115" draw:text-style-name="P1" draw:layer="layout" svg:width="2.5cm" svg:height="2.25cm" svg:x="27.327cm" svg:y="6.9cm">
            <text:p/>
            <draw:enhanced-geometry svg:viewBox="0 0 21600 21600" draw:mirror-horizontal="false" draw:mirror-vertical="false" draw:type="rectangle" draw:enhanced-path="M 0 0 L 21600 0 21600 21600 0 21600 0 0 Z N"/>
          </draw:custom-shape>
          <draw:g>
            <draw:polygon draw:style-name="gr116" draw:layer="layout" svg:width="1.142cm" svg:height="0.773cm" svg:x="27.987cm" svg:y="6.999cm" svg:viewBox="0 0 1143 774" draw:points="1123,774 21,774 0,754 0,20 21,0 1123,0 1143,20 1143,754">
              <text:p/>
            </draw:polygon>
            <draw:polygon draw:style-name="gr116" draw:layer="layout" svg:width="0.7cm" svg:height="0.948cm" svg:x="28.208cm" svg:y="6.9cm" svg:viewBox="0 0 701 949" draw:points="674,949 27,949 0,923 0,27 27,0 674,0 701,27 701,923">
              <text:p/>
            </draw:polygon>
            <draw:path draw:style-name="gr116" draw:layer="layout" svg:width="0.462cm" svg:height="0.463cm" svg:x="28.327cm" svg:y="7.157cm" svg:viewBox="0 0 463 464" svg:d="m463 232c0 128-103 232-231 232s-232-104-232-232 104-232 232-232 231 104 231 232z">
              <text:p/>
            </draw:path>
            <draw:path draw:style-name="gr116" draw:layer="layout" svg:width="0.397cm" svg:height="0.397cm" svg:x="28.36cm" svg:y="7.19cm" svg:viewBox="0 0 398 398" svg:d="m398 198c0 110-89 200-199 200-111 0-199-90-199-200 0-109 88-198 199-198 110 0 199 89 199 198z">
              <text:p/>
            </draw:path>
            <draw:path draw:style-name="gr117" draw:layer="layout" svg:width="0.355cm" svg:height="0.355cm" svg:x="28.381cm" svg:y="7.211cm" svg:viewBox="0 0 356 356" svg:d="m356 177c0 98-80 179-179 179-98 0-177-81-177-179s79-177 177-177c99 0 179 79 179 177z">
              <text:p/>
            </draw:path>
            <draw:polygon draw:style-name="gr118" draw:layer="layout" svg:width="0.094cm" svg:height="0.029cm" svg:x="28.22cm" svg:y="7.374cm" svg:viewBox="0 0 95 30" draw:points="0,30 95,30 95,0 0,0">
              <text:p/>
            </draw:polygon>
            <draw:polygon draw:style-name="gr119" draw:layer="layout" svg:width="0.094cm" svg:height="0.029cm" svg:x="28.22cm" svg:y="7.374cm" svg:viewBox="0 0 95 30" draw:points="95,30 0,30 0,0 95,0">
              <text:p/>
            </draw:polygon>
            <draw:polygon draw:style-name="gr118" draw:layer="layout" svg:width="0.094cm" svg:height="0.029cm" svg:x="28.802cm" svg:y="7.374cm" svg:viewBox="0 0 95 30" draw:points="0,30 95,30 95,0 0,0">
              <text:p/>
            </draw:polygon>
            <draw:polygon draw:style-name="gr119" draw:layer="layout" svg:width="0.094cm" svg:height="0.029cm" svg:x="28.802cm" svg:y="7.374cm" svg:viewBox="0 0 95 30" draw:points="95,30 0,30 0,0 95,0">
              <text:p/>
            </draw:polygon>
            <draw:path draw:style-name="gr117" draw:layer="layout" svg:width="0.197cm" svg:height="1.06cm" svg:x="28.091cm" svg:y="6.938cm" svg:viewBox="0 0 198 1061" svg:d="m198 1061h-198v-1044l18-17h82l18 17v936c0 4 1 8 4 11z">
              <text:p/>
            </draw:path>
            <draw:path draw:style-name="gr117" draw:layer="layout" svg:width="0.197cm" svg:height="1.06cm" svg:x="28.828cm" svg:y="6.938cm" svg:viewBox="0 0 198 1061" svg:d="m0 1061h198v-1044l-17-17h-83l-18 17v936c0 4-1 8-3 11z">
              <text:p/>
            </draw:path>
            <draw:polygon draw:style-name="gr117" draw:layer="layout" svg:width="1.368cm" svg:height="0.048cm" svg:x="27.874cm" svg:y="7.998cm" svg:viewBox="0 0 1369 49" draw:points="1369,49 0,49 24,0 1345,0">
              <text:p/>
            </draw:polygon>
            <draw:polygon draw:style-name="gr116" draw:layer="layout" svg:width="1.463cm" svg:height="0.04cm" svg:x="27.827cm" svg:y="8.046cm" svg:viewBox="0 0 1464 41" draw:points="1464,41 0,41 32,0 1431,0">
              <text:p/>
            </draw:polygon>
            <draw:polygon draw:style-name="gr116" draw:layer="layout" svg:width="1.463cm" svg:height="0.04cm" svg:x="27.827cm" svg:y="8.447cm" svg:viewBox="0 0 1464 41" draw:points="1431,41 32,41 0,0 1464,0">
              <text:p/>
            </draw:polygon>
            <draw:polygon draw:style-name="gr116" draw:layer="layout" svg:width="1.463cm" svg:height="0.361cm" svg:x="27.827cm" svg:y="8.086cm" svg:viewBox="0 0 1464 362" draw:points="1464,362 0,362 0,0 1464,0">
              <text:p/>
            </draw:polygon>
            <draw:line draw:style-name="gr119" draw:layer="layout" svg:x1="28.908cm" svg:y1="7.388cm" svg:x2="28.896cm" svg:y2="7.388cm">
              <text:p/>
            </draw:line>
            <draw:line draw:style-name="gr119" draw:layer="layout" svg:x1="28.22cm" svg:y1="7.388cm" svg:x2="28.208cm" svg:y2="7.388cm">
              <text:p/>
            </draw:line>
            <draw:line draw:style-name="gr119" draw:layer="layout" svg:x1="28.802cm" svg:y1="7.388cm" svg:x2="28.789cm" svg:y2="7.388cm">
              <text:p/>
            </draw:line>
            <draw:line draw:style-name="gr119" draw:layer="layout" svg:x1="28.327cm" svg:y1="7.388cm" svg:x2="28.314cm" svg:y2="7.388cm">
              <text:p/>
            </draw:line>
            <draw:line draw:style-name="gr119" draw:layer="layout" svg:x1="28.08cm" svg:y1="7.772cm" svg:x2="28.208cm" svg:y2="7.772cm">
              <text:p/>
            </draw:line>
            <draw:line draw:style-name="gr119" draw:layer="layout" svg:x1="29.025cm" svg:y1="7.772cm" svg:x2="28.908cm" svg:y2="7.772cm">
              <text:p/>
            </draw:line>
            <draw:polygon draw:style-name="gr117" draw:layer="layout" svg:width="0.956cm" svg:height="0.195cm" svg:x="28.08cm" svg:y="8.169cm" svg:viewBox="0 0 957 196" draw:points="957,196 0,196 0,0 957,0">
              <text:p/>
            </draw:polygon>
            <draw:polygon draw:style-name="gr120" draw:layer="layout" svg:width="0.01cm" svg:height="0.035cm" svg:x="28.942cm" svg:y="8.249cm" svg:viewBox="0 0 11 36" draw:points="0,36 11,36 11,0 0,0">
              <text:p/>
            </draw:polygon>
            <draw:polygon draw:style-name="gr119" draw:layer="layout" svg:width="0.01cm" svg:height="0.035cm" svg:x="28.942cm" svg:y="8.249cm" svg:viewBox="0 0 11 36" draw:points="0,0 11,0 11,36 0,36">
              <text:p/>
            </draw:polygon>
          </draw:g>
          <draw:frame draw:style-name="gr121" draw:text-style-name="P4" draw:layer="layout" svg:width="2.623cm" svg:height="0.725cm" svg:x="27.327cm" svg:y="8.425cm">
            <draw:text-box>
              <text:p>ptz-cam-02</text:p>
            </draw:text-box>
          </draw:frame>
        </draw:g>
        <draw:g>
          <draw:custom-shape draw:style-name="gr122" draw:text-style-name="P1" draw:layer="layout" svg:width="2cm" svg:height="3.25cm" svg:x="34cm" svg:y="18.75cm">
            <text:p/>
            <draw:enhanced-geometry svg:viewBox="0 0 21600 21600" draw:mirror-horizontal="false" draw:mirror-vertical="false" draw:type="rectangle" draw:enhanced-path="M 0 0 L 21600 0 21600 21600 0 21600 0 0 Z N"/>
          </draw:custom-shape>
          <draw:g draw:name="tablet 1">
            <draw:custom-shape draw:style-name="gr123" draw:text-style-name="P3" draw:layer="layout" svg:width="2.5cm" svg:height="1.75cm" draw:transform="rotate (-1.57079632679579) translate (35.92cm 18.948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24" draw:text-style-name="P3" draw:layer="layout" svg:width="1.75cm" svg:height="1.25cm" draw:transform="rotate (-1.57079632679579) translate (35.67cm 19.198cm)">
              <text:p/>
              <draw:enhanced-geometry svg:viewBox="0 0 21600 21600" draw:mirror-horizontal="false" draw:mirror-vertical="false" draw:path-stretchpoint-x="10800" draw:path-stretchpoint-y="10800" draw:text-areas="?f3 ?f4 ?f5 ?f6"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 draw:layer="layout" svg:width="0.25cm" svg:height="0.25cm" draw:transform="rotate (-1.57079632679579) translate (35.17cm 2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6" draw:text-style-name="P4" draw:layer="layout" svg:width="1.353cm" svg:height="0.725cm" svg:x="34.35cm" svg:y="21.246cm">
            <draw:text-box>
              <text:p>iPad</text:p>
            </draw:text-box>
          </draw:frame>
        </draw:g>
        <draw:g>
          <draw:custom-shape draw:style-name="gr127" draw:text-style-name="P1" draw:layer="layout" svg:width="2.25cm" svg:height="1.75cm" svg:x="9cm" svg:y="13.15cm">
            <text:p/>
            <draw:enhanced-geometry svg:viewBox="0 0 21600 21600" draw:mirror-horizontal="false" draw:mirror-vertical="false" draw:type="rectangle" draw:enhanced-path="M 0 0 L 21600 0 21600 21600 0 21600 0 0 Z N"/>
          </draw:custom-shape>
          <draw:g draw:name="wireless-access-point 1">
            <draw:line draw:style-name="gr128" draw:text-style-name="P3" draw:layer="layout" svg:x1="10.164cm" svg:y1="13.585cm" svg:x2="10.164cm" svg:y2="13.757cm">
              <text:p/>
            </draw:line>
            <draw:custom-shape draw:style-name="gr129" draw:text-style-name="P3" draw:layer="layout" svg:width="0.287cm" svg:height="0.719cm" svg:x="10.02cm" svg:y="13.67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30" draw:text-style-name="P3" draw:layer="layout" svg:width="0.287cm" svg:height="0.287cm" svg:x="10.02cm" svg:y="13.378cm" draw:kind="arc" draw:start-angle="326.77" draw:end-angle="32.36">
              <text:p/>
            </draw:circle>
            <draw:circle draw:style-name="gr131" draw:text-style-name="P3" draw:layer="layout" svg:width="0.287cm" svg:height="0.287cm" svg:x="10.02cm" svg:y="13.378cm" draw:kind="arc" draw:start-angle="147.58" draw:end-angle="213.24">
              <text:p/>
            </draw:circle>
            <draw:ellipse draw:style-name="gr132" draw:text-style-name="P3" draw:layer="layout" svg:width="0.43cm" svg:height="0.431cm" svg:x="9.949cm" svg:y="13.301cm" draw:kind="arc" draw:start-angle="326.77" draw:end-angle="32.36">
              <text:p/>
            </draw:ellipse>
            <draw:ellipse draw:style-name="gr133" draw:text-style-name="P3" draw:layer="layout" svg:width="0.43cm" svg:height="0.431cm" svg:x="9.949cm" svg:y="13.301cm" draw:kind="arc" draw:start-angle="147.58" draw:end-angle="213.24">
              <text:p/>
            </draw:ellipse>
            <draw:ellipse draw:style-name="gr134" draw:text-style-name="P3" draw:layer="layout" svg:width="0.645cm" svg:height="0.647cm" svg:x="9.805cm" svg:y="13.188cm" draw:kind="arc" draw:start-angle="326.77" draw:end-angle="32.36">
              <text:p/>
            </draw:ellipse>
            <draw:ellipse draw:style-name="gr135" draw:text-style-name="P3" draw:layer="layout" svg:width="0.645cm" svg:height="0.647cm" svg:x="9.877cm" svg:y="13.188cm" draw:kind="arc" draw:start-angle="147.63" draw:end-angle="213.21">
              <text:p/>
            </draw:ellipse>
            <draw:circle draw:style-name="gr136" draw:text-style-name="P3" draw:layer="layout" svg:width="0.143cm" svg:height="0.144cm" svg:x="10.092cm" svg:y="13.444cm">
              <text:p/>
            </draw:circle>
          </draw:g>
          <draw:frame draw:style-name="gr137" draw:text-style-name="P4" draw:layer="layout" svg:width="2.297cm" svg:height="0.725cm" svg:x="9cm" svg:y="14.175cm">
            <draw:text-box>
              <text:p>presenter</text:p>
            </draw:text-box>
          </draw:frame>
        </draw:g>
        <draw:g>
          <draw:custom-shape draw:style-name="gr138" draw:text-style-name="P1" draw:layer="layout" svg:width="2.538cm" svg:height="1.5cm" svg:x="12.95cm" svg:y="7.01cm">
            <text:p/>
            <draw:enhanced-geometry svg:viewBox="0 0 21600 21600" draw:mirror-horizontal="false" draw:mirror-vertical="false" draw:type="rectangle" draw:enhanced-path="M 0 0 L 21600 0 21600 21600 0 21600 0 0 Z N"/>
          </draw:custom-shape>
          <draw:frame draw:style-name="gr114" draw:text-style-name="P4" draw:layer="layout" svg:width="2.75cm" svg:height="0.725cm" svg:x="12.95cm" svg:y="7.825cm">
            <draw:text-box>
              <text:p>tbsEncoder</text:p>
            </draw:text-box>
          </draw:frame>
        </draw:g>
        <draw:frame draw:style-name="gr2" draw:text-style-name="P1" draw:layer="layout" svg:width="2.64cm" svg:height="2.64cm" svg:x="12.95cm" svg:y="6.26cm">
          <draw:image xlink:href="Pictures/10000201000000C8000000C893510A32.png" xlink:type="simple" xlink:show="embed" xlink:actuate="onLoad">
            <text:p/>
          </draw:image>
        </draw:frame>
        <draw:custom-shape draw:style-name="gr139" draw:text-style-name="P1" draw:layer="layout" svg:width="1.841cm" svg:height="1.5cm" svg:x="15.319cm" svg:y="13.51cm">
          <text:p/>
          <draw:enhanced-geometry svg:viewBox="0 0 21600 21600" draw:mirror-horizontal="false" draw:mirror-vertical="false" draw:type="rectangle" draw:enhanced-path="M 0 0 L 21600 0 21600 21600 0 21600 0 0 Z N"/>
        </draw:custom-shape>
        <draw:frame draw:style-name="gr140" draw:text-style-name="P4" draw:layer="layout" svg:width="2.2cm" svg:height="0.725cm" svg:x="15.16cm" svg:y="14.325cm">
          <draw:text-box>
            <text:p>CHAudio</text:p>
          </draw:text-box>
        </draw:frame>
        <draw:frame draw:style-name="gr2" draw:text-style-name="P1" draw:layer="layout" svg:width="2.64cm" svg:height="2.64cm" svg:x="14.91cm" svg:y="12.76cm">
          <draw:image xlink:href="Pictures/10000201000000C8000000C893510A32.png" xlink:type="simple" xlink:show="embed" xlink:actuate="onLoad">
            <text:p/>
          </draw:image>
        </draw:frame>
        <draw:custom-shape draw:name="Bubble-6" draw:style-name="gr141" draw:text-style-name="P3" draw:layer="layout" svg:width="5cm" svg:height="3cm" svg:x="27.8cm" svg:y="18.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2" draw:text-style-name="P5" draw:layer="layout" svg:width="5.078cm" svg:height="1.199cm" svg:x="28.239cm" svg:y="19.7cm">
          <draw:text-box>
            <text:p text:style-name="P1">Wlan</text:p>
            <text:p text:style-name="P1">CH-videotechnik <text:s/></text:p>
          </draw:text-box>
        </draw:frame>
        <draw:custom-shape draw:name="Bubble- 1" draw:style-name="gr143" draw:text-style-name="P3" draw:layer="layout" svg:width="5.039cm" svg:height="3.023cm" svg:x="34.461cm" svg:y="12.7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4" draw:text-style-name="P6" draw:layer="layout" svg:width="2.965cm" svg:height="1.199cm" svg:x="35.5cm" svg:y="13.801cm">
          <draw:text-box>
            <text:p text:style-name="P1"><text:span text:style-name="T1">Internet</text:span></text:p>
          </draw:text-box>
        </draw:frame>
        <draw:g>
          <draw:custom-shape draw:style-name="gr145" draw:text-style-name="P1" draw:layer="layout" svg:width="3cm" svg:height="2cm" svg:x="8.671cm" svg:y="6.5cm">
            <text:p/>
            <draw:enhanced-geometry svg:viewBox="0 0 21600 21600" draw:mirror-horizontal="false" draw:mirror-vertical="false" draw:type="rectangle" draw:enhanced-path="M 0 0 L 21600 0 21600 21600 0 21600 0 0 Z N"/>
          </draw:custom-shape>
          <draw:g draw:name="laptop 2">
            <draw:custom-shape draw:style-name="gr146" draw:text-style-name="P3" draw:layer="layout" svg:width="1.213cm" svg:height="0.849cm" svg:x="9.537cm" svg:y="6.758cm">
              <text:p/>
              <draw:enhanced-geometry svg:viewBox="0 0 21600 21600" draw:mirror-horizontal="false" draw:mirror-vertical="false" draw:type="rectangle" draw:enhanced-path="M 0 0 L 21600 0 21600 21600 0 21600 0 0 Z N"/>
            </draw:custom-shape>
            <draw:rect draw:style-name="gr147" draw:text-style-name="P3" draw:layer="layout" svg:width="0.97cm" svg:height="0.607cm" svg:x="9.659cm" svg:y="6.879cm">
              <text:p/>
            </draw:rect>
            <draw:custom-shape draw:style-name="gr148" draw:text-style-name="P3" draw:layer="layout" svg:width="1.455cm" svg:height="0.364cm" svg:x="9.416cm" svg:y="7.6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9" draw:text-style-name="P3" draw:layer="layout" svg:width="0.243cm" svg:height="0.063cm" svg:x="10.022cm" svg:y="7.83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0" draw:text-style-name="P3" draw:layer="layout" svg:width="1.213cm" svg:height="0.184cm" svg:x="9.537cm" svg:y="7.6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51" draw:text-style-name="P4" draw:layer="layout" svg:width="3.038cm" svg:height="0.725cm" svg:x="8.671cm" svg:y="7.875cm">
            <draw:text-box>
              <text:p>fremd-Laptop</text:p>
            </draw:text-box>
          </draw:frame>
        </draw:g>
        <draw:g>
          <draw:custom-shape draw:style-name="gr152" draw:text-style-name="P1" draw:layer="layout" svg:width="2cm" svg:height="1.25cm" svg:x="15.15cm" svg:y="15.9cm">
            <text:p/>
            <draw:enhanced-geometry svg:viewBox="0 0 21600 21600" draw:mirror-horizontal="false" draw:mirror-vertical="false" draw:type="rectangle" draw:enhanced-path="M 0 0 L 21600 0 21600 21600 0 21600 0 0 Z N"/>
          </draw:custom-shape>
          <draw:g draw:name="external-media-drive 1">
            <draw:custom-shape draw:style-name="gr153" draw:text-style-name="P3" draw:layer="layout" svg:width="1.034cm" svg:height="0.431cm" svg:x="15.666cm" svg:y="16.048cm">
              <text:p/>
              <draw:enhanced-geometry svg:viewBox="0 0 21600 21600" draw:mirror-horizontal="false" draw:mirror-vertical="false" draw:type="rectangle" draw:enhanced-path="M 0 0 L 21600 0 21600 21600 0 21600 0 0 Z N"/>
            </draw:custom-shape>
            <draw:custom-shape draw:style-name="gr154" draw:text-style-name="P3" draw:layer="layout" svg:width="0.948cm" svg:height="0.043cm" svg:x="15.709cm" svg:y="16.522cm">
              <text:p/>
              <draw:enhanced-geometry svg:viewBox="0 0 21600 21600" draw:mirror-horizontal="false" draw:mirror-vertical="false" draw:type="rectangle" draw:enhanced-path="M 0 0 L 21600 0 21600 21600 0 21600 0 0 Z N"/>
            </draw:custom-shape>
            <draw:custom-shape draw:style-name="gr155" draw:text-style-name="P3" draw:layer="layout" svg:width="0.259cm" svg:height="0.259cm" svg:x="16.398cm" svg:y="16.134cm">
              <text:p/>
              <draw:enhanced-geometry svg:viewBox="0 0 21600 21600" draw:mirror-horizontal="false" draw:mirror-vertical="false" draw:type="rectangle" draw:enhanced-path="M 0 0 L 21600 0 21600 21600 0 21600 0 0 Z N"/>
            </draw:custom-shape>
            <draw:custom-shape draw:style-name="gr156" draw:text-style-name="P3" draw:layer="layout" svg:width="0.172cm" svg:height="0.173cm" svg:x="16.442cm" svg:y="16.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3" draw:layer="layout" svg:width="0.043cm" svg:height="0.044cm" svg:x="15.795cm" svg:y="16.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3" draw:layer="layout" svg:width="0.388cm" svg:height="0.044cm" svg:x="15.881cm" svg:y="16.263cm">
              <text:p/>
              <draw:enhanced-geometry svg:viewBox="0 0 21600 21600" draw:mirror-horizontal="false" draw:mirror-vertical="false" draw:type="rectangle" draw:enhanced-path="M 0 0 L 21600 0 21600 21600 0 21600 0 0 Z N"/>
            </draw:custom-shape>
            <draw:custom-shape draw:style-name="gr159" draw:text-style-name="P3" draw:layer="layout" svg:width="0.172cm" svg:height="0.173cm" svg:x="16.442cm" svg:y="16.177cm">
              <text:p/>
              <draw:enhanced-geometry draw:mirror-horizontal="false" draw:mirror-vertical="false" draw:glue-point-type="segments" draw:type="mso-spt100" draw:modifiers="-179.535932183302 89.35177253840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0" draw:text-style-name="P3" draw:layer="layout" svg:width="0.172cm" svg:height="0.173cm" svg:x="16.442cm" svg:y="16.177cm">
              <text:p/>
              <draw:enhanced-geometry draw:mirror-horizontal="false" draw:mirror-vertical="false" draw:glue-point-type="segments" draw:type="mso-spt100" draw:modifiers="-0.0502153942533674 -88.50453613611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161" draw:text-style-name="P4" draw:layer="layout" svg:width="2.246cm" svg:height="0.725cm" svg:x="15.054cm" svg:y="16.425cm">
            <draw:text-box>
              <text:p>Focusrite</text:p>
            </draw:text-box>
          </draw:frame>
        </draw:g>
        <draw:custom-shape draw:style-name="gr162" draw:text-style-name="P1" draw:layer="layout" svg:width="2cm" svg:height="1.5cm" svg:x="30.6cm" svg:y="5.25cm">
          <text:p/>
          <draw:enhanced-geometry svg:viewBox="0 0 21600 21600" draw:mirror-horizontal="false" draw:mirror-vertical="false" draw:type="rectangle" draw:enhanced-path="M 0 0 L 21600 0 21600 21600 0 21600 0 0 Z N"/>
        </draw:custom-shape>
        <draw:g draw:name="projector 1">
          <draw:custom-shape draw:style-name="gr163" draw:text-style-name="P3" draw:layer="layout" svg:width="0.961cm" svg:height="0.044cm" svg:x="31.202cm" svg:y="5.956cm">
            <text:p/>
            <draw:enhanced-geometry svg:viewBox="0 0 21600 21600" draw:mirror-horizontal="false" draw:mirror-vertical="false" draw:type="rectangle" draw:enhanced-path="M 0 0 L 21600 0 21600 21600 0 21600 0 0 Z N"/>
          </draw:custom-shape>
          <draw:custom-shape draw:name="Rectangle-Cut-6_ 1" draw:style-name="gr164" draw:text-style-name="P3" draw:layer="layout" svg:width="0.961cm" svg:height="0.437cm" svg:x="31.202cm" svg:y="5.476cm">
            <text:p/>
            <draw:enhanced-geometry draw:mirror-horizontal="false" draw:mirror-vertical="false" svg:viewBox="0 0 0 0" draw:text-areas="?f11 ?f9 ?f12 ?f13" draw:type="ooxml-round2SameRect" draw:modifiers="16667 0" draw:enhanced-path="M ?f3 0 L ?f4 0 ?f3 ?f3 ?f18 ?f19 ?f15 ?f7 ?f5 ?f5 ?f20 ?f21 ?f5 ?f14 ?f5 ?f5 ?f22 ?f23 0 ?f3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0" draw:handle-range-x-minimum="0" draw:handle-range-x-maximum="50000"/>
            </draw:enhanced-geometry>
          </draw:custom-shape>
          <draw:custom-shape draw:style-name="gr165" draw:text-style-name="P3" draw:layer="layout" svg:width="0.262cm" svg:height="0.262cm" svg:x="31.333cm" svg:y="5.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375cm" svg:height="0.001cm" svg:x="31.7cm" svg:y="5.738cm">
            <text:p/>
            <draw:enhanced-geometry svg:viewBox="0 0 21600 21600" draw:mirror-horizontal="false" draw:mirror-vertical="false" draw:type="rectangle" draw:enhanced-path="M 0 0 L 21600 0 21600 21600 0 21600 0 0 Z N"/>
          </draw:custom-shape>
          <draw:custom-shape draw:style-name="gr167" draw:text-style-name="P3" draw:layer="layout" svg:width="0.375cm" svg:height="0.001cm" svg:x="31.7cm" svg:y="5.651cm">
            <text:p/>
            <draw:enhanced-geometry svg:viewBox="0 0 21600 21600" draw:mirror-horizontal="false" draw:mirror-vertical="false" draw:type="rectangle" draw:enhanced-path="M 0 0 L 21600 0 21600 21600 0 21600 0 0 Z N"/>
          </draw:custom-shape>
        </draw:g>
        <draw:frame draw:style-name="gr168" draw:text-style-name="P4" draw:layer="layout" svg:width="2.2cm" svg:height="0.725cm" svg:x="30.5cm" svg:y="6.025cm">
          <draw:text-box>
            <text:p>Projektor</text:p>
          </draw:text-box>
        </draw:frame>
        <draw:g>
          <draw:custom-shape draw:style-name="gr169" draw:text-style-name="P1" draw:layer="layout" svg:width="3.25cm" svg:height="1.75cm" svg:x="14.55cm" svg:y="18.55cm">
            <text:p/>
            <draw:enhanced-geometry svg:viewBox="0 0 21600 21600" draw:mirror-horizontal="false" draw:mirror-vertical="false" draw:type="rectangle" draw:enhanced-path="M 0 0 L 21600 0 21600 21600 0 21600 0 0 Z N"/>
          </draw:custom-shape>
          <draw:frame draw:style-name="gr2" draw:text-style-name="P1" draw:layer="layout" svg:width="2.651cm" svg:height="1.25cm" svg:x="14.943cm" svg:y="18.65cm">
            <draw:image xlink:href="Pictures/100000000000051400000265BE8DF18D.jpg" xlink:type="simple" xlink:show="embed" xlink:actuate="onLoad">
              <text:p/>
            </draw:image>
          </draw:frame>
          <draw:frame draw:style-name="gr170" draw:text-style-name="P4" draw:layer="layout" svg:width="3.211cm" svg:height="0.725cm" svg:x="14.589cm" svg:y="19.675cm">
            <draw:text-box>
              <text:p>Audio-Mischer</text:p>
            </draw:text-box>
          </draw:frame>
        </draw:g>
        <draw:frame draw:style-name="gr171" draw:text-style-name="P7" draw:layer="layout" svg:width="2.018cm" svg:height="0.569cm" svg:x="30.282cm" svg:y="9.081cm">
          <draw:text-box>
            <text:p><text:span text:style-name="T2">PoE-Splitter</text:span></text:p>
          </draw:text-box>
        </draw:frame>
        <draw:frame draw:style-name="gr172" draw:text-style-name="P4" draw:layer="layout" svg:width="1.25cm" svg:height="0.569cm" draw:transform="rotate (1.5707963267946) translate (15.591cm 16.04cm)">
          <draw:text-box>
            <text:p><text:span text:style-name="T2">USB</text:span></text:p>
          </draw:text-box>
        </draw:frame>
        <draw:frame draw:style-name="gr173" draw:text-style-name="P7" draw:layer="layout" svg:width="2.746cm" svg:height="0.887cm" svg:x="16.604cm" svg:y="17.15cm">
          <draw:text-box>
            <text:p><text:span text:style-name="T2">XLR:</text:span></text:p>
            <text:p><text:span text:style-name="T2">von Mischer</text:span></text:p>
          </draw:text-box>
        </draw:frame>
        <draw:frame draw:style-name="gr174" draw:text-style-name="P9" draw:layer="layout" svg:width="3.05cm" svg:height="0.887cm" svg:x="13.6cm" svg:y="17.15cm">
          <draw:text-box>
            <text:p text:style-name="P8"><text:span text:style-name="T2">Klinke:</text:span></text:p>
            <text:p text:style-name="P8"><text:span text:style-name="T2">zum Mischer</text:span></text:p>
          </draw:text-box>
        </draw:frame>
        <draw:frame draw:style-name="gr175" draw:text-style-name="P7" draw:layer="layout" svg:width="1.823cm" svg:height="0.569cm" svg:x="13.75cm" svg:y="20.581cm">
          <draw:text-box>
            <text:p><text:span text:style-name="T2">Audio-Rac</text:span></text:p>
          </draw:text-box>
        </draw:frame>
        <draw:frame draw:style-name="gr176" draw:text-style-name="P7" draw:layer="layout" svg:width="1.25cm" svg:height="0.569cm" svg:x="31.05cm" svg:y="6.9cm">
          <draw:text-box>
            <text:p><text:span text:style-name="T2">HDMI</text:span></text:p>
          </draw:text-box>
        </draw:frame>
        <draw:frame draw:style-name="gr177" draw:text-style-name="P7" draw:layer="layout" svg:width="1.395cm" svg:height="0.887cm" svg:x="10.105cm" svg:y="11.4cm">
          <draw:text-box>
            <text:p><text:span text:style-name="T2">USB-</text:span></text:p>
            <text:p><text:span text:style-name="T2">Dongel</text:span></text:p>
          </draw:text-box>
        </draw:frame>
        <draw:frame draw:style-name="gr171" draw:text-style-name="P7" draw:layer="layout" svg:width="2.018cm" svg:height="0.569cm" svg:x="14.082cm" svg:y="8.431cm">
          <draw:text-box>
            <text:p><text:span text:style-name="T2">PoE-Splitter</text:span></text:p>
          </draw:text-box>
        </draw:frame>
        <draw:frame draw:style-name="gr176" draw:text-style-name="P7" draw:layer="layout" svg:width="1.226cm" svg:height="0.569cm" svg:x="11.724cm" svg:y="7.181cm">
          <draw:text-box>
            <text:p><text:span text:style-name="T2">HDMI</text:span></text:p>
          </draw:text-box>
        </draw:frame>
        <draw:frame draw:style-name="gr178" draw:text-style-name="P7" draw:layer="layout" svg:width="1.04cm" svg:height="0.569cm" svg:x="27.55cm" svg:y="9.931cm">
          <draw:text-box>
            <text:p><text:span text:style-name="T2">PoE</text:span></text:p>
          </draw:text-box>
        </draw:frame>
        <draw:frame draw:style-name="gr178" draw:text-style-name="P7" draw:layer="layout" svg:width="1.04cm" svg:height="0.569cm" svg:x="25.55cm" svg:y="9.932cm">
          <draw:text-box>
            <text:p><text:span text:style-name="T2">PoE</text:span></text:p>
          </draw:text-box>
        </draw:frame>
        <draw:frame draw:style-name="gr178" draw:text-style-name="P7" draw:layer="layout" svg:width="1.04cm" svg:height="0.569cm" svg:x="22.36cm" svg:y="14.431cm">
          <draw:text-box>
            <text:p><text:span text:style-name="T2">PoE</text:span></text:p>
          </draw:text-box>
        </draw:frame>
        <draw:g>
          <draw:custom-shape draw:style-name="gr66" draw:text-style-name="P1" draw:layer="layout" svg:width="1.75cm" svg:height="1.5cm" svg:x="34.171cm" svg:y="15.96cm">
            <text:p/>
            <draw:enhanced-geometry svg:viewBox="0 0 21600 21600" draw:mirror-horizontal="false" draw:mirror-vertical="false" draw:type="rectangle" draw:enhanced-path="M 0 0 L 21600 0 21600 21600 0 21600 0 0 Z N"/>
          </draw:custom-shape>
          <draw:g draw:name="modem 1">
            <draw:custom-shape draw:style-name="gr179" draw:text-style-name="P3" draw:layer="layout" svg:width="1.343cm" svg:height="0.56cm" svg:x="34.35cm" svg:y="16.21cm">
              <text:p/>
              <draw:enhanced-geometry svg:viewBox="0 0 21600 21600" draw:mirror-horizontal="false" draw:mirror-vertical="false" draw:type="rectangle" draw:enhanced-path="M 0 0 L 21600 0 21600 21600 0 21600 0 0 Z N"/>
            </draw:custom-shape>
            <draw:custom-shape draw:style-name="gr180" draw:text-style-name="P3" draw:layer="layout" svg:width="1.231cm" svg:height="0.056cm" svg:x="34.406cm" svg:y="16.826cm">
              <text:p/>
              <draw:enhanced-geometry svg:viewBox="0 0 21600 21600" draw:mirror-horizontal="false" draw:mirror-vertical="false" draw:type="rectangle" draw:enhanced-path="M 0 0 L 21600 0 21600 21600 0 21600 0 0 Z N"/>
            </draw:custom-shape>
            <draw:custom-shape draw:style-name="gr181" draw:text-style-name="P3" draw:layer="layout" svg:width="0.336cm" svg:height="0.336cm" svg:x="35.301cm" svg:y="16.322cm">
              <text:p/>
              <draw:enhanced-geometry svg:viewBox="0 0 21600 21600" draw:mirror-horizontal="false" draw:mirror-vertical="false" draw:type="rectangle" draw:enhanced-path="M 0 0 L 21600 0 21600 21600 0 21600 0 0 Z N"/>
            </draw:custom-shape>
            <draw:custom-shape draw:style-name="gr182" draw:text-style-name="P3" draw:layer="layout" svg:width="0.224cm" svg:height="0.223cm" svg:x="35.357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3" draw:layer="layout" svg:width="0.057cm" svg:height="0.056cm" svg:x="34.461cm" svg:y="16.434cm">
              <text:p/>
            </draw:ellipse>
            <draw:circle draw:style-name="gr184" draw:text-style-name="P3" draw:layer="layout" svg:width="0.056cm" svg:height="0.056cm" svg:x="34.686cm" svg:y="16.434cm">
              <text:p/>
            </draw:circle>
            <draw:circle draw:style-name="gr185" draw:text-style-name="P3" draw:layer="layout" svg:width="0.056cm" svg:height="0.056cm" svg:x="34.574cm" svg:y="16.434cm">
              <text:p/>
            </draw:circle>
            <draw:circle draw:style-name="gr186" draw:text-style-name="P3" draw:layer="layout" svg:width="0.055cm" svg:height="0.056cm" svg:x="34.798cm" svg:y="16.434cm">
              <text:p/>
            </draw:circle>
            <draw:custom-shape draw:style-name="gr187" draw:text-style-name="P3" draw:layer="layout" svg:width="0.112cm" svg:height="0.224cm" svg:x="35.413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8" draw:text-style-name="P3" draw:layer="layout" svg:x1="35.357cm" svg:y1="16.49cm" svg:x2="35.581cm" svg:y2="16.49cm">
              <text:p/>
            </draw:line>
            <draw:line draw:style-name="gr189" draw:text-style-name="P3" draw:layer="layout" svg:x1="35.469cm" svg:y1="16.378cm" svg:x2="35.469cm" svg:y2="16.602cm">
              <text:p/>
            </draw:line>
          </draw:g>
          <draw:frame draw:style-name="gr78" draw:text-style-name="P4" draw:layer="layout" svg:width="1.988cm" svg:height="0.725cm" svg:x="34.012cm" svg:y="16.775cm">
            <draw:text-box>
              <text:p>fritz.box</text:p>
            </draw:text-box>
          </draw:frame>
        </draw:g>
        <draw:frame draw:style-name="gr178" draw:text-style-name="P7" draw:layer="layout" svg:width="1.5cm" svg:height="0.569cm" svg:x="32.5cm" svg:y="16.25cm">
          <draw:text-box>
            <text:p><text:span text:style-name="T2">Lan1</text:span></text:p>
          </draw:text-box>
        </draw:frame>
        <draw:g>
          <draw:custom-shape draw:style-name="gr113" draw:text-style-name="P1" draw:layer="layout" svg:width="2.5cm" svg:height="1.5cm" svg:x="33.29cm" svg:y="7.66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33.15cm" svg:y="6.95cm">
            <draw:image xlink:href="Pictures/10000201000000C8000000C893510A32.png" xlink:type="simple" xlink:show="embed" xlink:actuate="onLoad">
              <text:p/>
            </draw:image>
          </draw:frame>
          <draw:frame draw:style-name="gr114" draw:text-style-name="P4" draw:layer="layout" svg:width="2.598cm" svg:height="0.725cm" svg:x="33.252cm" svg:y="8.475cm">
            <draw:text-box>
              <text:p>CHStage</text:p>
            </draw:text-box>
          </draw:frame>
        </draw:g>
        <draw:g draw:name="video-display 1_0">
          <draw:custom-shape draw:style-name="gr190" draw:text-style-name="P3" draw:layer="layout" svg:width="1.313cm" svg:height="0.918cm" svg:x="33.85cm" svg:y="4.199cm">
            <text:p/>
            <draw:enhanced-geometry svg:viewBox="0 0 21600 21600" draw:mirror-horizontal="false" draw:mirror-vertical="false" draw:type="rectangle" draw:enhanced-path="M 0 0 L 21600 0 21600 21600 0 21600 0 0 Z N"/>
          </draw:custom-shape>
          <draw:rect draw:style-name="gr191" draw:text-style-name="P3" draw:layer="layout" svg:width="1.051cm" svg:height="0.657cm" svg:x="33.981cm" svg:y="4.33cm">
            <text:p/>
          </draw:rect>
          <draw:custom-shape draw:style-name="gr192" draw:text-style-name="P3" draw:layer="layout" svg:width="0.263cm" svg:height="0.132cm" svg:x="34.375cm" svg:y="5.117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24cm" svg:height="0.001cm" svg:x="34.244cm" svg:y="5.249cm">
            <text:p/>
            <draw:enhanced-geometry svg:viewBox="0 0 21600 21600" draw:mirror-horizontal="false" draw:mirror-vertical="false" draw:type="rectangle" draw:enhanced-path="M 0 0 L 21600 0 21600 21600 0 21600 0 0 Z N"/>
          </draw:custom-shape>
        </draw:g>
        <draw:frame draw:style-name="gr194" draw:text-style-name="P5" draw:layer="layout" svg:width="2.7cm" svg:height="1.25cm" svg:x="33.164cm" svg:y="5.5cm">
          <draw:text-box>
            <text:p text:style-name="P1">Saal</text:p>
            <text:p text:style-name="P1">Rückwand</text:p>
          </draw:text-box>
        </draw:frame>
        <draw:frame draw:style-name="gr176" draw:text-style-name="P7" draw:layer="layout" svg:width="1.25cm" svg:height="0.569cm" svg:x="33.85cm" svg:y="6.95cm">
          <draw:text-box>
            <text:p><text:span text:style-name="T2">HDMI</text:span></text:p>
          </draw:text-box>
        </draw:frame>
        <draw:line draw:style-name="gr1" draw:text-style-name="P1" draw:layer="layout" svg:x1="25.75cm" svg:y1="16cm" svg:x2="25.75cm" svg:y2="14.5cm">
          <text:p/>
        </draw:line>
        <draw:custom-shape draw:style-name="gr195" draw:text-style-name="P1" draw:layer="layout" svg:width="2.25cm" svg:height="1.5cm" svg:x="29cm" svg:y="13.25cm">
          <text:p/>
          <draw:enhanced-geometry svg:viewBox="0 0 21600 21600" draw:mirror-horizontal="false" draw:mirror-vertical="false" draw:type="rectangle" draw:enhanced-path="M 0 0 L 21600 0 21600 21600 0 21600 0 0 Z N"/>
        </draw:custom-shape>
        <draw:custom-shape draw:style-name="gr113" draw:text-style-name="P1" draw:layer="layout" svg:width="2.5cm" svg:height="1.5cm" svg:x="25.39cm" svg:y="13.21cm">
          <text:p/>
          <draw:enhanced-geometry svg:viewBox="0 0 21600 21600" draw:mirror-horizontal="false" draw:mirror-vertical="false" draw:type="rectangle" draw:enhanced-path="M 0 0 L 21600 0 21600 21600 0 21600 0 0 Z N"/>
        </draw:custom-shape>
        <draw:frame draw:style-name="gr2" draw:text-style-name="P1" draw:layer="layout" svg:width="2.64cm" svg:height="2.64cm" svg:x="25.25cm" svg:y="12.5cm">
          <draw:image xlink:href="Pictures/10000201000000C8000000C893510A32.png" xlink:type="simple" xlink:show="embed" xlink:actuate="onLoad">
            <text:p/>
          </draw:image>
        </draw:frame>
        <draw:frame draw:style-name="gr196" draw:text-style-name="P4" draw:layer="layout" svg:width="3cm" svg:height="1.199cm" svg:x="25.25cm" svg:y="14.051cm">
          <draw:text-box>
            <text:p>CHMonitor1</text:p>
          </draw:text-box>
        </draw:frame>
        <draw:frame draw:style-name="gr171" draw:text-style-name="P7" draw:layer="layout" svg:width="2.018cm" svg:height="0.569cm" svg:x="25.632cm" svg:y="14.681cm">
          <draw:text-box>
            <text:p><text:span text:style-name="T2">PoE-Splitter</text:span></text:p>
          </draw:text-box>
        </draw:frame>
        <draw:g draw:name="video-display 1_1">
          <draw:custom-shape draw:style-name="gr197" draw:text-style-name="P3" draw:layer="layout" svg:width="1.313cm" svg:height="0.918cm" svg:x="29.5cm" svg:y="13.449cm">
            <text:p/>
            <draw:enhanced-geometry svg:viewBox="0 0 21600 21600" draw:mirror-horizontal="false" draw:mirror-vertical="false" draw:type="rectangle" draw:enhanced-path="M 0 0 L 21600 0 21600 21600 0 21600 0 0 Z N"/>
          </draw:custom-shape>
          <draw:rect draw:style-name="gr198" draw:text-style-name="P3" draw:layer="layout" svg:width="1.051cm" svg:height="0.657cm" svg:x="29.631cm" svg:y="13.58cm">
            <text:p/>
          </draw:rect>
          <draw:custom-shape draw:style-name="gr199" draw:text-style-name="P3" draw:layer="layout" svg:width="0.263cm" svg:height="0.132cm" svg:x="30.025cm" svg:y="14.367cm">
            <text:p/>
            <draw:enhanced-geometry svg:viewBox="0 0 21600 21600" draw:mirror-horizontal="false" draw:mirror-vertical="false" draw:type="rectangle" draw:enhanced-path="M 0 0 L 21600 0 21600 21600 0 21600 0 0 Z N"/>
          </draw:custom-shape>
          <draw:custom-shape draw:style-name="gr200" draw:text-style-name="P3" draw:layer="layout" svg:width="0.524cm" svg:height="0.001cm" svg:x="29.894cm" svg:y="14.499cm">
            <text:p/>
            <draw:enhanced-geometry svg:viewBox="0 0 21600 21600" draw:mirror-horizontal="false" draw:mirror-vertical="false" draw:type="rectangle" draw:enhanced-path="M 0 0 L 21600 0 21600 21600 0 21600 0 0 Z N"/>
          </draw:custom-shape>
        </draw:g>
        <draw:frame draw:style-name="gr176" draw:text-style-name="P7" draw:layer="layout" svg:width="1.25cm" svg:height="0.569cm" svg:x="27.85cm" svg:y="13.531cm">
          <draw:text-box>
            <text:p><text:span text:style-name="T2">HDMI</text:span></text:p>
          </draw:text-box>
        </draw:frame>
        <draw:frame draw:style-name="gr178" draw:text-style-name="P7" draw:layer="layout" svg:width="1.29cm" svg:height="0.569cm" svg:x="20cm" svg:y="10.75cm">
          <draw:text-box>
            <text:p><text:span text:style-name="T2">Trunk</text:span></text:p>
          </draw:text-box>
        </draw:frame>
        <draw:custom-shape draw:style-name="gr98" draw:text-style-name="P1" draw:layer="layout" svg:width="3.5cm" svg:height="1.625cm" svg:x="22.89cm" svg:y="15.9cm">
          <text:p/>
          <draw:enhanced-geometry svg:viewBox="0 0 21600 21600" draw:mirror-horizontal="false" draw:mirror-vertical="false" draw:type="rectangle" draw:enhanced-path="M 0 0 L 21600 0 21600 21600 0 21600 0 0 Z N"/>
        </draw:custom-shape>
        <draw:frame draw:style-name="gr99" draw:text-style-name="P4" draw:layer="layout" svg:width="3.94cm" svg:height="0.725cm" svg:x="22.7cm" svg:y="16.9cm">
          <draw:text-box>
            <text:p>switch-hp-4-4-port </text:p>
          </draw:text-box>
        </draw:frame>
        <draw:g draw:name="switch 2">
          <draw:custom-shape draw:style-name="gr201" draw:text-style-name="P3" draw:layer="layout" svg:width="1.75cm" svg:height="0.729cm" svg:x="23.89cm" svg:y="16.025cm">
            <text:p/>
            <draw:enhanced-geometry svg:viewBox="0 0 21600 21600" draw:mirror-horizontal="false" draw:mirror-vertical="false" draw:type="rectangle" draw:enhanced-path="M 0 0 L 21600 0 21600 21600 0 21600 0 0 Z N"/>
          </draw:custom-shape>
          <draw:custom-shape draw:style-name="gr202" draw:text-style-name="P3" draw:layer="layout" svg:width="1.604cm" svg:height="0.073cm" svg:x="23.963cm" svg:y="16.827cm">
            <text:p/>
            <draw:enhanced-geometry svg:viewBox="0 0 21600 21600" draw:mirror-horizontal="false" draw:mirror-vertical="false" draw:type="rectangle" draw:enhanced-path="M 0 0 L 21600 0 21600 21600 0 21600 0 0 Z N"/>
          </draw:custom-shape>
          <draw:custom-shape draw:style-name="gr203" draw:text-style-name="P3" draw:layer="layout" svg:width="0.437cm" svg:height="0.437cm" svg:x="25.13cm" svg:y="16.171cm">
            <text:p/>
            <draw:enhanced-geometry svg:viewBox="0 0 21600 21600" draw:mirror-horizontal="false" draw:mirror-vertical="false" draw:type="rectangle" draw:enhanced-path="M 0 0 L 21600 0 21600 21600 0 21600 0 0 Z N"/>
          </draw:custom-shape>
          <draw:polyline draw:style-name="gr204" draw:text-style-name="P3" draw:layer="layout" svg:width="0.349cm" svg:height="0.232cm" svg:x="25.173cm" svg:y="16.258cm" svg:viewBox="0 0 350 233" draw:points="0,233 98,233 261,0 350,0">
            <text:p/>
          </draw:polyline>
          <draw:polyline draw:style-name="gr205" draw:text-style-name="P3" draw:layer="layout" svg:width="0.349cm" svg:height="0.232cm" svg:x="25.173cm" svg:y="16.258cm" svg:viewBox="0 0 350 233" draw:points="350,233 252,233 89,0 0,0">
            <text:p/>
          </draw:polyline>
          <draw:polygon draw:style-name="gr206" draw:text-style-name="P3" draw:layer="layout" svg:width="0.218cm" svg:height="0.189cm" svg:x="23.963cm" svg:y="16.434cm" svg:viewBox="0 0 219 190" draw:points="0,146 0,0 219,0 219,146 146,146 146,189 73,190 73,146">
            <text:p/>
          </draw:polygon>
          <draw:polygon draw:style-name="gr207" draw:text-style-name="P3" draw:layer="layout" svg:width="0.218cm" svg:height="0.189cm" svg:x="24.547cm" svg:y="16.435cm" svg:viewBox="0 0 219 190" draw:points="0,146 0,0 219,0 219,146 146,146 146,189 73,190 73,146">
            <text:p/>
          </draw:polygon>
          <draw:polygon draw:style-name="gr208" draw:text-style-name="P3" draw:layer="layout" svg:width="0.218cm" svg:height="0.189cm" svg:x="24.256cm" svg:y="16.435cm" svg:viewBox="0 0 219 190" draw:points="0,146 0,0 219,0 219,146 146,146 146,189 73,190 73,146">
            <text:p/>
          </draw:polygon>
          <draw:polygon draw:style-name="gr209" draw:text-style-name="P3" draw:layer="layout" svg:width="0.218cm" svg:height="0.189cm" svg:x="24.84cm" svg:y="16.436cm" svg:viewBox="0 0 219 190" draw:points="0,146 0,0 219,0 219,146 146,146 146,189 73,190 73,146">
            <text:p/>
          </draw:polygon>
          <draw:polygon draw:style-name="gr210" draw:text-style-name="P3" draw:layer="layout" svg:width="0.218cm" svg:height="0.189cm" svg:x="23.963cm" svg:y="16.173cm" svg:viewBox="0 0 219 190" draw:points="0,146 0,0 219,0 219,146 146,146 146,189 73,190 73,146">
            <text:p/>
          </draw:polygon>
          <draw:polygon draw:style-name="gr211" draw:text-style-name="P3" draw:layer="layout" svg:width="0.218cm" svg:height="0.189cm" svg:x="24.547cm" svg:y="16.174cm" svg:viewBox="0 0 219 190" draw:points="0,146 0,0 219,0 219,146 146,146 146,189 73,190 73,146">
            <text:p/>
          </draw:polygon>
          <draw:polygon draw:style-name="gr212" draw:text-style-name="P3" draw:layer="layout" svg:width="0.218cm" svg:height="0.189cm" svg:x="24.256cm" svg:y="16.174cm" svg:viewBox="0 0 219 190" draw:points="0,146 0,0 219,0 219,146 146,146 146,189 73,190 73,146">
            <text:p/>
          </draw:polygon>
          <draw:polygon draw:style-name="gr213" draw:text-style-name="P3" draw:layer="layout" svg:width="0.218cm" svg:height="0.189cm" svg:x="24.84cm" svg:y="16.175cm" svg:viewBox="0 0 219 190" draw:points="0,146 0,0 219,0 219,146 146,146 146,189 73,190 73,146">
            <text:p/>
          </draw:polygon>
        </draw:g>
        <draw:frame draw:style-name="gr178" draw:text-style-name="P7" draw:layer="layout" svg:width="1.29cm" svg:height="0.569cm" svg:x="24.11cm" svg:y="12.85cm">
          <draw:text-box>
            <text:p><text:span text:style-name="T2">Trunk</text:span></text:p>
          </draw:text-box>
        </draw:frame>
        <draw:frame draw:style-name="gr178" draw:text-style-name="P7" draw:layer="layout" svg:width="1.04cm" svg:height="0.569cm" svg:x="30.351cm" svg:y="9.905cm">
          <draw:text-box>
            <text:p><text:span text:style-name="T2">PoE</text:span></text:p>
          </draw:text-box>
        </draw:frame>
        <draw:frame draw:style-name="gr178" draw:text-style-name="P7" draw:layer="layout" svg:width="1.04cm" svg:height="0.569cm" svg:x="25.21cm" svg:y="9.931cm">
          <draw:text-box>
            <text:p><text:span text:style-name="T2">1</text:span></text:p>
          </draw:text-box>
        </draw:frame>
        <draw:frame draw:style-name="gr178" draw:text-style-name="P7" draw:layer="layout" svg:width="1.04cm" svg:height="0.569cm" svg:x="27.21cm" svg:y="9.931cm">
          <draw:text-box>
            <text:p><text:span text:style-name="T2">3</text:span></text:p>
          </draw:text-box>
        </draw:frame>
        <draw:frame draw:style-name="gr178" draw:text-style-name="P7" draw:layer="layout" svg:width="1.04cm" svg:height="0.569cm" svg:x="30cm" svg:y="9.931cm">
          <draw:text-box>
            <text:p><text:span text:style-name="T2">5</text:span></text:p>
          </draw:text-box>
        </draw:frame>
        <draw:frame draw:style-name="gr178" draw:text-style-name="P7" draw:layer="layout" svg:width="1.04cm" svg:height="0.569cm" svg:x="32.75cm" svg:y="9.931cm">
          <draw:text-box>
            <text:p><text:span text:style-name="T2">20</text:span></text:p>
          </draw:text-box>
        </draw:frame>
        <draw:line draw:style-name="gr214" draw:text-style-name="P1" draw:layer="layout" svg:x1="28.5cm" svg:y1="18cm" svg:x2="32.75cm" svg:y2="22.5cm">
          <text:p/>
        </draw:line>
        <draw:line draw:style-name="gr214" draw:text-style-name="P1" draw:layer="layout" svg:x1="32.75cm" svg:y1="18.5cm" svg:x2="27.75cm" svg:y2="22cm">
          <text:p/>
        </draw:line>
        <draw:line draw:style-name="gr214" draw:text-style-name="P1" draw:layer="layout" svg:x1="36.25cm" svg:y1="18.5cm" svg:x2="33.75cm" svg:y2="22.25cm">
          <text:p/>
        </draw:line>
        <draw:line draw:style-name="gr214" draw:text-style-name="P1" draw:layer="layout" svg:x1="33.75cm" svg:y1="18.5cm" svg:x2="36.25cm" svg:y2="22.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xmlns:loext="urn:org:documentfoundation:names:experimental:office:xmlns:loext:1.0" office:version="1.2">
  <office:styles>
    <draw:gradient draw:name="Ausgefüllt" draw:style="linear" draw:start-color="#ffffff" draw:end-color="#cccccc" draw:start-intensity="100%" draw:end-intensity="100%" draw:angle="30" draw:border="0%"/>
    <draw:gradient draw:name="Ausgefüllt_20_blau" draw:display-name="Ausgefüllt blau" draw:style="linear" draw:start-color="#729fcf" draw:end-color="#355269" draw:start-intensity="100%" draw:end-intensity="100%" draw:angle="30" draw:border="0%"/>
    <draw:gradient draw:name="Ausgefüllt_20_gelb" draw:display-name="Ausgefüllt gelb" draw:style="linear" draw:start-color="#ffde59" draw:end-color="#b47804" draw:start-intensity="100%" draw:end-intensity="100%" draw:angle="30" draw:border="0%"/>
    <draw:gradient draw:name="Ausgefüllt_20_grün" draw:display-name="Ausgefüllt grün" draw:style="linear" draw:start-color="#77bc65" draw:end-color="#127622" draw:start-intensity="100%" draw:end-intensity="100%" draw:angle="30" draw:border="0%"/>
    <draw:gradient draw:name="Ausgefüllt_20_rot" draw:display-name="Ausgefüllt rot" draw:style="linear" draw:start-color="#ff6d6d" draw:end-color="#c9211e" draw:start-intensity="100%" draw:end-intensity="100%" draw:angle="30" draw:border="0%"/>
    <draw:gradient draw:name="Formen" draw:style="rectangular" draw:cx="50%" draw:cy="50%" draw:start-color="#cccccc" draw:end-color="#ffffff" draw:start-intensity="100%" draw:end-intensity="100%" draw:angle="0" draw:border="0%"/>
    <draw:marker draw:name="Arrow" svg:viewBox="0 0 20 30" svg:d="m10 0-10 30h20z"/>
    <draw:marker draw:name="Arrow_20_short" draw:display-name="Arrow short" svg:viewBox="0 0 20 13" svg:d="m0 13 10-13 10 13z"/>
    <draw:marker draw:name="Linienspitzen_20_3" draw:display-name="Linienspitzen 3" svg:viewBox="0 0 20 13" svg:d="m0 13 10-13 10 13z"/>
    <draw:stroke-dash draw:name="Dash_20_Dot_20_1" draw:display-name="Dash Dot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Roboto"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loext:opacity="100%" draw:fill-gradient-name="Ausgefüllt_20_blau"/>
      <style:text-properties fo:color="#ffffff"/>
    </style:style>
    <style:style style:name="Filled_20_Green" style:display-name="Filled Green" style:family="graphic" style:parent-style-name="Filled">
      <style:graphic-properties loext:opacity="100%" draw:fill-gradient-name="Ausgefüllt_20_grü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Ausgefüllt_20_rot"/>
      <style:text-properties fo:color="#ffffff"/>
    </style:style>
    <style:style style:name="Filled_20_Yellow" style:display-name="Filled Yellow" style:family="graphic" style:parent-style-name="Filled">
      <style:graphic-properties loext:opacity="100%"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loext="urn:org:documentfoundation:names:experimental:office:xmlns:loext:1.0" office:version="1.2">
  <office:meta>
    <meta:creation-date>2023-03-05T10:54:25.790415084</meta:creation-date>
    <dc:date>2024-09-18T20:42:15.54</dc:date>
    <meta:editing-duration>PT04H17M53S</meta:editing-duration>
    <meta:editing-cycles>29</meta:editing-cycles>
    <meta:generator>OpenOffice.org/3.0$Win32 OpenOffice.org_project/300m15$Build-9379</meta:generator>
    <dc:creator>Michael Budnick</dc:creator>
    <meta:document-statistic meta:object-count="585"/>
    <meta:user-defined meta:name="Info 1"/>
    <meta:user-defined meta:name="Info 2"/>
    <meta:user-defined meta:name="Info 3"/>
    <meta:user-defined meta:name="Info 4"/>
  </office:meta>
</office:document-meta>
</file>